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50%" style:writing-mode="lr-tb"/>
    </style:style>
    <style:style style:name="T1_1" style:family="text">
      <style:text-properties fo:font-size="60pt" style:font-size-asian="60pt" style:font-size-complex="60pt"/>
    </style:style>
    <style:style style:name="T1_2" style:family="text">
      <style:text-properties fo:font-size="60pt" style:font-size-asian="60pt" style:font-size-complex="60pt"/>
    </style:style>
    <style:style style:name="T1_3" style:family="text">
      <style:text-properties fo:font-size="60pt" style:font-size-asian="60pt" style:font-size-complex="60pt"/>
    </style:style>
    <style:style style:name="P2" style:family="paragraph" style:parent-style-name="Title">
      <style:paragraph-properties fo:text-align="center" fo:break-before="auto" fo:line-height="15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text-align="right" fo:break-before="auto" fo:line-height="150%" style:writing-mode="lr-tb"/>
    </style:style>
    <style:style style:name="T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right" fo:break-before="auto" fo:text-indent="1.27cm" fo:line-height="150%" fo:margin-left="1.27cm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right" fo:break-before="auto" fo:line-height="150%" style:writing-mode="lr-tb"/>
    </style:style>
    <style:style style:name="T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T5_5" style:family="text">
      <style:text-properties fo:font-style="italic" style:font-style-asian="italic" style:font-style-complex="italic"/>
    </style:style>
    <style:style style:name="T5_6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right" fo:break-before="auto" fo:text-indent="1.27cm" fo:line-height="150%" fo:margin-left="0cm" style:writing-mode="lr-tb"/>
    </style:style>
    <style:style style:name="T6_1" style:family="text">
      <style:text-properties fo:font-style="italic" style:font-style-asian="italic" style:font-style-complex="italic"/>
    </style:style>
    <style:style style:name="T6_2" style:family="text">
      <style:text-properties fo:font-style="italic" style:font-style-asian="italic" style:font-style-complex="italic"/>
    </style:style>
    <style:style style:name="T6_3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right" fo:break-before="auto" fo:line-height="150%" style:writing-mode="lr-tb"/>
    </style:style>
    <style:style style:name="T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" style:family="text">
      <style:text-properties fo:font-style="italic" style:font-style-asian="italic" style:font-style-complex="italic"/>
    </style:style>
    <style:style style:name="T7_4" style:family="text">
      <style:text-properties fo:font-style="italic" style:font-style-asian="italic" style:font-style-complex="italic"/>
    </style:style>
    <style:style style:name="T7_5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right" fo:break-before="auto" fo:text-indent="1.27cm" fo:line-height="150%" fo:margin-left="0cm" style:writing-mode="lr-tb"/>
    </style:style>
    <style:style style:name="T8_1" style:family="text">
      <style:text-properties fo:font-style="italic" style:font-style-asian="italic" style:font-style-complex="italic"/>
    </style:style>
    <style:style style:name="T8_2" style:family="text">
      <style:text-properties fo:font-style="italic" style:font-style-asian="italic" style:font-style-complex="italic"/>
    </style:style>
    <style:style style:name="T8_3" style:family="text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right" fo:break-before="auto" fo:text-indent="1.27cm" fo:line-height="150%" fo:margin-left="0cm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>
      <style:text-properties fo:font-style="italic" style:font-style-asian="italic" style:font-style-complex="italic"/>
    </style:style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right" fo:break-before="auto" fo:line-height="150%" style:writing-mode="lr-tb"/>
    </style:style>
    <style:style style:name="T1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50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50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50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50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50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50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50%" fo:margin-left="0.635cm" style:writing-mode="lr-tb"/>
    </style:style>
    <style:style style:name="T18_1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50%" fo:margin-left="0.63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text-align="center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text-align="center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Heading_20_1">
      <style:paragraph-properties fo:text-align="center" fo:break-before="page" fo:line-height="150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text-align="justify" fo:break-before="auto" fo:text-indent="1.27cm" fo:line-height="150%" style:writing-mode="lr-tb"/>
    </style:style>
    <style:style style:name="T24_1" style:family="text"/>
    <style:style style:name="T24_2" style:family="text"/>
    <style:style style:name="T24_3" style:family="text">
      <style:text-properties style:font-name="Trebuchet MS" style:font-name-asian="Trebuchet MS" style:font-name-complex="Trebuchet MS"/>
    </style:style>
    <style:style style:name="T24_4" style:family="text">
      <style:text-properties style:font-name="Trebuchet MS" style:font-name-asian="Trebuchet MS" style:font-name-complex="Trebuchet MS"/>
    </style:style>
    <style:style style:name="T24_5" style:family="text">
      <style:text-properties style:font-name="Trebuchet MS" style:font-name-asian="Trebuchet MS" style:font-name-complex="Trebuchet MS"/>
    </style:style>
    <style:style style:name="T24_6" style:family="text">
      <style:text-properties style:font-name="Trebuchet MS" style:font-name-asian="Trebuchet MS" style:font-name-complex="Trebuchet MS"/>
    </style:style>
    <style:style style:name="T24_7" style:family="text">
      <style:text-properties style:font-name="Trebuchet MS" style:font-name-asian="Trebuchet MS" style:font-name-complex="Trebuchet MS"/>
    </style:style>
    <style:style style:name="T24_8" style:family="text">
      <style:text-properties style:font-name="Trebuchet MS" style:font-name-asian="Trebuchet MS" style:font-name-complex="Trebuchet MS"/>
    </style:style>
    <style:style style:name="T24_9" style:family="text">
      <style:text-properties style:font-name="Trebuchet MS" style:font-name-asian="Trebuchet MS" style:font-name-complex="Trebuchet MS"/>
    </style:style>
    <style:style style:name="T24_10" style:family="text">
      <style:text-properties style:font-name="Trebuchet MS" style:font-name-asian="Trebuchet MS" style:font-name-complex="Trebuchet MS"/>
    </style:style>
    <style:style style:name="T24_11" style:family="text">
      <style:text-properties style:font-name="Trebuchet MS" style:font-name-asian="Trebuchet MS" style:font-name-complex="Trebuchet MS"/>
    </style:style>
    <style:style style:name="T24_12" style:family="text">
      <style:text-properties style:font-name="Trebuchet MS" style:font-name-asian="Trebuchet MS" style:font-name-complex="Trebuchet MS"/>
    </style:style>
    <style:style style:name="T24_13" style:family="text">
      <style:text-properties style:font-name="Trebuchet MS" style:font-name-asian="Trebuchet MS" style:font-name-complex="Trebuchet MS"/>
    </style:style>
    <style:style style:name="T24_14" style:family="text">
      <style:text-properties style:font-name="Trebuchet MS" style:font-name-asian="Trebuchet MS" style:font-name-complex="Trebuchet MS"/>
    </style:style>
    <style:style style:name="T24_15" style:family="text">
      <style:text-properties style:font-name="Trebuchet MS" style:font-name-asian="Trebuchet MS" style:font-name-complex="Trebuchet MS"/>
    </style:style>
    <style:style style:name="T24_16" style:family="text">
      <style:text-properties style:font-name="Trebuchet MS" style:font-name-asian="Trebuchet MS" style:font-name-complex="Trebuchet MS"/>
    </style:style>
    <style:style style:name="T24_17" style:family="text">
      <style:text-properties style:font-name="Trebuchet MS" style:font-name-asian="Trebuchet MS" style:font-name-complex="Trebuchet MS"/>
    </style:style>
    <style:style style:name="T24_18" style:family="text">
      <style:text-properties style:font-name="Trebuchet MS" style:font-name-asian="Trebuchet MS" style:font-name-complex="Trebuchet MS"/>
    </style:style>
    <style:style style:name="T24_19" style:family="text">
      <style:text-properties style:font-name="Trebuchet MS" style:font-name-asian="Trebuchet MS" style:font-name-complex="Trebuchet MS"/>
    </style:style>
    <style:style style:name="T24_20" style:family="text">
      <style:text-properties style:font-name="Trebuchet MS" style:font-name-asian="Trebuchet MS" style:font-name-complex="Trebuchet MS"/>
    </style:style>
    <style:style style:name="T24_21" style:family="text">
      <style:text-properties style:font-name="Trebuchet MS" style:font-name-asian="Trebuchet MS" style:font-name-complex="Trebuchet MS"/>
    </style:style>
    <style:style style:name="T24_22" style:family="text">
      <style:text-properties style:font-name="Trebuchet MS" style:font-name-asian="Trebuchet MS" style:font-name-complex="Trebuchet MS"/>
    </style:style>
    <style:style style:name="T24_23" style:family="text">
      <style:text-properties style:font-name="Trebuchet MS" style:font-name-asian="Trebuchet MS" style:font-name-complex="Trebuchet MS"/>
    </style:style>
    <style:style style:name="T24_24" style:family="text">
      <style:text-properties style:font-name="Trebuchet MS" style:font-name-asian="Trebuchet MS" style:font-name-complex="Trebuchet MS"/>
    </style:style>
    <style:style style:name="T24_25" style:family="text">
      <style:text-properties style:font-name="Trebuchet MS" style:font-name-asian="Trebuchet MS" style:font-name-complex="Trebuchet MS"/>
    </style:style>
    <style:style style:name="T24_26" style:family="text">
      <style:text-properties style:font-name="Trebuchet MS" style:font-name-asian="Trebuchet MS" style:font-name-complex="Trebuchet MS"/>
    </style:style>
    <style:style style:name="T24_27" style:family="text">
      <style:text-properties style:font-name="Trebuchet MS" style:font-name-asian="Trebuchet MS" style:font-name-complex="Trebuchet MS"/>
    </style:style>
    <style:style style:name="T24_28" style:family="text">
      <style:text-properties style:font-name="Trebuchet MS" style:font-name-asian="Trebuchet MS" style:font-name-complex="Trebuchet MS"/>
    </style:style>
    <style:style style:name="T24_29" style:family="text">
      <style:text-properties style:font-name="Trebuchet MS" style:font-name-asian="Trebuchet MS" style:font-name-complex="Trebuchet MS"/>
    </style:style>
    <style:style style:name="T24_30" style:family="text">
      <style:text-properties style:font-name="Trebuchet MS" style:font-name-asian="Trebuchet MS" style:font-name-complex="Trebuchet MS"/>
    </style:style>
    <style:style style:name="P25" style:family="paragraph" style:parent-style-name="Standard">
      <style:paragraph-properties fo:text-align="justify" fo:break-before="auto" fo:text-indent="1.27cm" fo:line-height="150%" style:writing-mode="lr-tb"/>
    </style:style>
    <style:style style:name="T25_1" style:family="text">
      <style:text-properties style:font-name="Trebuchet MS" style:font-name-asian="Trebuchet MS" style:font-name-complex="Trebuchet MS"/>
    </style:style>
    <style:style style:name="T25_2" style:family="text">
      <style:text-properties style:font-name="Trebuchet MS" style:font-name-asian="Trebuchet MS" style:font-name-complex="Trebuchet MS"/>
    </style:style>
    <style:style style:name="T25_3" style:family="text">
      <style:text-properties style:font-name="Trebuchet MS" style:font-name-asian="Trebuchet MS" style:font-name-complex="Trebuchet MS"/>
    </style:style>
    <style:style style:name="T25_4" style:family="text">
      <style:text-properties style:font-name="Trebuchet MS" style:font-name-asian="Trebuchet MS" style:font-name-complex="Trebuchet MS"/>
    </style:style>
    <style:style style:name="T25_5" style:family="text">
      <style:text-properties style:font-name="Trebuchet MS" style:font-name-asian="Trebuchet MS" style:font-name-complex="Trebuchet MS"/>
    </style:style>
    <style:style style:name="T25_6" style:family="text">
      <style:text-properties style:font-name="Trebuchet MS" style:font-name-asian="Trebuchet MS" style:font-name-complex="Trebuchet MS"/>
    </style:style>
    <style:style style:name="T25_7" style:family="text">
      <style:text-properties style:font-name="Trebuchet MS" style:font-name-asian="Trebuchet MS" style:font-name-complex="Trebuchet MS"/>
    </style:style>
    <style:style style:name="T25_8" style:family="text">
      <style:text-properties style:font-name="Trebuchet MS" style:font-name-asian="Trebuchet MS" style:font-name-complex="Trebuchet MS"/>
    </style:style>
    <style:style style:name="T25_9" style:family="text">
      <style:text-properties style:font-name="Trebuchet MS" style:font-name-asian="Trebuchet MS" style:font-name-complex="Trebuchet MS"/>
    </style:style>
    <style:style style:name="T25_10" style:family="text">
      <style:text-properties style:font-name="Trebuchet MS" style:font-name-asian="Trebuchet MS" style:font-name-complex="Trebuchet MS"/>
    </style:style>
    <style:style style:name="T25_11" style:family="text">
      <style:text-properties style:font-name="Trebuchet MS" style:font-name-asian="Trebuchet MS" style:font-name-complex="Trebuchet MS"/>
    </style:style>
    <style:style style:name="T25_12" style:family="text">
      <style:text-properties style:font-name="Trebuchet MS" style:font-name-asian="Trebuchet MS" style:font-name-complex="Trebuchet MS"/>
    </style:style>
    <style:style style:name="T25_13" style:family="text">
      <style:text-properties style:font-name="Trebuchet MS" style:font-name-asian="Trebuchet MS" style:font-name-complex="Trebuchet MS"/>
    </style:style>
    <style:style style:name="T25_14" style:family="text">
      <style:text-properties style:font-name="Trebuchet MS" style:font-name-asian="Trebuchet MS" style:font-name-complex="Trebuchet MS"/>
    </style:style>
    <style:style style:name="T25_15" style:family="text">
      <style:text-properties style:font-name="Trebuchet MS" style:font-name-asian="Trebuchet MS" style:font-name-complex="Trebuchet MS"/>
    </style:style>
    <style:style style:name="T25_16" style:family="text">
      <style:text-properties style:font-name="Trebuchet MS" style:font-name-asian="Trebuchet MS" style:font-name-complex="Trebuchet MS"/>
    </style:style>
    <style:style style:name="T25_17" style:family="text">
      <style:text-properties style:font-name="Trebuchet MS" style:font-name-asian="Trebuchet MS" style:font-name-complex="Trebuchet MS"/>
    </style:style>
    <style:style style:name="T25_18" style:family="text">
      <style:text-properties style:font-name="Trebuchet MS" style:font-name-asian="Trebuchet MS" style:font-name-complex="Trebuchet MS"/>
    </style:style>
    <style:style style:name="T25_19" style:family="text">
      <style:text-properties style:font-name="Trebuchet MS" style:font-name-asian="Trebuchet MS" style:font-name-complex="Trebuchet MS"/>
    </style:style>
    <style:style style:name="T25_20" style:family="text">
      <style:text-properties style:font-name="Trebuchet MS" style:font-name-asian="Trebuchet MS" style:font-name-complex="Trebuchet MS"/>
    </style:style>
    <style:style style:name="T25_21" style:family="text">
      <style:text-properties style:font-name="Trebuchet MS" style:font-name-asian="Trebuchet MS" style:font-name-complex="Trebuchet MS"/>
    </style:style>
    <style:style style:name="T25_22" style:family="text">
      <style:text-properties style:font-name="Trebuchet MS" style:font-name-asian="Trebuchet MS" style:font-name-complex="Trebuchet MS"/>
    </style:style>
    <style:style style:name="T25_23" style:family="text">
      <style:text-properties style:font-name="Trebuchet MS" style:font-name-asian="Trebuchet MS" style:font-name-complex="Trebuchet MS"/>
    </style:style>
    <style:style style:name="T25_24" style:family="text">
      <style:text-properties style:font-name="Trebuchet MS" style:font-name-asian="Trebuchet MS" style:font-name-complex="Trebuchet MS"/>
    </style:style>
    <style:style style:name="T25_25" style:family="text">
      <style:text-properties style:font-name="Trebuchet MS" style:font-name-asian="Trebuchet MS" style:font-name-complex="Trebuchet MS"/>
    </style:style>
    <style:style style:name="T25_26" style:family="text">
      <style:text-properties style:font-name="Trebuchet MS" style:font-name-asian="Trebuchet MS" style:font-name-complex="Trebuchet MS"/>
    </style:style>
    <style:style style:name="T25_27" style:family="text">
      <style:text-properties style:font-name="Trebuchet MS" style:font-name-asian="Trebuchet MS" style:font-name-complex="Trebuchet MS"/>
    </style:style>
    <style:style style:name="T25_28" style:family="text">
      <style:text-properties style:font-name="Trebuchet MS" style:font-name-asian="Trebuchet MS" style:font-name-complex="Trebuchet MS"/>
    </style:style>
    <style:style style:name="T25_29" style:family="text">
      <style:text-properties style:font-name="Trebuchet MS" style:font-name-asian="Trebuchet MS" style:font-name-complex="Trebuchet MS"/>
    </style:style>
    <style:style style:name="T25_30" style:family="text">
      <style:text-properties style:font-name="Trebuchet MS" style:font-name-asian="Trebuchet MS" style:font-name-complex="Trebuchet MS"/>
    </style:style>
    <style:style style:name="T25_31" style:family="text">
      <style:text-properties style:font-name="Trebuchet MS" style:font-name-asian="Trebuchet MS" style:font-name-complex="Trebuchet MS"/>
    </style:style>
    <style:style style:name="T25_32" style:family="text">
      <style:text-properties style:font-name="Trebuchet MS" style:font-name-asian="Trebuchet MS" style:font-name-complex="Trebuchet MS"/>
    </style:style>
    <style:style style:name="T25_33" style:family="text">
      <style:text-properties style:font-name="Trebuchet MS" style:font-name-asian="Trebuchet MS" style:font-name-complex="Trebuchet MS"/>
    </style:style>
    <style:style style:name="T25_34" style:family="text">
      <style:text-properties style:font-name="Trebuchet MS" style:font-name-asian="Trebuchet MS" style:font-name-complex="Trebuchet MS"/>
    </style:style>
    <style:style style:name="T25_35" style:family="text">
      <style:text-properties style:font-name="Trebuchet MS" style:font-name-asian="Trebuchet MS" style:font-name-complex="Trebuchet MS"/>
    </style:style>
    <style:style style:name="T25_36" style:family="text">
      <style:text-properties style:font-name="Trebuchet MS" style:font-name-asian="Trebuchet MS" style:font-name-complex="Trebuchet MS"/>
    </style:style>
    <style:style style:name="T25_37" style:family="text">
      <style:text-properties style:font-name="Trebuchet MS" style:font-name-asian="Trebuchet MS" style:font-name-complex="Trebuchet MS"/>
    </style:style>
    <style:style style:name="T25_38" style:family="text">
      <style:text-properties style:font-name="Trebuchet MS" style:font-name-asian="Trebuchet MS" style:font-name-complex="Trebuchet MS"/>
    </style:style>
    <style:style style:name="T25_39" style:family="text">
      <style:text-properties style:font-name="Trebuchet MS" style:font-name-asian="Trebuchet MS" style:font-name-complex="Trebuchet MS"/>
    </style:style>
    <style:style style:name="T25_40" style:family="text">
      <style:text-properties style:font-name="Trebuchet MS" style:font-name-asian="Trebuchet MS" style:font-name-complex="Trebuchet MS"/>
    </style:style>
    <style:style style:name="T25_41" style:family="text">
      <style:text-properties style:font-name="Trebuchet MS" style:font-name-asian="Trebuchet MS" style:font-name-complex="Trebuchet MS"/>
    </style:style>
    <style:style style:name="T25_42" style:family="text">
      <style:text-properties style:font-name="Trebuchet MS" style:font-name-asian="Trebuchet MS" style:font-name-complex="Trebuchet MS"/>
    </style:style>
    <style:style style:name="T25_43" style:family="text">
      <style:text-properties style:font-name="Trebuchet MS" style:font-name-asian="Trebuchet MS" style:font-name-complex="Trebuchet MS"/>
    </style:style>
    <style:style style:name="T25_44" style:family="text">
      <style:text-properties style:font-name="Trebuchet MS" style:font-name-asian="Trebuchet MS" style:font-name-complex="Trebuchet MS"/>
    </style:style>
    <style:style style:name="T25_45" style:family="text">
      <style:text-properties style:font-name="Trebuchet MS" style:font-name-asian="Trebuchet MS" style:font-name-complex="Trebuchet MS"/>
    </style:style>
    <style:style style:name="T25_46" style:family="text">
      <style:text-properties style:font-name="Trebuchet MS" style:font-name-asian="Trebuchet MS" style:font-name-complex="Trebuchet MS"/>
    </style:style>
    <style:style style:name="T25_47" style:family="text">
      <style:text-properties style:font-name="Trebuchet MS" style:font-name-asian="Trebuchet MS" style:font-name-complex="Trebuchet MS"/>
    </style:style>
    <style:style style:name="T25_48" style:family="text">
      <style:text-properties style:font-name="Trebuchet MS" style:font-name-asian="Trebuchet MS" style:font-name-complex="Trebuchet MS"/>
    </style:style>
    <style:style style:name="T25_49" style:family="text">
      <style:text-properties style:font-name="Trebuchet MS" style:font-name-asian="Trebuchet MS" style:font-name-complex="Trebuchet MS"/>
    </style:style>
    <style:style style:name="T25_50" style:family="text">
      <style:text-properties style:font-name="Trebuchet MS" style:font-name-asian="Trebuchet MS" style:font-name-complex="Trebuchet MS"/>
    </style:style>
    <style:style style:name="T25_51" style:family="text">
      <style:text-properties style:font-name="Trebuchet MS" style:font-name-asian="Trebuchet MS" style:font-name-complex="Trebuchet MS"/>
    </style:style>
    <style:style style:name="T25_52" style:family="text">
      <style:text-properties style:font-name="Trebuchet MS" style:font-name-asian="Trebuchet MS" style:font-name-complex="Trebuchet MS"/>
    </style:style>
    <style:style style:name="T25_53" style:family="text">
      <style:text-properties style:font-name="Trebuchet MS" style:font-name-asian="Trebuchet MS" style:font-name-complex="Trebuchet MS"/>
    </style:style>
    <style:style style:name="T25_54" style:family="text">
      <style:text-properties style:font-name="Trebuchet MS" style:font-name-asian="Trebuchet MS" style:font-name-complex="Trebuchet MS"/>
    </style:style>
    <style:style style:name="T25_55" style:family="text">
      <style:text-properties style:font-name="Trebuchet MS" style:font-name-asian="Trebuchet MS" style:font-name-complex="Trebuchet MS"/>
    </style:style>
    <style:style style:name="T25_56" style:family="text">
      <style:text-properties style:font-name="Trebuchet MS" style:font-name-asian="Trebuchet MS" style:font-name-complex="Trebuchet MS"/>
    </style:style>
    <style:style style:name="T25_57" style:family="text">
      <style:text-properties style:font-name="Trebuchet MS" style:font-name-asian="Trebuchet MS" style:font-name-complex="Trebuchet MS"/>
    </style:style>
    <style:style style:name="T25_58" style:family="text">
      <style:text-properties style:font-name="Trebuchet MS" style:font-name-asian="Trebuchet MS" style:font-name-complex="Trebuchet MS"/>
    </style:style>
    <style:style style:name="T25_59" style:family="text">
      <style:text-properties style:font-name="Trebuchet MS" style:font-name-asian="Trebuchet MS" style:font-name-complex="Trebuchet MS"/>
    </style:style>
    <style:style style:name="T25_60" style:family="text">
      <style:text-properties style:font-name="Trebuchet MS" style:font-name-asian="Trebuchet MS" style:font-name-complex="Trebuchet MS"/>
    </style:style>
    <style:style style:name="T25_61" style:family="text">
      <style:text-properties style:font-name="Trebuchet MS" style:font-name-asian="Trebuchet MS" style:font-name-complex="Trebuchet MS"/>
    </style:style>
    <style:style style:name="T25_62" style:family="text">
      <style:text-properties style:font-name="Trebuchet MS" style:font-name-asian="Trebuchet MS" style:font-name-complex="Trebuchet MS"/>
    </style:style>
    <style:style style:name="T25_63" style:family="text">
      <style:text-properties style:font-name="Trebuchet MS" style:font-name-asian="Trebuchet MS" style:font-name-complex="Trebuchet MS"/>
    </style:style>
    <style:style style:name="T25_64" style:family="text">
      <style:text-properties style:font-name="Trebuchet MS" style:font-name-asian="Trebuchet MS" style:font-name-complex="Trebuchet MS"/>
    </style:style>
    <style:style style:name="T25_65" style:family="text">
      <style:text-properties style:font-name="Trebuchet MS" style:font-name-asian="Trebuchet MS" style:font-name-complex="Trebuchet MS"/>
    </style:style>
    <style:style style:name="T25_66" style:family="text">
      <style:text-properties style:font-name="Trebuchet MS" style:font-name-asian="Trebuchet MS" style:font-name-complex="Trebuchet MS"/>
    </style:style>
    <style:style style:name="T25_67" style:family="text">
      <style:text-properties style:font-name="Trebuchet MS" style:font-name-asian="Trebuchet MS" style:font-name-complex="Trebuchet MS"/>
    </style:style>
    <style:style style:name="T25_68" style:family="text">
      <style:text-properties style:font-name="Trebuchet MS" style:font-name-asian="Trebuchet MS" style:font-name-complex="Trebuchet MS"/>
    </style:style>
    <style:style style:name="T25_69" style:family="text">
      <style:text-properties style:font-name="Trebuchet MS" style:font-name-asian="Trebuchet MS" style:font-name-complex="Trebuchet MS"/>
    </style:style>
    <style:style style:name="T25_70" style:family="text">
      <style:text-properties style:font-name="Trebuchet MS" style:font-name-asian="Trebuchet MS" style:font-name-complex="Trebuchet MS"/>
    </style:style>
    <style:style style:name="T25_71" style:family="text">
      <style:text-properties style:font-name="Trebuchet MS" style:font-name-asian="Trebuchet MS" style:font-name-complex="Trebuchet MS"/>
    </style:style>
    <style:style style:name="T25_72" style:family="text">
      <style:text-properties style:font-name="Trebuchet MS" style:font-name-asian="Trebuchet MS" style:font-name-complex="Trebuchet MS"/>
    </style:style>
    <style:style style:name="T25_73" style:family="text">
      <style:text-properties style:font-name="Trebuchet MS" style:font-name-asian="Trebuchet MS" style:font-name-complex="Trebuchet MS"/>
    </style:style>
    <style:style style:name="T25_74" style:family="text">
      <style:text-properties style:font-name="Trebuchet MS" style:font-name-asian="Trebuchet MS" style:font-name-complex="Trebuchet MS"/>
    </style:style>
    <style:style style:name="T25_75" style:family="text">
      <style:text-properties style:font-name="Trebuchet MS" style:font-name-asian="Trebuchet MS" style:font-name-complex="Trebuchet MS"/>
    </style:style>
    <style:style style:name="T25_76" style:family="text">
      <style:text-properties style:font-name="Trebuchet MS" style:font-name-asian="Trebuchet MS" style:font-name-complex="Trebuchet MS"/>
    </style:style>
    <style:style style:name="T25_77" style:family="text">
      <style:text-properties style:font-name="Trebuchet MS" style:font-name-asian="Trebuchet MS" style:font-name-complex="Trebuchet MS"/>
    </style:style>
    <style:style style:name="T25_78" style:family="text">
      <style:text-properties style:font-name="Trebuchet MS" style:font-name-asian="Trebuchet MS" style:font-name-complex="Trebuchet MS"/>
    </style:style>
    <style:style style:name="T25_79" style:family="text">
      <style:text-properties style:font-name="Trebuchet MS" style:font-name-asian="Trebuchet MS" style:font-name-complex="Trebuchet MS"/>
    </style:style>
    <style:style style:name="T25_80" style:family="text">
      <style:text-properties style:font-name="Trebuchet MS" style:font-name-asian="Trebuchet MS" style:font-name-complex="Trebuchet MS"/>
    </style:style>
    <style:style style:name="T25_81" style:family="text">
      <style:text-properties style:font-name="Trebuchet MS" style:font-name-asian="Trebuchet MS" style:font-name-complex="Trebuchet MS"/>
    </style:style>
    <style:style style:name="T25_82" style:family="text">
      <style:text-properties style:font-name="Trebuchet MS" style:font-name-asian="Trebuchet MS" style:font-name-complex="Trebuchet MS"/>
    </style:style>
    <style:style style:name="T25_83" style:family="text">
      <style:text-properties style:font-name="Trebuchet MS" style:font-name-asian="Trebuchet MS" style:font-name-complex="Trebuchet MS"/>
    </style:style>
    <style:style style:name="T25_84" style:family="text">
      <style:text-properties style:font-name="Trebuchet MS" style:font-name-asian="Trebuchet MS" style:font-name-complex="Trebuchet MS"/>
    </style:style>
    <style:style style:name="T25_85" style:family="text">
      <style:text-properties style:font-name="Trebuchet MS" style:font-name-asian="Trebuchet MS" style:font-name-complex="Trebuchet MS"/>
    </style:style>
    <style:style style:name="T25_86" style:family="text">
      <style:text-properties style:font-name="Trebuchet MS" style:font-name-asian="Trebuchet MS" style:font-name-complex="Trebuchet MS"/>
    </style:style>
    <style:style style:name="T25_87" style:family="text">
      <style:text-properties style:font-name="Trebuchet MS" style:font-name-asian="Trebuchet MS" style:font-name-complex="Trebuchet MS"/>
    </style:style>
    <style:style style:name="T25_88" style:family="text">
      <style:text-properties style:font-name="Trebuchet MS" style:font-name-asian="Trebuchet MS" style:font-name-complex="Trebuchet MS"/>
    </style:style>
    <style:style style:name="T25_89" style:family="text">
      <style:text-properties style:font-name="Trebuchet MS" style:font-name-asian="Trebuchet MS" style:font-name-complex="Trebuchet MS"/>
    </style:style>
    <style:style style:name="T25_90" style:family="text">
      <style:text-properties style:font-name="Trebuchet MS" style:font-name-asian="Trebuchet MS" style:font-name-complex="Trebuchet MS"/>
    </style:style>
    <style:style style:name="P26" style:family="paragraph" style:parent-style-name="Standard">
      <style:paragraph-properties fo:text-align="justify" fo:break-before="auto" fo:text-indent="1.27cm" fo:line-height="150%" style:writing-mode="lr-tb"/>
    </style:style>
    <style:style style:name="T26_1" style:family="text">
      <style:text-properties style:font-name="Trebuchet MS" style:font-name-asian="Trebuchet MS" style:font-name-complex="Trebuchet MS"/>
    </style:style>
    <style:style style:name="T26_2" style:family="text">
      <style:text-properties style:font-name="Trebuchet MS" style:font-name-asian="Trebuchet MS" style:font-name-complex="Trebuchet MS"/>
    </style:style>
    <style:style style:name="T26_3" style:family="text">
      <style:text-properties style:font-name="Trebuchet MS" style:font-name-asian="Trebuchet MS" style:font-name-complex="Trebuchet MS"/>
    </style:style>
    <style:style style:name="T26_4" style:family="text">
      <style:text-properties style:font-name="Trebuchet MS" style:font-name-asian="Trebuchet MS" style:font-name-complex="Trebuchet MS"/>
    </style:style>
    <style:style style:name="T26_5" style:family="text">
      <style:text-properties style:font-name="Trebuchet MS" style:font-name-asian="Trebuchet MS" style:font-name-complex="Trebuchet MS"/>
    </style:style>
    <style:style style:name="T26_6" style:family="text">
      <style:text-properties style:font-name="Trebuchet MS" style:font-name-asian="Trebuchet MS" style:font-name-complex="Trebuchet MS"/>
    </style:style>
    <style:style style:name="T26_7" style:family="text">
      <style:text-properties style:font-name="Trebuchet MS" style:font-name-asian="Trebuchet MS" style:font-name-complex="Trebuchet MS"/>
    </style:style>
    <style:style style:name="T26_8" style:family="text">
      <style:text-properties style:font-name="Trebuchet MS" style:font-name-asian="Trebuchet MS" style:font-name-complex="Trebuchet MS"/>
    </style:style>
    <style:style style:name="T26_9" style:family="text">
      <style:text-properties style:font-name="Trebuchet MS" style:font-name-asian="Trebuchet MS" style:font-name-complex="Trebuchet MS"/>
    </style:style>
    <style:style style:name="T26_10" style:family="text">
      <style:text-properties style:font-name="Trebuchet MS" style:font-name-asian="Trebuchet MS" style:font-name-complex="Trebuchet MS"/>
    </style:style>
    <style:style style:name="T26_11" style:family="text">
      <style:text-properties style:font-name="Trebuchet MS" style:font-name-asian="Trebuchet MS" style:font-name-complex="Trebuchet MS"/>
    </style:style>
    <style:style style:name="T26_12" style:family="text">
      <style:text-properties style:font-name="Trebuchet MS" style:font-name-asian="Trebuchet MS" style:font-name-complex="Trebuchet MS"/>
    </style:style>
    <style:style style:name="T26_13" style:family="text">
      <style:text-properties style:font-name="Trebuchet MS" style:font-name-asian="Trebuchet MS" style:font-name-complex="Trebuchet MS"/>
    </style:style>
    <style:style style:name="T26_14" style:family="text">
      <style:text-properties style:font-name="Trebuchet MS" style:font-name-asian="Trebuchet MS" style:font-name-complex="Trebuchet MS"/>
    </style:style>
    <style:style style:name="T26_15" style:family="text">
      <style:text-properties style:font-name="Trebuchet MS" style:font-name-asian="Trebuchet MS" style:font-name-complex="Trebuchet MS"/>
    </style:style>
    <style:style style:name="T26_16" style:family="text">
      <style:text-properties style:font-name="Trebuchet MS" style:font-name-asian="Trebuchet MS" style:font-name-complex="Trebuchet MS"/>
    </style:style>
    <style:style style:name="T26_17" style:family="text">
      <style:text-properties style:font-name="Trebuchet MS" style:font-name-asian="Trebuchet MS" style:font-name-complex="Trebuchet MS"/>
    </style:style>
    <style:style style:name="T26_18" style:family="text">
      <style:text-properties style:font-name="Trebuchet MS" style:font-name-asian="Trebuchet MS" style:font-name-complex="Trebuchet MS"/>
    </style:style>
    <style:style style:name="T26_19" style:family="text">
      <style:text-properties style:font-name="Trebuchet MS" style:font-name-asian="Trebuchet MS" style:font-name-complex="Trebuchet MS"/>
    </style:style>
    <style:style style:name="T26_20" style:family="text">
      <style:text-properties style:font-name="Trebuchet MS" style:font-name-asian="Trebuchet MS" style:font-name-complex="Trebuchet MS"/>
    </style:style>
    <style:style style:name="T26_21" style:family="text">
      <style:text-properties style:font-name="Trebuchet MS" style:font-name-asian="Trebuchet MS" style:font-name-complex="Trebuchet MS"/>
    </style:style>
    <style:style style:name="T26_22" style:family="text">
      <style:text-properties style:font-name="Trebuchet MS" style:font-name-asian="Trebuchet MS" style:font-name-complex="Trebuchet MS"/>
    </style:style>
    <style:style style:name="T26_23" style:family="text">
      <style:text-properties style:font-name="Trebuchet MS" style:font-name-asian="Trebuchet MS" style:font-name-complex="Trebuchet MS"/>
    </style:style>
    <style:style style:name="T26_24" style:family="text">
      <style:text-properties style:font-name="Trebuchet MS" style:font-name-asian="Trebuchet MS" style:font-name-complex="Trebuchet MS"/>
    </style:style>
    <style:style style:name="T26_25" style:family="text">
      <style:text-properties style:font-name="Trebuchet MS" style:font-name-asian="Trebuchet MS" style:font-name-complex="Trebuchet MS"/>
    </style:style>
    <style:style style:name="T26_26" style:family="text">
      <style:text-properties style:font-name="Trebuchet MS" style:font-name-asian="Trebuchet MS" style:font-name-complex="Trebuchet MS"/>
    </style:style>
    <style:style style:name="T26_27" style:family="text">
      <style:text-properties style:font-name="Trebuchet MS" style:font-name-asian="Trebuchet MS" style:font-name-complex="Trebuchet MS"/>
    </style:style>
    <style:style style:name="T26_28" style:family="text">
      <style:text-properties style:font-name="Trebuchet MS" style:font-name-asian="Trebuchet MS" style:font-name-complex="Trebuchet MS"/>
    </style:style>
    <style:style style:name="T26_29" style:family="text">
      <style:text-properties style:font-name="Trebuchet MS" style:font-name-asian="Trebuchet MS" style:font-name-complex="Trebuchet MS"/>
    </style:style>
    <style:style style:name="T26_30" style:family="text">
      <style:text-properties style:font-name="Trebuchet MS" style:font-name-asian="Trebuchet MS" style:font-name-complex="Trebuchet MS"/>
    </style:style>
    <style:style style:name="T26_31" style:family="text">
      <style:text-properties style:font-name="Trebuchet MS" style:font-name-asian="Trebuchet MS" style:font-name-complex="Trebuchet MS"/>
    </style:style>
    <style:style style:name="T26_32" style:family="text">
      <style:text-properties style:font-name="Trebuchet MS" style:font-name-asian="Trebuchet MS" style:font-name-complex="Trebuchet MS"/>
    </style:style>
    <style:style style:name="T26_33" style:family="text">
      <style:text-properties style:font-name="Trebuchet MS" style:font-name-asian="Trebuchet MS" style:font-name-complex="Trebuchet MS"/>
    </style:style>
    <style:style style:name="T26_34" style:family="text">
      <style:text-properties style:font-name="Trebuchet MS" style:font-name-asian="Trebuchet MS" style:font-name-complex="Trebuchet MS"/>
    </style:style>
    <style:style style:name="T26_35" style:family="text">
      <style:text-properties style:font-name="Trebuchet MS" style:font-name-asian="Trebuchet MS" style:font-name-complex="Trebuchet MS"/>
    </style:style>
    <style:style style:name="T26_36" style:family="text">
      <style:text-properties style:font-name="Trebuchet MS" style:font-name-asian="Trebuchet MS" style:font-name-complex="Trebuchet MS"/>
    </style:style>
    <style:style style:name="T26_37" style:family="text">
      <style:text-properties style:font-name="Trebuchet MS" style:font-name-asian="Trebuchet MS" style:font-name-complex="Trebuchet MS"/>
    </style:style>
    <style:style style:name="T26_38" style:family="text">
      <style:text-properties style:font-name="Trebuchet MS" style:font-name-asian="Trebuchet MS" style:font-name-complex="Trebuchet MS"/>
    </style:style>
    <style:style style:name="T26_39" style:family="text">
      <style:text-properties style:font-name="Trebuchet MS" style:font-name-asian="Trebuchet MS" style:font-name-complex="Trebuchet MS"/>
    </style:style>
    <style:style style:name="T26_40" style:family="text">
      <style:text-properties style:font-name="Trebuchet MS" style:font-name-asian="Trebuchet MS" style:font-name-complex="Trebuchet MS"/>
    </style:style>
    <style:style style:name="P27" style:family="paragraph" style:parent-style-name="Standard">
      <style:paragraph-properties fo:text-align="justify" fo:break-before="auto" fo:text-indent="1.27cm" fo:line-height="150%" style:writing-mode="lr-tb"/>
    </style:style>
    <style:style style:name="T27_1" style:family="text">
      <style:text-properties style:font-name="Trebuchet MS" style:font-name-asian="Trebuchet MS" style:font-name-complex="Trebuchet MS"/>
    </style:style>
    <style:style style:name="T27_2" style:family="text">
      <style:text-properties style:font-name="Trebuchet MS" style:font-name-asian="Trebuchet MS" style:font-name-complex="Trebuchet MS"/>
    </style:style>
    <style:style style:name="T27_3" style:family="text">
      <style:text-properties style:font-name="Trebuchet MS" style:font-name-asian="Trebuchet MS" style:font-name-complex="Trebuchet MS"/>
    </style:style>
    <style:style style:name="T27_4" style:family="text">
      <style:text-properties style:font-name="Trebuchet MS" style:font-name-asian="Trebuchet MS" style:font-name-complex="Trebuchet MS"/>
    </style:style>
    <style:style style:name="T27_5" style:family="text">
      <style:text-properties style:font-name="Trebuchet MS" style:font-name-asian="Trebuchet MS" style:font-name-complex="Trebuchet MS"/>
    </style:style>
    <style:style style:name="T27_6" style:family="text">
      <style:text-properties style:font-name="Trebuchet MS" style:font-name-asian="Trebuchet MS" style:font-name-complex="Trebuchet MS"/>
    </style:style>
    <style:style style:name="T27_7" style:family="text">
      <style:text-properties style:font-name="Trebuchet MS" style:font-name-asian="Trebuchet MS" style:font-name-complex="Trebuchet MS"/>
    </style:style>
    <style:style style:name="T27_8" style:family="text">
      <style:text-properties style:font-name="Trebuchet MS" style:font-name-asian="Trebuchet MS" style:font-name-complex="Trebuchet MS"/>
    </style:style>
    <style:style style:name="T27_9" style:family="text">
      <style:text-properties style:font-name="Trebuchet MS" style:font-name-asian="Trebuchet MS" style:font-name-complex="Trebuchet MS"/>
    </style:style>
    <style:style style:name="T27_10" style:family="text">
      <style:text-properties style:font-name="Trebuchet MS" style:font-name-asian="Trebuchet MS" style:font-name-complex="Trebuchet MS"/>
    </style:style>
    <style:style style:name="T27_11" style:family="text">
      <style:text-properties style:font-name="Trebuchet MS" style:font-name-asian="Trebuchet MS" style:font-name-complex="Trebuchet MS"/>
    </style:style>
    <style:style style:name="T27_12" style:family="text">
      <style:text-properties style:font-name="Trebuchet MS" style:font-name-asian="Trebuchet MS" style:font-name-complex="Trebuchet MS"/>
    </style:style>
    <style:style style:name="T27_13" style:family="text">
      <style:text-properties style:font-name="Trebuchet MS" style:font-name-asian="Trebuchet MS" style:font-name-complex="Trebuchet MS"/>
    </style:style>
    <style:style style:name="T27_14" style:family="text">
      <style:text-properties style:font-name="Trebuchet MS" style:font-name-asian="Trebuchet MS" style:font-name-complex="Trebuchet MS"/>
    </style:style>
    <style:style style:name="T27_15" style:family="text">
      <style:text-properties style:font-name="Trebuchet MS" style:font-name-asian="Trebuchet MS" style:font-name-complex="Trebuchet MS"/>
    </style:style>
    <style:style style:name="T27_16" style:family="text">
      <style:text-properties style:font-name="Trebuchet MS" style:font-name-asian="Trebuchet MS" style:font-name-complex="Trebuchet MS"/>
    </style:style>
    <style:style style:name="T27_17" style:family="text">
      <style:text-properties style:font-name="Trebuchet MS" style:font-name-asian="Trebuchet MS" style:font-name-complex="Trebuchet MS"/>
    </style:style>
    <style:style style:name="T27_18" style:family="text">
      <style:text-properties style:font-name="Trebuchet MS" style:font-name-asian="Trebuchet MS" style:font-name-complex="Trebuchet MS"/>
    </style:style>
    <style:style style:name="T27_19" style:family="text">
      <style:text-properties style:font-name="Trebuchet MS" style:font-name-asian="Trebuchet MS" style:font-name-complex="Trebuchet MS"/>
    </style:style>
    <style:style style:name="T27_20" style:family="text">
      <style:text-properties style:font-name="Trebuchet MS" style:font-name-asian="Trebuchet MS" style:font-name-complex="Trebuchet MS"/>
    </style:style>
    <style:style style:name="T27_21" style:family="text">
      <style:text-properties style:font-name="Trebuchet MS" style:font-name-asian="Trebuchet MS" style:font-name-complex="Trebuchet MS"/>
    </style:style>
    <style:style style:name="T27_22" style:family="text">
      <style:text-properties style:font-name="Trebuchet MS" style:font-name-asian="Trebuchet MS" style:font-name-complex="Trebuchet MS"/>
    </style:style>
    <style:style style:name="T27_23" style:family="text">
      <style:text-properties style:font-name="Trebuchet MS" style:font-name-asian="Trebuchet MS" style:font-name-complex="Trebuchet MS"/>
    </style:style>
    <style:style style:name="T27_24" style:family="text">
      <style:text-properties style:font-name="Trebuchet MS" style:font-name-asian="Trebuchet MS" style:font-name-complex="Trebuchet MS"/>
    </style:style>
    <style:style style:name="T27_25" style:family="text">
      <style:text-properties style:font-name="Trebuchet MS" style:font-name-asian="Trebuchet MS" style:font-name-complex="Trebuchet MS"/>
    </style:style>
    <style:style style:name="T27_26" style:family="text">
      <style:text-properties style:font-name="Trebuchet MS" style:font-name-asian="Trebuchet MS" style:font-name-complex="Trebuchet MS"/>
    </style:style>
    <style:style style:name="T27_27" style:family="text">
      <style:text-properties style:font-name="Trebuchet MS" style:font-name-asian="Trebuchet MS" style:font-name-complex="Trebuchet MS"/>
    </style:style>
    <style:style style:name="T27_28" style:family="text">
      <style:text-properties style:font-name="Trebuchet MS" style:font-name-asian="Trebuchet MS" style:font-name-complex="Trebuchet MS"/>
    </style:style>
    <style:style style:name="T27_29" style:family="text">
      <style:text-properties style:font-name="Trebuchet MS" style:font-name-asian="Trebuchet MS" style:font-name-complex="Trebuchet MS"/>
    </style:style>
    <style:style style:name="T27_30" style:family="text">
      <style:text-properties style:font-name="Trebuchet MS" style:font-name-asian="Trebuchet MS" style:font-name-complex="Trebuchet MS"/>
    </style:style>
    <style:style style:name="T27_31" style:family="text">
      <style:text-properties style:font-name="Trebuchet MS" style:font-name-asian="Trebuchet MS" style:font-name-complex="Trebuchet MS"/>
    </style:style>
    <style:style style:name="T27_32" style:family="text">
      <style:text-properties style:font-name="Trebuchet MS" style:font-name-asian="Trebuchet MS" style:font-name-complex="Trebuchet MS"/>
    </style:style>
    <style:style style:name="T27_33" style:family="text">
      <style:text-properties style:font-name="Trebuchet MS" style:font-name-asian="Trebuchet MS" style:font-name-complex="Trebuchet MS"/>
    </style:style>
    <style:style style:name="T27_34" style:family="text">
      <style:text-properties style:font-name="Trebuchet MS" style:font-name-asian="Trebuchet MS" style:font-name-complex="Trebuchet MS"/>
    </style:style>
    <style:style style:name="P28" style:family="paragraph" style:parent-style-name="Standard">
      <style:paragraph-properties fo:break-before="auto" fo:line-height="150%" style:writing-mode="lr-tb"/>
      <style:text-properties style:font-name="Trebuchet MS" style:font-name-asian="Trebuchet MS" style:font-name-complex="Trebuchet MS"/>
    </style:style>
    <style:style style:name="P29" style:family="paragraph" style:parent-style-name="Standard">
      <style:paragraph-properties fo:break-before="auto" fo:line-height="150%" style:writing-mode="lr-tb"/>
    </style:style>
    <style:style style:name="T29_1" style:family="text">
      <style:text-properties style:font-name="Trebuchet MS" style:font-name-asian="Trebuchet MS" style:font-name-complex="Trebuchet MS"/>
    </style:style>
    <style:style style:name="T29_2" style:family="text">
      <style:text-properties style:font-name="Trebuchet MS" style:font-name-asian="Trebuchet MS" style:font-name-complex="Trebuchet MS"/>
    </style:style>
    <style:style style:name="T29_3" style:family="text">
      <style:text-properties style:font-name="Trebuchet MS" style:font-name-asian="Trebuchet MS" style:font-name-complex="Trebuchet MS"/>
    </style:style>
    <style:style style:name="T29_4" style:family="text">
      <style:text-properties style:font-name="Trebuchet MS" style:font-name-asian="Trebuchet MS" style:font-name-complex="Trebuchet MS"/>
    </style:style>
    <style:style style:name="T29_5" style:family="text">
      <style:text-properties style:font-name="Trebuchet MS" style:font-name-asian="Trebuchet MS" style:font-name-complex="Trebuchet MS"/>
    </style:style>
    <style:style style:name="T29_6" style:family="text">
      <style:text-properties style:font-name="Trebuchet MS" style:font-name-asian="Trebuchet MS" style:font-name-complex="Trebuchet MS"/>
    </style:style>
    <style:style style:name="T29_7" style:family="text">
      <style:text-properties style:font-name="Trebuchet MS" style:font-name-asian="Trebuchet MS" style:font-name-complex="Trebuchet MS"/>
    </style:style>
    <style:style style:name="T29_8" style:family="text">
      <style:text-properties style:font-name="Trebuchet MS" style:font-name-asian="Trebuchet MS" style:font-name-complex="Trebuchet MS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P30" style:family="paragraph" style:parent-style-name="Heading_20_1">
      <style:paragraph-properties fo:text-align="center" fo:break-before="auto" fo:line-height="150%" style:writing-mode="lr-tb"/>
    </style:style>
    <style:style style:name="P31" style:family="paragraph" style:parent-style-name="Heading_20_1">
      <style:paragraph-properties fo:text-align="center" fo:break-before="auto" fo:line-height="15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P32" style:family="paragraph" style:parent-style-name="Standard">
      <style:paragraph-properties fo:text-align="justify" fo:break-before="auto" fo:line-height="15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P33" style:family="paragraph" style:parent-style-name="Standard">
      <style:paragraph-properties fo:text-align="justify" fo:break-before="auto" fo:line-height="15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P34" style:family="paragraph" style:parent-style-name="Standard">
      <style:paragraph-properties fo:text-align="justify" fo:break-before="auto" fo:line-height="15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Standard">
      <style:paragraph-properties fo:text-align="justify" fo:break-before="auto" fo:line-height="150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text-align="justify" fo:break-before="auto" fo:line-height="150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P37" style:family="paragraph" style:parent-style-name="Standard">
      <style:paragraph-properties fo:text-align="justify" fo:break-before="auto" fo:line-height="150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P38" style:family="paragraph" style:parent-style-name="Standard">
      <style:paragraph-properties fo:text-align="justify" fo:break-before="auto" fo:line-height="150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P39" style:family="paragraph" style:parent-style-name="Standard">
      <style:paragraph-properties fo:text-align="justify" fo:break-before="auto" fo:line-height="15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P40" style:family="paragraph" style:parent-style-name="Standard">
      <style:paragraph-properties fo:text-align="justify" fo:break-before="auto" fo:line-height="15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text-align="justify" fo:break-before="auto" fo:line-height="15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Heading_20_1">
      <style:paragraph-properties fo:text-align="center" fo:break-before="auto" fo:line-height="150%" style:writing-mode="lr-tb"/>
    </style:style>
    <style:style style:name="P44" style:family="paragraph" style:parent-style-name="Heading_20_1">
      <style:paragraph-properties fo:text-align="center" fo:break-before="auto" fo:line-height="15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50%" style:writing-mode="lr-tb"/>
    </style:style>
    <style:style style:name="P58" style:family="paragraph" style:parent-style-name="Standard">
      <style:paragraph-properties fo:text-align="center" fo:break-before="auto" fo:line-height="150%" style:writing-mode="lr-tb"/>
    </style:style>
    <style:style style:name="T58_1" style:family="text">
      <style:text-properties fo:font-size="14pt" style:font-size-asian="14pt" style:font-size-complex="14pt"/>
    </style:style>
    <style:style style:name="T58_2" style:family="text">
      <style:text-properties fo:font-size="14pt" style:font-size-asian="14pt" style:font-size-complex="14pt"/>
    </style:style>
    <style:style style:name="T58_3" style:family="text">
      <style:text-properties fo:font-size="14pt" style:font-size-asian="14pt" style:font-size-complex="14pt"/>
    </style:style>
    <style:style style:name="T58_4" style:family="text">
      <style:text-properties fo:font-size="14pt" style:font-size-asian="14pt" style:font-size-complex="14pt"/>
    </style:style>
    <style:style style:name="T58_5" style:family="text">
      <style:text-properties fo:font-size="14pt" style:font-size-asian="14pt" style:font-size-complex="14pt"/>
    </style:style>
    <style:style style:name="T58_6" style:family="text">
      <style:text-properties fo:font-size="14pt" style:font-size-asian="14pt" style:font-size-complex="14pt"/>
    </style:style>
    <style:style style:name="T58_7" style:family="text">
      <style:text-properties fo:font-size="14pt" style:font-size-asian="14pt" style:font-size-complex="14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4.182cm"/>
    </style:style>
    <style:style style:name="Column2" style:family="table-column">
      <style:table-column-properties style:column-width="2.3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50%" style:writing-mode="lr-tb"/>
    </style:style>
    <style:style style:name="P80" style:family="paragraph" style:parent-style-name="Standard">
      <style:paragraph-properties fo:text-align="center" fo:break-before="auto" fo:line-height="150%" style:writing-mode="lr-tb"/>
    </style:style>
    <style:style style:name="T80_1" style:family="text">
      <style:text-properties fo:font-size="14pt" style:font-size-asian="14pt" style:font-size-complex="14pt"/>
    </style:style>
    <style:style style:name="T80_2" style:family="text">
      <style:text-properties fo:font-size="14pt" style:font-size-asian="14pt" style:font-size-complex="14pt"/>
    </style:style>
    <style:style style:name="T80_3" style:family="text">
      <style:text-properties fo:font-size="14pt" style:font-size-asian="14pt" style:font-size-complex="14pt"/>
    </style:style>
    <style:style style:name="T80_4" style:family="text">
      <style:text-properties fo:font-size="14pt" style:font-size-asian="14pt" style:font-size-complex="14pt"/>
    </style:style>
    <style:style style:name="T80_5" style:family="text">
      <style:text-properties fo:font-size="14pt" style:font-size-asian="14pt" style:font-size-complex="14pt"/>
    </style:style>
    <style:style style:name="T80_6" style:family="text">
      <style:text-properties fo:font-size="14pt" style:font-size-asian="14pt" style:font-size-complex="14pt"/>
    </style:style>
    <style:style style:name="T80_7" style:family="text">
      <style:text-properties fo:font-size="14pt" style:font-size-asian="14pt" style:font-size-complex="14pt"/>
    </style:style>
    <style:style style:name="Table2" style:family="table">
      <style:table-properties table:align="left" style:width="16.484cm" fo:margin-left="0cm"/>
    </style:style>
    <style:style style:name="Column3" style:family="table-column">
      <style:table-column-properties style:column-width="13.229cm"/>
    </style:style>
    <style:style style:name="Column4" style:family="table-column">
      <style:table-column-properties style:column-width="3.254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center" fo:break-before="auto" fo:line-height="150%" style:writing-mode="lr-tb"/>
    </style:style>
    <style:style style:name="T111_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2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3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4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5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6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7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able3" style:family="table">
      <style:table-properties table:align="left" style:width="16.484cm" fo:margin-left="0cm"/>
    </style:style>
    <style:style style:name="Column5" style:family="table-column">
      <style:table-column-properties style:column-width="13.229cm"/>
    </style:style>
    <style:style style:name="Column6" style:family="table-column">
      <style:table-column-properties style:column-width="3.254cm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Heading_20_1">
      <style:paragraph-properties fo:text-align="center" fo:break-before="auto" fo:line-height="150%" fo:margin-top="0cm" style:writing-mode="lr-tb"/>
    </style:style>
    <style:style style:name="P143" style:family="paragraph" style:parent-style-name="Heading_20_1">
      <style:paragraph-properties fo:text-align="center" fo:break-before="auto" fo:line-height="150%" fo:margin-top="0cm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text-align="justify" fo:break-before="auto" fo:text-indent="1.27cm" fo:line-height="150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>
      <style:text-properties fo:background-color="#ffffff" fo:color="#252525"/>
    </style:style>
    <style:style style:name="T144_14" style:family="text">
      <style:text-properties fo:background-color="#ffffff" fo:color="#252525"/>
    </style:style>
    <style:style style:name="T144_15" style:family="text">
      <style:text-properties fo:background-color="#ffffff" fo:color="#252525"/>
    </style:style>
    <style:style style:name="T144_16" style:family="text">
      <style:text-properties fo:background-color="#ffffff" fo:color="#252525"/>
    </style:style>
    <style:style style:name="P145" style:family="paragraph" style:parent-style-name="Standard">
      <style:paragraph-properties fo:text-align="justify" fo:break-before="auto" fo:text-indent="0cm" fo:line-height="150%" style:writing-mode="lr-tb"/>
    </style:style>
    <style:style style:name="T145_1" style:family="text">
      <style:text-properties fo:background-color="#ffffff" fo:color="#252525"/>
    </style:style>
    <style:style style:name="T145_2" style:family="text">
      <style:text-properties fo:background-color="#ffffff" fo:color="#252525"/>
    </style:style>
    <style:style style:name="T145_3" style:family="text">
      <style:text-properties fo:background-color="#ffffff" fo:color="#252525"/>
    </style:style>
    <style:style style:name="T145_4" style:family="text">
      <style:text-properties fo:background-color="#ffffff" fo:color="#252525"/>
    </style:style>
    <style:style style:name="T145_5" style:family="text">
      <style:text-properties fo:background-color="#ffffff" fo:color="#252525"/>
    </style:style>
    <style:style style:name="T145_6" style:family="text">
      <style:text-properties fo:background-color="#ffffff" fo:color="#252525"/>
    </style:style>
    <style:style style:name="T145_7" style:family="text">
      <style:text-properties fo:background-color="#ffffff" fo:color="#252525"/>
    </style:style>
    <style:style style:name="T145_8" style:family="text">
      <style:text-properties fo:background-color="#ffffff" fo:color="#252525"/>
    </style:style>
    <style:style style:name="T145_9" style:family="text">
      <style:text-properties fo:background-color="#ffffff" fo:color="#252525"/>
    </style:style>
    <style:style style:name="P146" style:family="paragraph" style:parent-style-name="Standard">
      <style:paragraph-properties fo:text-align="justify" fo:break-before="auto" fo:text-indent="0cm" fo:line-height="150%" style:writing-mode="lr-tb"/>
    </style:style>
    <style:style style:name="T146_1" style:family="text">
      <style:text-properties fo:background-color="#ffffff" fo:color="#252525"/>
    </style:style>
    <style:style style:name="T146_2" style:family="text">
      <style:text-properties fo:background-color="#ffffff" fo:color="#252525"/>
    </style:style>
    <style:style style:name="T146_3" style:family="text">
      <style:text-properties fo:background-color="#ffffff" fo:color="#252525"/>
    </style:style>
    <style:style style:name="T146_4" style:family="text">
      <style:text-properties fo:background-color="#ffffff" fo:color="#252525"/>
    </style:style>
    <style:style style:name="T146_5" style:family="text">
      <style:text-properties fo:background-color="#ffffff" fo:color="#252525"/>
    </style:style>
    <style:style style:name="T146_6" style:family="text">
      <style:text-properties fo:background-color="#ffffff" fo:color="#252525"/>
    </style:style>
    <style:style style:name="T146_7" style:family="text">
      <style:text-properties fo:background-color="#ffffff" fo:color="#252525"/>
    </style:style>
    <style:style style:name="T146_8" style:family="text">
      <style:text-properties fo:background-color="#ffffff" fo:color="#252525"/>
    </style:style>
    <style:style style:name="T146_9" style:family="text">
      <style:text-properties fo:background-color="#ffffff" fo:color="#252525"/>
    </style:style>
    <style:style style:name="T146_10" style:family="text">
      <style:text-properties fo:background-color="#ffffff" fo:color="#252525"/>
    </style:style>
    <style:style style:name="T146_11" style:family="text">
      <style:text-properties fo:background-color="#ffffff" fo:color="#252525"/>
    </style:style>
    <style:style style:name="T146_12" style:family="text">
      <style:text-properties fo:background-color="#ffffff" fo:color="#252525"/>
    </style:style>
    <style:style style:name="T146_13" style:family="text">
      <style:text-properties fo:background-color="#ffffff" fo:color="#252525"/>
    </style:style>
    <style:style style:name="T146_14" style:family="text">
      <style:text-properties fo:background-color="#ffffff" fo:color="#252525"/>
    </style:style>
    <style:style style:name="T146_15" style:family="text">
      <style:text-properties fo:background-color="#ffffff" fo:color="#252525"/>
    </style:style>
    <style:style style:name="T146_16" style:family="text">
      <style:text-properties fo:background-color="#ffffff" fo:color="#252525"/>
    </style:style>
    <style:style style:name="T146_17" style:family="text">
      <style:text-properties fo:background-color="#ffffff" fo:color="#252525"/>
    </style:style>
    <style:style style:name="P147" style:family="paragraph" style:parent-style-name="Standard">
      <style:paragraph-properties fo:text-align="justify" fo:break-before="auto" fo:text-indent="0cm" fo:line-height="150%" style:writing-mode="lr-tb"/>
    </style:style>
    <style:style style:name="T147_1" style:family="text">
      <style:text-properties fo:background-color="#ffffff" fo:color="#252525"/>
    </style:style>
    <style:style style:name="T147_2" style:family="text">
      <style:text-properties fo:background-color="#ffffff" fo:color="#252525"/>
    </style:style>
    <style:style style:name="T147_3" style:family="text">
      <style:text-properties fo:background-color="#ffffff" fo:color="#252525"/>
    </style:style>
    <style:style style:name="T147_4" style:family="text">
      <style:text-properties fo:background-color="#ffffff" fo:color="#252525"/>
    </style:style>
    <style:style style:name="T147_5" style:family="text">
      <style:text-properties fo:background-color="#ffffff" fo:color="#252525"/>
    </style:style>
    <style:style style:name="T147_6" style:family="text">
      <style:text-properties fo:background-color="#ffffff" fo:color="#252525"/>
    </style:style>
    <style:style style:name="T147_7" style:family="text">
      <style:text-properties fo:background-color="#ffffff" fo:color="#252525"/>
    </style:style>
    <style:style style:name="T147_8" style:family="text">
      <style:text-properties fo:background-color="#ffffff" fo:color="#252525"/>
    </style:style>
    <style:style style:name="T147_9" style:family="text">
      <style:text-properties fo:background-color="#ffffff" fo:color="#252525"/>
    </style:style>
    <style:style style:name="T147_10" style:family="text">
      <style:text-properties fo:background-color="#ffffff" fo:color="#252525"/>
    </style:style>
    <style:style style:name="T147_11" style:family="text">
      <style:text-properties fo:background-color="#ffffff" fo:color="#252525"/>
    </style:style>
    <style:style style:name="T147_12" style:family="text">
      <style:text-properties fo:background-color="#ffffff" fo:color="#252525"/>
    </style:style>
    <style:style style:name="T147_13" style:family="text">
      <style:text-properties fo:background-color="#ffffff" fo:color="#252525"/>
    </style:style>
    <style:style style:name="T147_14" style:family="text">
      <style:text-properties fo:background-color="#ffffff" fo:color="#252525"/>
    </style:style>
    <style:style style:name="T147_15" style:family="text">
      <style:text-properties fo:background-color="#ffffff" fo:color="#252525"/>
    </style:style>
    <style:style style:name="T147_16" style:family="text">
      <style:text-properties fo:background-color="#ffffff" fo:color="#252525"/>
    </style:style>
    <style:style style:name="T147_17" style:family="text">
      <style:text-properties fo:background-color="#ffffff" fo:color="#252525"/>
    </style:style>
    <style:style style:name="T147_18" style:family="text">
      <style:text-properties fo:background-color="#ffffff" fo:color="#252525"/>
    </style:style>
    <style:style style:name="T147_19" style:family="text">
      <style:text-properties fo:background-color="#ffffff" fo:color="#252525"/>
    </style:style>
    <style:style style:name="P148" style:family="paragraph" style:parent-style-name="Standard">
      <style:paragraph-properties fo:text-align="justify" fo:break-before="auto" fo:text-indent="1.27cm" fo:line-height="150%" style:writing-mode="lr-tb"/>
      <style:text-properties fo:background-color="#ffffff" fo:color="#252525"/>
    </style:style>
    <style:style style:name="P149" style:family="paragraph" style:parent-style-name="Heading_20_1">
      <style:paragraph-properties fo:text-align="center" fo:break-before="auto" fo:line-height="150%" fo:margin-top="0.353cm" fo:keep-with-next="always" fo:keep-together="always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text-align="justify" fo:break-before="auto" fo:text-indent="1.27cm" fo:line-height="150%" style:writing-mode="lr-tb"/>
    </style:style>
    <style:style style:name="P151" style:family="paragraph" style:parent-style-name="Standard">
      <style:paragraph-properties fo:text-align="justify" fo:break-before="auto" fo:text-indent="1.27cm" fo:line-height="150%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>
      <style:text-properties fo:background-color="#ffffff"/>
    </style:style>
    <style:style style:name="T151_34" style:family="text">
      <style:text-properties fo:background-color="#ffffff"/>
    </style:style>
    <style:style style:name="T151_35" style:family="text">
      <style:text-properties fo:background-color="#ffffff"/>
    </style:style>
    <style:style style:name="T151_36" style:family="text">
      <style:text-properties fo:background-color="#ffffff" fo:color="#252525"/>
    </style:style>
    <style:style style:name="T151_37" style:family="text">
      <style:text-properties fo:background-color="#ffffff" fo:color="#252525"/>
    </style:style>
    <style:style style:name="T151_38" style:family="text">
      <style:text-properties fo:background-color="#ffffff" fo:color="#252525"/>
    </style:style>
    <style:style style:name="T151_39" style:family="text">
      <style:text-properties fo:background-color="#ffffff" fo:color="#252525"/>
    </style:style>
    <style:style style:name="T151_40" style:family="text">
      <style:text-properties fo:background-color="#ffffff" fo:color="#252525"/>
    </style:style>
    <style:style style:name="T151_41" style:family="text">
      <style:text-properties fo:background-color="#ffffff" fo:color="#252525"/>
    </style:style>
    <style:style style:name="T151_42" style:family="text">
      <style:text-properties fo:background-color="#ffffff" fo:color="#252525"/>
    </style:style>
    <style:style style:name="P152" style:family="paragraph" style:parent-style-name="Standard">
      <style:paragraph-properties fo:text-align="justify" fo:break-before="auto" fo:text-indent="1.27cm" fo:line-height="150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>
      <style:text-properties fo:background-color="#ffffff" fo:color="#252525"/>
    </style:style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P153" style:family="paragraph" style:parent-style-name="Standard">
      <style:paragraph-properties fo:text-align="justify" fo:break-before="auto" fo:text-indent="1.27cm" fo:line-height="150%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text-align="justify" fo:break-before="auto" fo:text-indent="1.27cm" fo:line-height="150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text-align="justify" fo:break-before="auto" fo:text-indent="1.27cm" fo:line-height="150%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text-align="justify" fo:break-before="auto" fo:text-indent="1.27cm" fo:line-height="150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text-align="justify" fo:break-before="auto" fo:text-indent="1.27cm" fo:line-height="150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P158" style:family="paragraph" style:parent-style-name="Standard">
      <style:paragraph-properties fo:text-align="justify" fo:break-before="auto" fo:text-indent="1.27cm" fo:line-height="150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text-align="justify" fo:break-before="auto" fo:text-indent="1.27cm" fo:line-height="15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Standard">
      <style:paragraph-properties fo:text-align="justify" fo:break-before="auto" fo:text-indent="1.27cm" fo:line-height="15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P161" style:family="paragraph" style:parent-style-name="Standard">
      <style:paragraph-properties fo:text-align="justify" fo:break-before="auto" fo:text-indent="1.27cm" fo:line-height="15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T161_95" style:family="text"/>
    <style:style style:name="T161_96" style:family="text"/>
    <style:style style:name="T161_97" style:family="text"/>
    <style:style style:name="T161_98" style:family="text"/>
    <style:style style:name="P162" style:family="paragraph" style:parent-style-name="Standard">
      <style:paragraph-properties fo:text-align="justify" fo:break-before="auto" fo:text-indent="1.27cm" fo:line-height="150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P163" style:family="paragraph" style:parent-style-name="Standard">
      <style:paragraph-properties fo:text-align="justify" fo:break-before="auto" fo:text-indent="1.27cm" fo:line-height="150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text-align="justify" fo:break-before="auto" fo:text-indent="1.27cm" fo:line-height="150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P165" style:family="paragraph" style:parent-style-name="Standard">
      <style:paragraph-properties fo:text-align="justify" fo:break-before="auto" fo:text-indent="1.27cm" fo:line-height="150%" style:writing-mode="lr-tb"/>
    </style:style>
    <style:style style:name="T165_1" style:family="text"/>
    <style:style style:name="T165_2" style:family="text">
      <style:text-properties fo:background-color="#ffffff" fo:color="#252525"/>
    </style:style>
    <style:style style:name="T165_3" style:family="text">
      <style:text-properties fo:background-color="#ffffff" fo:color="#252525"/>
    </style:style>
    <style:style style:name="T165_4" style:family="text">
      <style:text-properties fo:background-color="#ffffff" fo:color="#252525"/>
    </style:style>
    <style:style style:name="T165_5" style:family="text">
      <style:text-properties fo:background-color="#ffffff" fo:color="#252525"/>
    </style:style>
    <style:style style:name="T165_6" style:family="text">
      <style:text-properties fo:background-color="#ffffff" fo:color="#252525"/>
    </style:style>
    <style:style style:name="T165_7" style:family="text">
      <style:text-properties fo:background-color="#ffffff" fo:color="#252525"/>
    </style:style>
    <style:style style:name="T165_8" style:family="text">
      <style:text-properties fo:background-color="#ffffff" fo:color="#252525"/>
    </style:style>
    <style:style style:name="T165_9" style:family="text">
      <style:text-properties fo:background-color="#ffffff" fo:color="#252525"/>
    </style:style>
    <style:style style:name="T165_10" style:family="text">
      <style:text-properties fo:background-color="#ffffff" fo:color="#252525"/>
    </style:style>
    <style:style style:name="T165_11" style:family="text">
      <style:text-properties fo:background-color="#ffffff" fo:color="#252525"/>
    </style:style>
    <style:style style:name="T165_12" style:family="text">
      <style:text-properties fo:background-color="#ffffff" fo:color="#252525"/>
    </style:style>
    <style:style style:name="T165_13" style:family="text">
      <style:text-properties fo:background-color="#ffffff" fo:color="#252525"/>
    </style:style>
    <style:style style:name="T165_14" style:family="text">
      <style:text-properties fo:background-color="#ffffff" fo:color="#252525"/>
    </style:style>
    <style:style style:name="T165_15" style:family="text">
      <style:text-properties fo:background-color="#ffffff" fo:color="#252525"/>
    </style:style>
    <style:style style:name="T165_16" style:family="text">
      <style:text-properties fo:background-color="#ffffff" fo:color="#252525"/>
    </style:style>
    <style:style style:name="T165_17" style:family="text">
      <style:text-properties fo:background-color="#ffffff" fo:color="#252525"/>
    </style:style>
    <style:style style:name="T165_18" style:family="text">
      <style:text-properties fo:background-color="#ffffff" fo:color="#252525"/>
    </style:style>
    <style:style style:name="T165_19" style:family="text">
      <style:text-properties fo:background-color="#ffffff" fo:color="#252525"/>
    </style:style>
    <style:style style:name="T165_20" style:family="text">
      <style:text-properties fo:background-color="#ffffff" fo:color="#252525"/>
    </style:style>
    <style:style style:name="T165_21" style:family="text">
      <style:text-properties fo:background-color="#ffffff" fo:color="#252525"/>
    </style:style>
    <style:style style:name="T165_22" style:family="text">
      <style:text-properties fo:background-color="#ffffff" fo:color="#252525"/>
    </style:style>
    <style:style style:name="T165_23" style:family="text">
      <style:text-properties fo:background-color="#ffffff" fo:color="#252525"/>
    </style:style>
    <style:style style:name="T165_24" style:family="text">
      <style:text-properties fo:background-color="#ffffff" fo:color="#252525"/>
    </style:style>
    <style:style style:name="T165_25" style:family="text">
      <style:text-properties fo:background-color="#ffffff" fo:color="#252525"/>
    </style:style>
    <style:style style:name="T165_26" style:family="text">
      <style:text-properties fo:background-color="#ffffff" fo:color="#252525"/>
    </style:style>
    <style:style style:name="T165_27" style:family="text">
      <style:text-properties fo:background-color="#ffffff" fo:color="#252525"/>
    </style:style>
    <style:style style:name="T165_28" style:family="text">
      <style:text-properties fo:background-color="#ffffff" fo:color="#252525"/>
    </style:style>
    <style:style style:name="T165_29" style:family="text">
      <style:text-properties fo:background-color="#ffffff" fo:color="#252525"/>
    </style:style>
    <style:style style:name="T165_30" style:family="text">
      <style:text-properties fo:background-color="#ffffff" fo:color="#252525"/>
    </style:style>
    <style:style style:name="T165_31" style:family="text">
      <style:text-properties fo:background-color="#ffffff" fo:color="#252525"/>
    </style:style>
    <style:style style:name="T165_32" style:family="text">
      <style:text-properties fo:background-color="#ffffff" fo:color="#252525"/>
    </style:style>
    <style:style style:name="T165_33" style:family="text">
      <style:text-properties fo:background-color="#ffffff" fo:color="#252525"/>
    </style:style>
    <style:style style:name="T165_34" style:family="text">
      <style:text-properties fo:background-color="#ffffff" fo:color="#252525"/>
    </style:style>
    <style:style style:name="T165_35" style:family="text">
      <style:text-properties fo:background-color="#ffffff" fo:color="#252525"/>
    </style:style>
    <style:style style:name="T165_36" style:family="text">
      <style:text-properties fo:background-color="#ffffff" fo:color="#252525"/>
    </style:style>
    <style:style style:name="T165_37" style:family="text">
      <style:text-properties fo:background-color="#ffffff" fo:color="#252525"/>
    </style:style>
    <style:style style:name="T165_38" style:family="text">
      <style:text-properties fo:background-color="#ffffff" fo:color="#252525"/>
    </style:style>
    <style:style style:name="T165_39" style:family="text">
      <style:text-properties fo:background-color="#ffffff" fo:color="#252525"/>
    </style:style>
    <style:style style:name="P166" style:family="paragraph" style:parent-style-name="Standard">
      <style:paragraph-properties fo:text-align="justify" fo:break-before="auto" fo:text-indent="1.27cm" fo:line-height="150%" fo:margin-bottom="0cm" style:writing-mode="lr-tb"/>
    </style:style>
    <style:style style:name="T166_1" style:family="text">
      <style:text-properties fo:color="#252525"/>
    </style:style>
    <style:style style:name="T166_2" style:family="text">
      <style:text-properties fo:color="#252525"/>
    </style:style>
    <style:style style:name="T166_3" style:family="text">
      <style:text-properties fo:color="#252525"/>
    </style:style>
    <style:style style:name="T166_4" style:family="text">
      <style:text-properties fo:color="#252525"/>
    </style:style>
    <style:style style:name="T166_5" style:family="text">
      <style:text-properties fo:color="#252525"/>
    </style:style>
    <style:style style:name="T166_6" style:family="text">
      <style:text-properties fo:color="#252525"/>
    </style:style>
    <style:style style:name="T166_7" style:family="text">
      <style:text-properties fo:color="#252525"/>
    </style:style>
    <style:style style:name="T166_8" style:family="text">
      <style:text-properties fo:color="#252525"/>
    </style:style>
    <style:style style:name="T166_9" style:family="text">
      <style:text-properties fo:color="#252525"/>
    </style:style>
    <style:style style:name="T166_10" style:family="text">
      <style:text-properties fo:color="#252525"/>
    </style:style>
    <style:style style:name="T166_11" style:family="text">
      <style:text-properties fo:color="#252525"/>
    </style:style>
    <style:style style:name="T166_12" style:family="text">
      <style:text-properties fo:background-color="#ffffff" fo:color="#252525"/>
    </style:style>
    <style:style style:name="T166_13" style:family="text">
      <style:text-properties fo:background-color="#ffffff" fo:color="#252525"/>
    </style:style>
    <style:style style:name="T166_14" style:family="text">
      <style:text-properties fo:background-color="#ffffff" fo:color="#252525"/>
    </style:style>
    <style:style style:name="T166_15" style:family="text">
      <style:text-properties fo:background-color="#ffffff" fo:color="#252525"/>
    </style:style>
    <style:style style:name="T166_16" style:family="text">
      <style:text-properties fo:background-color="#ffffff" fo:color="#252525"/>
    </style:style>
    <style:style style:name="T166_17" style:family="text">
      <style:text-properties fo:background-color="#ffffff" fo:color="#252525"/>
    </style:style>
    <style:style style:name="T166_18" style:family="text">
      <style:text-properties fo:background-color="#ffffff" fo:color="#252525"/>
    </style:style>
    <style:style style:name="T166_19" style:family="text">
      <style:text-properties fo:background-color="#ffffff" fo:color="#252525"/>
    </style:style>
    <style:style style:name="T166_20" style:family="text">
      <style:text-properties fo:background-color="#ffffff" fo:color="#252525"/>
    </style:style>
    <style:style style:name="T166_21" style:family="text">
      <style:text-properties fo:background-color="#ffffff" fo:color="#252525"/>
    </style:style>
    <style:style style:name="T166_22" style:family="text">
      <style:text-properties fo:background-color="#ffffff" fo:color="#252525"/>
    </style:style>
    <style:style style:name="T166_23" style:family="text">
      <style:text-properties fo:color="#252525"/>
    </style:style>
    <style:style style:name="T166_24" style:family="text">
      <style:text-properties fo:color="#252525"/>
    </style:style>
    <style:style style:name="T166_25" style:family="text">
      <style:text-properties fo:color="#252525"/>
    </style:style>
    <style:style style:name="T166_26" style:family="text">
      <style:text-properties fo:color="#252525"/>
    </style:style>
    <style:style style:name="T166_27" style:family="text">
      <style:text-properties fo:color="#252525"/>
    </style:style>
    <style:style style:name="T166_28" style:family="text">
      <style:text-properties fo:color="#252525"/>
    </style:style>
    <style:style style:name="T166_29" style:family="text">
      <style:text-properties fo:color="#252525"/>
    </style:style>
    <style:style style:name="T166_30" style:family="text">
      <style:text-properties fo:color="#252525"/>
    </style:style>
    <style:style style:name="T166_31" style:family="text">
      <style:text-properties fo:color="#252525"/>
    </style:style>
    <style:style style:name="T166_32" style:family="text">
      <style:text-properties fo:color="#333333" style:font-name="Ubuntu" style:font-name-asian="Ubuntu" style:font-name-complex="Ubuntu"/>
    </style:style>
    <style:style style:name="T166_33" style:family="text">
      <style:text-properties fo:color="#333333" style:font-name="Ubuntu" style:font-name-asian="Ubuntu" style:font-name-complex="Ubuntu"/>
    </style:style>
    <style:style style:name="T166_34" style:family="text">
      <style:text-properties fo:color="#333333" style:font-name="Ubuntu" style:font-name-asian="Ubuntu" style:font-name-complex="Ubuntu"/>
    </style:style>
    <style:style style:name="T166_35" style:family="text">
      <style:text-properties fo:color="#333333" style:font-name="Ubuntu" style:font-name-asian="Ubuntu" style:font-name-complex="Ubuntu"/>
    </style:style>
    <style:style style:name="T166_36" style:family="text">
      <style:text-properties fo:color="#333333" style:font-name="Ubuntu" style:font-name-asian="Ubuntu" style:font-name-complex="Ubuntu"/>
    </style:style>
    <style:style style:name="T166_37" style:family="text">
      <style:text-properties fo:color="#333333" style:font-name="Ubuntu" style:font-name-asian="Ubuntu" style:font-name-complex="Ubuntu"/>
    </style:style>
    <style:style style:name="T166_38" style:family="text">
      <style:text-properties fo:background-color="#ffffff" fo:color="#252525"/>
    </style:style>
    <style:style style:name="T166_39" style:family="text">
      <style:text-properties fo:background-color="#ffffff" fo:color="#252525"/>
    </style:style>
    <style:style style:name="T166_40" style:family="text">
      <style:text-properties fo:background-color="#ffffff" fo:color="#252525"/>
    </style:style>
    <style:style style:name="T166_41" style:family="text">
      <style:text-properties fo:background-color="#ffffff" fo:color="#252525"/>
    </style:style>
    <style:style style:name="T166_42" style:family="text">
      <style:text-properties fo:background-color="#ffffff" fo:color="#252525"/>
    </style:style>
    <style:style style:name="T166_43" style:family="text">
      <style:text-properties fo:background-color="#ffffff" fo:color="#252525"/>
    </style:style>
    <style:style style:name="T166_44" style:family="text">
      <style:text-properties fo:background-color="#ffffff" fo:color="#252525"/>
    </style:style>
    <style:style style:name="T166_45" style:family="text">
      <style:text-properties fo:background-color="#ffffff" fo:color="#252525"/>
    </style:style>
    <style:style style:name="T166_46" style:family="text">
      <style:text-properties fo:background-color="#ffffff" fo:color="#252525"/>
    </style:style>
    <style:style style:name="T166_47" style:family="text">
      <style:text-properties fo:background-color="#ffffff" fo:color="#252525"/>
    </style:style>
    <style:style style:name="T166_48" style:family="text">
      <style:text-properties fo:background-color="#ffffff" fo:color="#252525"/>
    </style:style>
    <style:style style:name="T166_49" style:family="text">
      <style:text-properties fo:background-color="#ffffff" fo:color="#252525"/>
    </style:style>
    <style:style style:name="T166_50" style:family="text">
      <style:text-properties fo:background-color="#ffffff" fo:color="#252525"/>
    </style:style>
    <style:style style:name="T166_51" style:family="text">
      <style:text-properties fo:background-color="#ffffff" fo:color="#252525"/>
    </style:style>
    <style:style style:name="T166_52" style:family="text">
      <style:text-properties fo:background-color="#ffffff" fo:color="#252525"/>
    </style:style>
    <style:style style:name="T166_53" style:family="text">
      <style:text-properties fo:background-color="#ffffff" fo:color="#252525"/>
    </style:style>
    <style:style style:name="T166_54" style:family="text">
      <style:text-properties fo:background-color="#ffffff" fo:color="#252525"/>
    </style:style>
    <style:style style:name="T166_55" style:family="text">
      <style:text-properties fo:background-color="#ffffff" fo:color="#252525"/>
    </style:style>
    <style:style style:name="T166_56" style:family="text">
      <style:text-properties fo:background-color="#ffffff" fo:color="#252525"/>
    </style:style>
    <style:style style:name="T166_57" style:family="text">
      <style:text-properties fo:background-color="#ffffff" fo:color="#252525"/>
    </style:style>
    <style:style style:name="T166_58" style:family="text">
      <style:text-properties fo:background-color="#ffffff" fo:color="#252525"/>
    </style:style>
    <style:style style:name="T166_59" style:family="text">
      <style:text-properties fo:background-color="#ffffff" fo:color="#252525"/>
    </style:style>
    <style:style style:name="T166_60" style:family="text">
      <style:text-properties fo:background-color="#ffffff" fo:color="#252525"/>
    </style:style>
    <style:style style:name="T166_61" style:family="text">
      <style:text-properties fo:background-color="#ffffff" fo:color="#252525"/>
    </style:style>
    <style:style style:name="T166_62" style:family="text">
      <style:text-properties fo:background-color="#ffffff" fo:color="#252525"/>
    </style:style>
    <style:style style:name="T166_63" style:family="text">
      <style:text-properties fo:background-color="#ffffff" fo:color="#252525"/>
    </style:style>
    <style:style style:name="T166_64" style:family="text">
      <style:text-properties fo:background-color="#ffffff" fo:color="#252525"/>
    </style:style>
    <style:style style:name="T166_65" style:family="text">
      <style:text-properties fo:background-color="#ffffff" fo:color="#252525"/>
    </style:style>
    <style:style style:name="T166_66" style:family="text">
      <style:text-properties fo:background-color="#ffffff" fo:color="#252525"/>
    </style:style>
    <style:style style:name="T166_67" style:family="text">
      <style:text-properties fo:background-color="#ffffff" fo:color="#252525"/>
    </style:style>
    <style:style style:name="T166_68" style:family="text">
      <style:text-properties fo:background-color="#ffffff" fo:color="#252525"/>
    </style:style>
    <style:style style:name="T166_69" style:family="text">
      <style:text-properties fo:background-color="#ffffff" fo:color="#252525"/>
    </style:style>
    <style:style style:name="T166_70" style:family="text">
      <style:text-properties fo:background-color="#ffffff" fo:color="#252525"/>
    </style:style>
    <style:style style:name="T166_71" style:family="text">
      <style:text-properties fo:background-color="#ffffff" fo:color="#252525"/>
    </style:style>
    <style:style style:name="T166_72" style:family="text">
      <style:text-properties fo:background-color="#ffffff" fo:color="#252525"/>
    </style:style>
    <style:style style:name="T166_73" style:family="text">
      <style:text-properties fo:background-color="#ffffff" fo:color="#252525"/>
    </style:style>
    <style:style style:name="T166_74" style:family="text">
      <style:text-properties fo:background-color="#ffffff" fo:color="#252525"/>
    </style:style>
    <style:style style:name="T166_75" style:family="text">
      <style:text-properties fo:background-color="#ffffff" fo:color="#252525"/>
    </style:style>
    <style:style style:name="T166_76" style:family="text">
      <style:text-properties fo:background-color="#ffffff" fo:color="#252525"/>
    </style:style>
    <style:style style:name="T166_77" style:family="text">
      <style:text-properties fo:background-color="#ffffff" fo:color="#252525"/>
    </style:style>
    <style:style style:name="T166_78" style:family="text">
      <style:text-properties fo:background-color="#ffffff" fo:color="#252525"/>
    </style:style>
    <style:style style:name="T166_79" style:family="text">
      <style:text-properties fo:background-color="#ffffff" fo:color="#252525"/>
    </style:style>
    <style:style style:name="T166_80" style:family="text">
      <style:text-properties fo:background-color="#ffffff" fo:color="#252525"/>
    </style:style>
    <style:style style:name="T166_81" style:family="text">
      <style:text-properties fo:background-color="#ffffff" fo:color="#252525"/>
    </style:style>
    <style:style style:name="T166_82" style:family="text">
      <style:text-properties fo:background-color="#ffffff" fo:color="#252525"/>
    </style:style>
    <style:style style:name="T166_83" style:family="text">
      <style:text-properties fo:background-color="#ffffff" fo:color="#252525"/>
    </style:style>
    <style:style style:name="T166_84" style:family="text">
      <style:text-properties fo:background-color="#ffffff" fo:color="#252525"/>
    </style:style>
    <style:style style:name="T166_85" style:family="text">
      <style:text-properties fo:background-color="#ffffff" fo:color="#252525"/>
    </style:style>
    <style:style style:name="T166_86" style:family="text">
      <style:text-properties fo:background-color="#ffffff" fo:color="#252525"/>
    </style:style>
    <style:style style:name="P167" style:family="paragraph" style:parent-style-name="Standard">
      <style:paragraph-properties fo:text-align="justify" fo:break-before="auto" fo:text-indent="1.27cm" fo:line-height="150%" fo:margin-bottom="0cm" style:writing-mode="lr-tb"/>
    </style:style>
    <style:style style:name="T167_1" style:family="text">
      <style:text-properties fo:background-color="#ffffff" fo:color="#252525"/>
    </style:style>
    <style:style style:name="T167_2" style:family="text">
      <style:text-properties fo:background-color="#ffffff" fo:color="#252525"/>
    </style:style>
    <style:style style:name="T167_3" style:family="text">
      <style:text-properties fo:background-color="#ffffff" fo:color="#252525"/>
    </style:style>
    <style:style style:name="T167_4" style:family="text">
      <style:text-properties fo:background-color="#ffffff" fo:color="#252525"/>
    </style:style>
    <style:style style:name="T167_5" style:family="text">
      <style:text-properties fo:background-color="#ffffff" fo:color="#252525"/>
    </style:style>
    <style:style style:name="T167_6" style:family="text">
      <style:text-properties fo:background-color="#ffffff" fo:color="#252525"/>
    </style:style>
    <style:style style:name="T167_7" style:family="text">
      <style:text-properties fo:background-color="#ffffff" fo:color="#252525"/>
    </style:style>
    <style:style style:name="T167_8" style:family="text">
      <style:text-properties fo:background-color="#ffffff" fo:color="#252525"/>
    </style:style>
    <style:style style:name="T167_9" style:family="text">
      <style:text-properties fo:background-color="#ffffff" fo:color="#252525"/>
    </style:style>
    <style:style style:name="T167_10" style:family="text">
      <style:text-properties fo:background-color="#ffffff" fo:color="#252525"/>
    </style:style>
    <style:style style:name="T167_11" style:family="text">
      <style:text-properties fo:background-color="#ffffff" fo:color="#252525"/>
    </style:style>
    <style:style style:name="T167_12" style:family="text">
      <style:text-properties fo:background-color="#ffffff" fo:color="#252525"/>
    </style:style>
    <style:style style:name="T167_13" style:family="text">
      <style:text-properties fo:background-color="#ffffff" fo:color="#252525"/>
    </style:style>
    <style:style style:name="T167_14" style:family="text">
      <style:text-properties fo:background-color="#ffffff" fo:color="#252525"/>
    </style:style>
    <style:style style:name="T167_15" style:family="text">
      <style:text-properties fo:background-color="#ffffff" fo:color="#252525"/>
    </style:style>
    <style:style style:name="T167_16" style:family="text">
      <style:text-properties fo:background-color="#ffffff" fo:color="#252525"/>
    </style:style>
    <style:style style:name="T167_17" style:family="text">
      <style:text-properties fo:background-color="#ffffff" fo:color="#252525"/>
    </style:style>
    <style:style style:name="T167_18" style:family="text">
      <style:text-properties fo:background-color="#ffffff" fo:color="#252525"/>
    </style:style>
    <style:style style:name="T167_19" style:family="text">
      <style:text-properties fo:background-color="#ffffff" fo:color="#252525"/>
    </style:style>
    <style:style style:name="T167_20" style:family="text">
      <style:text-properties fo:background-color="#ffffff" fo:color="#252525"/>
    </style:style>
    <style:style style:name="T167_21" style:family="text">
      <style:text-properties fo:background-color="#ffffff" fo:color="#252525"/>
    </style:style>
    <style:style style:name="T167_22" style:family="text">
      <style:text-properties fo:background-color="#ffffff" fo:color="#252525"/>
    </style:style>
    <style:style style:name="P168" style:family="paragraph" style:parent-style-name="Standard">
      <style:paragraph-properties fo:text-align="justify" fo:break-before="auto" fo:text-indent="1.27cm" fo:line-height="150%" style:writing-mode="lr-tb"/>
    </style:style>
    <style:style style:name="T168_1" style:family="text">
      <style:text-properties fo:background-color="#ffffff" fo:color="#252525"/>
    </style:style>
    <style:style style:name="T168_2" style:family="text">
      <style:text-properties fo:background-color="#ffffff" fo:color="#252525"/>
    </style:style>
    <style:style style:name="T168_3" style:family="text">
      <style:text-properties fo:background-color="#ffffff" fo:color="#252525"/>
    </style:style>
    <style:style style:name="T168_4" style:family="text">
      <style:text-properties fo:background-color="#ffffff" fo:color="#252525"/>
    </style:style>
    <style:style style:name="T168_5" style:family="text">
      <style:text-properties fo:background-color="#ffffff" fo:color="#252525"/>
    </style:style>
    <style:style style:name="P169" style:family="paragraph" style:parent-style-name="Standard">
      <style:paragraph-properties fo:text-align="justify" fo:break-before="auto" fo:text-indent="1.27cm" fo:line-height="150%" style:writing-mode="lr-tb"/>
    </style:style>
    <style:style style:name="T169_1" style:family="text">
      <style:text-properties fo:background-color="#ffffff" fo:color="#252525"/>
    </style:style>
    <style:style style:name="T169_2" style:family="text">
      <style:text-properties fo:background-color="#ffffff" fo:color="#252525"/>
    </style:style>
    <style:style style:name="T169_3" style:family="text">
      <style:text-properties fo:background-color="#ffffff" fo:color="#252525"/>
    </style:style>
    <style:style style:name="T169_4" style:family="text">
      <style:text-properties fo:background-color="#ffffff" fo:color="#252525"/>
    </style:style>
    <style:style style:name="T169_5" style:family="text">
      <style:text-properties fo:background-color="#ffffff" fo:color="#252525"/>
    </style:style>
    <style:style style:name="T169_6" style:family="text">
      <style:text-properties fo:background-color="#ffffff" fo:color="#252525"/>
    </style:style>
    <style:style style:name="T169_7" style:family="text">
      <style:text-properties fo:background-color="#ffffff" fo:color="#252525"/>
    </style:style>
    <style:style style:name="P170" style:family="paragraph" style:parent-style-name="Standard">
      <style:paragraph-properties fo:text-align="justify" fo:break-before="auto" fo:text-indent="1.27cm" fo:line-height="150%" style:writing-mode="lr-tb"/>
    </style:style>
    <style:style style:name="P171" style:family="paragraph" style:parent-style-name="Standard">
      <style:paragraph-properties fo:break-before="auto" fo:line-height="150%" style:writing-mode="lr-tb"/>
    </style:style>
    <style:style style:name="P172" style:family="paragraph" style:parent-style-name="Heading_20_1">
      <style:paragraph-properties fo:text-align="center"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50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50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P175" style:family="paragraph" style:parent-style-name="Standard">
      <style:paragraph-properties fo:break-before="auto" fo:line-height="150%" style:writing-mode="lr-tb"/>
      <style:text-properties fo:background-color="#ffffff"/>
    </style:style>
    <style:style style:name="P176" style:family="paragraph" style:parent-style-name="Standard">
      <style:paragraph-properties fo:break-before="auto" fo:line-height="150%" style:writing-mode="lr-tb"/>
    </style:style>
    <style:style style:name="T176_1" style:family="text">
      <style:text-properties fo:background-color="#ffffff"/>
    </style:style>
    <style:style style:name="T176_2" style:family="text">
      <style:text-properties fo:background-color="#ffffff"/>
    </style:style>
    <style:style style:name="T176_3" style:family="text">
      <style:text-properties fo:background-color="#ffffff"/>
    </style:style>
    <style:style style:name="T176_4" style:family="text">
      <style:text-properties fo:background-color="#ffffff"/>
    </style:style>
    <style:style style:name="P177" style:family="paragraph" style:parent-style-name="Standard">
      <style:paragraph-properties fo:break-before="auto" fo:text-indent="0cm" fo:line-height="150%" fo:margin-left="1.27cm" style:writing-mode="lr-tb"/>
    </style:style>
    <style:style style:name="T177_1" style:family="text">
      <style:text-properties fo:background-color="#ffffff"/>
    </style:style>
    <style:style style:name="T177_2" style:family="text">
      <style:text-properties fo:background-color="#ffffff"/>
    </style:style>
    <style:style style:name="P178" style:family="paragraph" style:parent-style-name="Standard">
      <style:paragraph-properties fo:break-before="auto" fo:text-indent="0cm" fo:line-height="150%" fo:margin-left="1.27cm" style:writing-mode="lr-tb"/>
    </style:style>
    <style:style style:name="T178_1" style:family="text"/>
    <style:style style:name="T178_2" style:family="text">
      <style:text-properties fo:background-color="#ffffff" fo:color="#1155cc" style:text-underline-style="solid" style:text-underline-color="font-color"/>
    </style:style>
    <style:style style:name="P179" style:family="paragraph" style:parent-style-name="Standard">
      <style:paragraph-properties fo:break-before="auto" fo:text-indent="0cm" fo:line-height="150%" fo:margin-left="1.27cm" style:writing-mode="lr-tb"/>
    </style:style>
    <style:style style:name="T179_1" style:family="text"/>
    <style:style style:name="T179_2" style:family="text">
      <style:text-properties fo:background-color="#ffffff" fo:color="#1155cc" style:text-underline-style="solid" style:text-underline-color="font-color"/>
    </style:style>
    <style:style style:name="T179_3" style:family="text"/>
    <style:style style:name="T179_4" style:family="text">
      <style:text-properties fo:background-color="#ffffff" fo:color="#1155cc" style:text-underline-style="solid" style:text-underline-color="font-color"/>
    </style:style>
    <style:style style:name="P180" style:family="paragraph" style:parent-style-name="Standard">
      <style:paragraph-properties fo:break-before="auto" fo:line-height="150%" style:writing-mode="lr-tb"/>
    </style:style>
    <style:style style:name="P181" style:family="paragraph" style:parent-style-name="Standard">
      <style:paragraph-properties fo:break-before="auto" fo:line-height="150%" style:writing-mode="lr-tb"/>
    </style:style>
    <style:style style:name="T181_1" style:family="text">
      <style:text-properties fo:font-size="14pt" style:font-size-asian="14pt" style:font-size-complex="14pt"/>
    </style:style>
    <style:style style:name="T181_2" style:family="text">
      <style:text-properties fo:font-size="14pt" style:font-size-asian="14pt" style:font-size-complex="14pt"/>
    </style:style>
    <style:style style:name="T181_3" style:family="text">
      <style:text-properties fo:font-size="14pt" style:font-size-asian="14pt" style:font-size-complex="14pt"/>
    </style:style>
    <style:style style:name="T181_4" style:family="text">
      <style:text-properties fo:font-size="14pt" style:font-size-asian="14pt" style:font-size-complex="14pt"/>
    </style:style>
    <style:style style:name="T181_5" style:family="text">
      <style:text-properties fo:font-size="14pt" style:font-size-asian="14pt" style:font-size-complex="14pt"/>
    </style:style>
    <style:style style:name="T181_6" style:family="text">
      <style:text-properties fo:font-size="14pt" style:font-size-asian="14pt" style:font-size-complex="14pt"/>
    </style:style>
    <style:style style:name="T181_7" style:family="text">
      <style:text-properties fo:font-size="14pt" style:font-size-asian="14pt" style:font-size-complex="14pt"/>
    </style:style>
    <style:style style:name="T181_8" style:family="text">
      <style:text-properties fo:font-size="14pt" style:font-size-asian="14pt" style:font-size-complex="14pt"/>
    </style:style>
    <style:style style:name="P182" style:family="paragraph" style:parent-style-name="Standard">
      <style:paragraph-properties fo:break-before="auto" fo:line-height="15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P183" style:family="paragraph" style:parent-style-name="Standard">
      <style:paragraph-properties fo:break-before="auto" fo:text-indent="0cm" fo:line-height="150%" fo:margin-left="1.27cm" style:writing-mode="lr-tb"/>
    </style:style>
    <style:style style:name="T183_1" style:family="text">
      <style:text-properties fo:font-style="italic" style:font-style-asian="italic" style:font-style-complex="italic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>
      <style:text-properties fo:font-style="italic" style:font-style-asian="italic" style:font-style-complex="italic"/>
    </style:style>
    <style:style style:name="P184" style:family="paragraph" style:parent-style-name="Standard">
      <style:paragraph-properties fo:break-before="auto" fo:text-indent="0cm" fo:line-height="150%" fo:margin-left="1.27cm" style:writing-mode="lr-tb"/>
    </style:style>
    <style:style style:name="T184_1" style:family="text">
      <style:text-properties fo:font-style="italic" style:font-style-asian="italic" style:font-style-complex="italic"/>
    </style:style>
    <style:style style:name="T184_2" style:family="text">
      <style:text-properties fo:font-style="italic" style:font-style-asian="italic" style:font-style-complex="italic"/>
    </style:style>
    <style:style style:name="T184_3" style:family="text">
      <style:text-properties fo:font-style="italic" style:font-style-asian="italic" style:font-style-complex="italic"/>
    </style:style>
    <style:style style:name="T184_4" style:family="text">
      <style:text-properties fo:font-style="italic" style:font-style-asian="italic" style:font-style-complex="italic"/>
    </style:style>
    <style:style style:name="P185" style:family="paragraph" style:parent-style-name="Standard">
      <style:paragraph-properties fo:break-before="auto" fo:text-indent="0cm" fo:line-height="150%" fo:margin-left="1.27cm" style:writing-mode="lr-tb"/>
    </style:style>
    <style:style style:name="T185_1" style:family="text">
      <style:text-properties fo:font-style="italic" style:font-style-asian="italic" style:font-style-complex="italic"/>
    </style:style>
    <style:style style:name="T185_2" style:family="text">
      <style:text-properties fo:font-style="italic" style:font-style-asian="italic" style:font-style-complex="italic"/>
    </style:style>
    <style:style style:name="P186" style:family="paragraph" style:parent-style-name="Standard">
      <style:paragraph-properties fo:break-before="auto" fo:text-indent="0cm" fo:line-height="150%" fo:margin-left="1.27cm" style:writing-mode="lr-tb"/>
    </style:style>
    <style:style style:name="T186_1" style:family="text">
      <style:text-properties fo:font-style="italic" style:font-style-asian="italic" style:font-style-complex="italic"/>
    </style:style>
    <style:style style:name="T186_2" style:family="text">
      <style:text-properties fo:font-style="italic" style:font-style-asian="italic" style:font-style-complex="italic"/>
    </style:style>
    <style:style style:name="P187" style:family="paragraph" style:parent-style-name="Standard">
      <style:paragraph-properties fo:break-before="auto" fo:line-height="150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50%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fo:line-height="15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P190" style:family="paragraph" style:parent-style-name="Standard">
      <style:paragraph-properties fo:break-before="auto" fo:line-height="150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P191" style:family="paragraph" style:parent-style-name="Standard">
      <style:paragraph-properties fo:break-before="auto" fo:line-height="150%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break-before="auto" fo:line-height="150%" style:writing-mode="lr-tb"/>
    </style:style>
    <style:style style:name="T192_1" style:family="text"/>
    <style:style style:name="T192_2" style:family="text"/>
    <style:style style:name="P193" style:family="paragraph" style:parent-style-name="Standard">
      <style:paragraph-properties fo:break-before="auto" fo:line-height="15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P194" style:family="paragraph" style:parent-style-name="Standard">
      <style:paragraph-properties fo:break-before="auto" fo:line-height="150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P195" style:family="paragraph" style:parent-style-name="Standard">
      <style:paragraph-properties fo:break-before="auto" fo:line-height="150%" style:writing-mode="lr-tb"/>
      <style:text-properties fo:background-color="#ffffff" fo:font-size="14pt" style:font-size-asian="14pt" style:font-size-complex="14pt"/>
    </style:style>
    <style:style style:name="P196" style:family="paragraph" style:parent-style-name="Standard">
      <style:paragraph-properties fo:break-before="auto" fo:line-height="150%" style:writing-mode="lr-tb"/>
    </style:style>
    <style:style style:name="T196_1" style:family="text">
      <style:text-properties fo:background-color="#ffffff" fo:font-size="14pt" style:font-size-asian="14pt" style:font-size-complex="14pt"/>
    </style:style>
    <style:style style:name="T196_2" style:family="text">
      <style:text-properties fo:background-color="#ffffff" fo:font-size="14pt" style:font-size-asian="14pt" style:font-size-complex="14pt"/>
    </style:style>
    <style:style style:name="T196_3" style:family="text">
      <style:text-properties fo:background-color="#ffffff" fo:font-size="14pt" style:font-size-asian="14pt" style:font-size-complex="14pt"/>
    </style:style>
    <style:style style:name="T196_4" style:family="text">
      <style:text-properties fo:background-color="#ffffff" fo:font-size="14pt" style:font-size-asian="14pt" style:font-size-complex="14pt"/>
    </style:style>
    <style:style style:name="T196_5" style:family="text">
      <style:text-properties fo:background-color="#ffffff" fo:font-size="14pt" style:font-size-asian="14pt" style:font-size-complex="14pt"/>
    </style:style>
    <style:style style:name="T196_6" style:family="text">
      <style:text-properties fo:background-color="#ffffff" fo:font-size="14pt" style:font-size-asian="14pt" style:font-size-complex="14pt"/>
    </style:style>
    <style:style style:name="T196_7" style:family="text">
      <style:text-properties fo:background-color="#ffffff" fo:font-size="14pt" style:font-size-asian="14pt" style:font-size-complex="14pt"/>
    </style:style>
    <style:style style:name="T196_8" style:family="text">
      <style:text-properties fo:background-color="#ffffff" fo:font-size="14pt" style:font-size-asian="14pt" style:font-size-complex="14pt"/>
    </style:style>
    <style:style style:name="T196_9" style:family="text">
      <style:text-properties fo:background-color="#ffffff" fo:font-size="14pt" style:font-size-asian="14pt" style:font-size-complex="14pt"/>
    </style:style>
    <style:style style:name="T196_10" style:family="text">
      <style:text-properties fo:background-color="#ffffff" fo:font-size="14pt" style:font-size-asian="14pt" style:font-size-complex="14pt"/>
    </style:style>
    <style:style style:name="T196_11" style:family="text">
      <style:text-properties fo:background-color="#ffffff" fo:font-size="14pt" style:font-size-asian="14pt" style:font-size-complex="14pt"/>
    </style:style>
    <style:style style:name="P197" style:family="paragraph" style:parent-style-name="Standard">
      <style:paragraph-properties fo:break-before="auto" fo:line-height="150%" fo:margin-top="0cm" style:writing-mode="lr-tb"/>
    </style:style>
    <style:style style:name="T197_1" style:family="text">
      <style:text-properties fo:background-color="#ffffff" fo:font-weight="bold" style:font-weight-asian="bold" style:font-weight-complex="bold"/>
    </style:style>
    <style:style style:name="T197_2" style:family="text">
      <style:text-properties fo:background-color="#ffffff"/>
    </style:style>
    <style:style style:name="T197_3" style:family="text">
      <style:text-properties fo:background-color="#ffffff" fo:color="#008000"/>
    </style:style>
    <style:style style:name="T197_4" style:family="text">
      <style:text-properties fo:background-color="#ffffff" fo:color="#008000"/>
    </style:style>
    <style:style style:name="T197_5" style:family="text">
      <style:text-properties fo:background-color="#ffffff" fo:color="#008000"/>
    </style:style>
    <style:style style:name="T197_6" style:family="text">
      <style:text-properties fo:background-color="#ffffff"/>
    </style:style>
    <style:style style:name="P198" style:family="paragraph" style:parent-style-name="Standard">
      <style:paragraph-properties fo:break-before="auto" fo:line-height="150%" fo:margin-top="0cm" style:writing-mode="lr-tb"/>
    </style:style>
    <style:style style:name="T198_1" style:family="text">
      <style:text-properties fo:background-color="#ffffff" fo:font-weight="bold" style:font-weight-asian="bold" style:font-weight-complex="bold"/>
    </style:style>
    <style:style style:name="T198_2" style:family="text">
      <style:text-properties fo:background-color="#ffffff"/>
    </style:style>
    <style:style style:name="T198_3" style:family="text">
      <style:text-properties fo:background-color="#ffffff" fo:color="#008000"/>
    </style:style>
    <style:style style:name="T198_4" style:family="text">
      <style:text-properties fo:background-color="#ffffff"/>
    </style:style>
    <style:style style:name="P199" style:family="paragraph" style:parent-style-name="Standard">
      <style:paragraph-properties fo:break-before="auto" fo:line-height="150%" fo:margin-top="0cm" style:writing-mode="lr-tb"/>
    </style:style>
    <style:style style:name="T199_1" style:family="text">
      <style:text-properties fo:background-color="#ffffff" fo:font-weight="bold" style:font-weight-asian="bold" style:font-weight-complex="bold"/>
    </style:style>
    <style:style style:name="T199_2" style:family="text">
      <style:text-properties fo:background-color="#ffffff" fo:font-weight="bold" style:font-weight-asian="bold" style:font-weight-complex="bold"/>
    </style:style>
    <style:style style:name="T199_3" style:family="text">
      <style:text-properties fo:background-color="#ffffff" fo:font-weight="bold" style:font-weight-asian="bold" style:font-weight-complex="bold"/>
    </style:style>
    <style:style style:name="T199_4" style:family="text">
      <style:text-properties fo:background-color="#ffffff"/>
    </style:style>
    <style:style style:name="T199_5" style:family="text">
      <style:text-properties fo:background-color="#ffffff" fo:color="#008000"/>
    </style:style>
    <style:style style:name="T199_6" style:family="text">
      <style:text-properties fo:background-color="#ffffff"/>
    </style:style>
    <style:style style:name="P200" style:family="paragraph" style:parent-style-name="Standard">
      <style:paragraph-properties fo:break-before="auto" fo:line-height="150%" fo:margin-top="0cm" style:writing-mode="lr-tb"/>
    </style:style>
    <style:style style:name="T200_1" style:family="text">
      <style:text-properties fo:background-color="#ffffff" fo:font-weight="bold" style:font-weight-asian="bold" style:font-weight-complex="bold"/>
    </style:style>
    <style:style style:name="T200_2" style:family="text">
      <style:text-properties fo:background-color="#ffffff"/>
    </style:style>
    <style:style style:name="T200_3" style:family="text">
      <style:text-properties fo:background-color="#ffffff" fo:color="#008000"/>
    </style:style>
    <style:style style:name="T200_4" style:family="text">
      <style:text-properties fo:background-color="#ffffff"/>
    </style:style>
    <style:style style:name="P201" style:family="paragraph" style:parent-style-name="Standard">
      <style:paragraph-properties fo:break-before="auto" fo:line-height="150%" fo:margin-top="0cm" style:writing-mode="lr-tb"/>
    </style:style>
    <style:style style:name="T201_1" style:family="text">
      <style:text-properties fo:background-color="#ffffff" fo:font-weight="bold" style:font-weight-asian="bold" style:font-weight-complex="bold"/>
    </style:style>
    <style:style style:name="T201_2" style:family="text">
      <style:text-properties fo:background-color="#ffffff"/>
    </style:style>
    <style:style style:name="T201_3" style:family="text">
      <style:text-properties fo:background-color="#ffffff" fo:color="#008000"/>
    </style:style>
    <style:style style:name="T201_4" style:family="text">
      <style:text-properties fo:background-color="#ffffff"/>
    </style:style>
    <style:style style:name="P202" style:family="paragraph" style:parent-style-name="Standard">
      <style:paragraph-properties fo:break-before="auto" fo:line-height="150%" fo:margin-top="0cm" style:writing-mode="lr-tb"/>
    </style:style>
    <style:style style:name="T202_1" style:family="text">
      <style:text-properties fo:background-color="#ffffff" fo:font-weight="bold" style:font-weight-asian="bold" style:font-weight-complex="bold"/>
    </style:style>
    <style:style style:name="T202_2" style:family="text">
      <style:text-properties fo:background-color="#ffffff"/>
    </style:style>
    <style:style style:name="T202_3" style:family="text">
      <style:text-properties fo:background-color="#ffffff" fo:color="#008000"/>
    </style:style>
    <style:style style:name="T202_4" style:family="text">
      <style:text-properties fo:background-color="#ffffff"/>
    </style:style>
    <style:style style:name="P203" style:family="paragraph" style:parent-style-name="Standard">
      <style:paragraph-properties fo:break-before="auto" fo:line-height="150%" fo:margin-top="0cm" style:writing-mode="lr-tb"/>
    </style:style>
    <style:style style:name="T203_1" style:family="text">
      <style:text-properties fo:background-color="#ffffff" fo:font-weight="bold" style:font-weight-asian="bold" style:font-weight-complex="bold"/>
    </style:style>
    <style:style style:name="T203_2" style:family="text">
      <style:text-properties fo:background-color="#ffffff"/>
    </style:style>
    <style:style style:name="T203_3" style:family="text">
      <style:text-properties fo:background-color="#ffffff" fo:color="#008000"/>
    </style:style>
    <style:style style:name="T203_4" style:family="text">
      <style:text-properties fo:background-color="#ffffff"/>
    </style:style>
    <style:style style:name="P204" style:family="paragraph" style:parent-style-name="Standard">
      <style:paragraph-properties fo:break-before="auto" fo:line-height="150%" fo:margin-top="0cm" style:writing-mode="lr-tb"/>
    </style:style>
    <style:style style:name="T204_1" style:family="text">
      <style:text-properties fo:background-color="#ffffff" fo:font-weight="bold" style:font-weight-asian="bold" style:font-weight-complex="bold"/>
    </style:style>
    <style:style style:name="T204_2" style:family="text">
      <style:text-properties fo:background-color="#ffffff"/>
    </style:style>
    <style:style style:name="T204_3" style:family="text">
      <style:text-properties fo:background-color="#ffffff" fo:color="#008000"/>
    </style:style>
    <style:style style:name="T204_4" style:family="text">
      <style:text-properties fo:background-color="#ffffff"/>
    </style:style>
    <style:style style:name="P205" style:family="paragraph" style:parent-style-name="Standard">
      <style:paragraph-properties fo:break-before="auto" fo:line-height="150%" fo:margin-top="0cm" style:writing-mode="lr-tb"/>
    </style:style>
    <style:style style:name="T205_1" style:family="text">
      <style:text-properties fo:background-color="#ffffff" fo:font-weight="bold" style:font-weight-asian="bold" style:font-weight-complex="bold"/>
    </style:style>
    <style:style style:name="T205_2" style:family="text">
      <style:text-properties fo:background-color="#ffffff" fo:font-weight="bold" style:font-weight-asian="bold" style:font-weight-complex="bold"/>
    </style:style>
    <style:style style:name="T205_3" style:family="text">
      <style:text-properties fo:background-color="#ffffff" fo:font-weight="bold" style:font-weight-asian="bold" style:font-weight-complex="bold"/>
    </style:style>
    <style:style style:name="T205_4" style:family="text">
      <style:text-properties fo:background-color="#ffffff"/>
    </style:style>
    <style:style style:name="T205_5" style:family="text">
      <style:text-properties fo:background-color="#ffffff" fo:color="#008000"/>
    </style:style>
    <style:style style:name="T205_6" style:family="text">
      <style:text-properties fo:background-color="#ffffff" fo:color="#008000"/>
    </style:style>
    <style:style style:name="T205_7" style:family="text">
      <style:text-properties fo:background-color="#ffffff" fo:color="#008000"/>
    </style:style>
    <style:style style:name="T205_8" style:family="text">
      <style:text-properties fo:background-color="#ffffff"/>
    </style:style>
    <style:style style:name="P206" style:family="paragraph" style:parent-style-name="Standard">
      <style:paragraph-properties fo:break-before="auto" fo:line-height="150%" fo:margin-top="0cm" style:writing-mode="lr-tb"/>
    </style:style>
    <style:style style:name="T206_1" style:family="text">
      <style:text-properties fo:background-color="#ffffff" fo:font-weight="bold" style:font-weight-asian="bold" style:font-weight-complex="bold"/>
    </style:style>
    <style:style style:name="T206_2" style:family="text">
      <style:text-properties fo:background-color="#ffffff" fo:font-weight="bold" style:font-weight-asian="bold" style:font-weight-complex="bold"/>
    </style:style>
    <style:style style:name="T206_3" style:family="text">
      <style:text-properties fo:background-color="#ffffff" fo:font-weight="bold" style:font-weight-asian="bold" style:font-weight-complex="bold"/>
    </style:style>
    <style:style style:name="T206_4" style:family="text">
      <style:text-properties fo:background-color="#ffffff"/>
    </style:style>
    <style:style style:name="T206_5" style:family="text">
      <style:text-properties fo:background-color="#ffffff" fo:color="#008000"/>
    </style:style>
    <style:style style:name="T206_6" style:family="text">
      <style:text-properties fo:background-color="#ffffff"/>
    </style:style>
    <style:style style:name="P207" style:family="paragraph" style:parent-style-name="Standard">
      <style:paragraph-properties fo:break-before="auto" fo:line-height="150%" fo:margin-top="0cm" style:writing-mode="lr-tb"/>
    </style:style>
    <style:style style:name="T207_1" style:family="text">
      <style:text-properties fo:background-color="#ffffff" fo:font-weight="bold" style:font-weight-asian="bold" style:font-weight-complex="bold"/>
    </style:style>
    <style:style style:name="T207_2" style:family="text">
      <style:text-properties fo:background-color="#ffffff"/>
    </style:style>
    <style:style style:name="T207_3" style:family="text">
      <style:text-properties fo:background-color="#ffffff" fo:color="#008000"/>
    </style:style>
    <style:style style:name="T207_4" style:family="text">
      <style:text-properties fo:background-color="#ffffff" fo:color="#008000"/>
    </style:style>
    <style:style style:name="T207_5" style:family="text">
      <style:text-properties fo:background-color="#ffffff" fo:color="#008000"/>
    </style:style>
    <style:style style:name="T207_6" style:family="text">
      <style:text-properties fo:background-color="#ffffff"/>
    </style:style>
    <style:style style:name="P208" style:family="paragraph" style:parent-style-name="Standard">
      <style:paragraph-properties fo:break-before="auto" fo:line-height="150%" fo:margin-top="0cm" style:writing-mode="lr-tb"/>
    </style:style>
    <style:style style:name="T208_1" style:family="text">
      <style:text-properties fo:background-color="#ffffff" fo:font-weight="bold" style:font-weight-asian="bold" style:font-weight-complex="bold"/>
    </style:style>
    <style:style style:name="T208_2" style:family="text">
      <style:text-properties fo:background-color="#ffffff"/>
    </style:style>
    <style:style style:name="T208_3" style:family="text">
      <style:text-properties fo:background-color="#ffffff" fo:color="#008000"/>
    </style:style>
    <style:style style:name="T208_4" style:family="text">
      <style:text-properties fo:background-color="#ffffff" fo:color="#008000"/>
    </style:style>
    <style:style style:name="T208_5" style:family="text">
      <style:text-properties fo:background-color="#ffffff" fo:color="#008000"/>
    </style:style>
    <style:style style:name="P209" style:family="paragraph" style:parent-style-name="Heading_20_1">
      <style:paragraph-properties fo:break-before="auto" fo:line-height="150%" fo:margin-top="0.353cm" fo:keep-with-next="always" fo:keep-together="always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P210" style:family="paragraph" style:parent-style-name="Standard">
      <style:paragraph-properties fo:break-before="auto" fo:line-height="15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P211" style:family="paragraph" style:parent-style-name="Standard">
      <style:paragraph-properties fo:break-before="auto" fo:line-height="150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P212" style:family="paragraph" style:parent-style-name="Standard">
      <style:paragraph-properties fo:break-before="auto" fo:line-height="150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P213" style:family="paragraph" style:parent-style-name="Standard">
      <style:paragraph-properties fo:break-before="auto" fo:line-height="15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P214" style:family="paragraph" style:parent-style-name="Standard">
      <style:paragraph-properties fo:break-before="auto" fo:line-height="150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P215" style:family="paragraph" style:parent-style-name="Standard">
      <style:paragraph-properties fo:break-before="auto" fo:line-height="150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P216" style:family="paragraph" style:parent-style-name="Standard">
      <style:paragraph-properties fo:break-before="auto" fo:line-height="15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P217" style:family="paragraph" style:parent-style-name="Standard">
      <style:paragraph-properties fo:break-before="auto" fo:line-height="150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>
      <style:text-properties fo:font-weight="bold" style:font-weight-asian="bold" style:font-weight-complex="bold"/>
    </style:style>
    <style:style style:name="T217_4" style:family="text">
      <style:text-properties fo:font-weight="bold" style:font-weight-asian="bold" style:font-weight-complex="bold"/>
    </style:style>
    <style:style style:name="T217_5" style:family="text">
      <style:text-properties fo:font-weight="bold" style:font-weight-asian="bold" style:font-weight-complex="bold"/>
    </style:style>
    <style:style style:name="T217_6" style:family="text">
      <style:text-properties fo:font-weight="bold" style:font-weight-asian="bold" style:font-weight-complex="bold"/>
    </style:style>
    <style:style style:name="P218" style:family="paragraph" style:parent-style-name="Heading_20_1">
      <style:paragraph-properties fo:text-align="center" fo:break-before="auto" fo:line-height="150%" style:writing-mode="lr-tb"/>
    </style:style>
    <style:style style:name="P219" style:family="paragraph" style:parent-style-name="Heading_20_1">
      <style:paragraph-properties fo:text-align="center" fo:break-before="auto" fo:line-height="150%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Standard">
      <style:paragraph-properties fo:break-before="auto" fo:line-height="150%" style:writing-mode="lr-tb"/>
    </style:style>
    <style:style style:name="P221" style:family="paragraph" style:parent-style-name="Standard">
      <style:paragraph-properties fo:break-before="auto" fo:line-height="150%" style:writing-mode="lr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P222" style:family="paragraph" style:parent-style-name="Standard">
      <style:paragraph-properties fo:text-align="justify" fo:break-before="auto" fo:text-indent="1.27cm" fo:line-height="15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T222_75" style:family="text"/>
    <style:style style:name="T222_76" style:family="text"/>
    <style:style style:name="T222_77" style:family="text"/>
    <style:style style:name="T222_78" style:family="text"/>
    <style:style style:name="T222_79" style:family="text"/>
    <style:style style:name="T222_80" style:family="text"/>
    <style:style style:name="T222_81" style:family="text"/>
    <style:style style:name="T222_82" style:family="text"/>
    <style:style style:name="T222_83" style:family="text"/>
    <style:style style:name="T222_84" style:family="text"/>
    <style:style style:name="T222_85" style:family="text"/>
    <style:style style:name="T222_86" style:family="text"/>
    <style:style style:name="T222_87" style:family="text"/>
    <style:style style:name="T222_88" style:family="text"/>
    <style:style style:name="T222_89" style:family="text"/>
    <style:style style:name="T222_90" style:family="text"/>
    <style:style style:name="P223" style:family="paragraph" style:parent-style-name="Standard">
      <style:paragraph-properties fo:text-align="justify" fo:break-before="auto" fo:text-indent="1.27cm" fo:line-height="15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T223_75" style:family="text"/>
    <style:style style:name="T223_76" style:family="text"/>
    <style:style style:name="T223_77" style:family="text"/>
    <style:style style:name="T223_78" style:family="text"/>
    <style:style style:name="T223_79" style:family="text"/>
    <style:style style:name="T223_80" style:family="text"/>
    <style:style style:name="T223_81" style:family="text"/>
    <style:style style:name="T223_82" style:family="text"/>
    <style:style style:name="T223_83" style:family="text"/>
    <style:style style:name="T223_84" style:family="text"/>
    <style:style style:name="T223_85" style:family="text"/>
    <style:style style:name="T223_86" style:family="text"/>
    <style:style style:name="T223_87" style:family="text"/>
    <style:style style:name="T223_88" style:family="text"/>
    <style:style style:name="P224" style:family="paragraph" style:parent-style-name="Standard">
      <style:paragraph-properties fo:break-before="auto" fo:text-indent="0cm" fo:line-height="150%" fo:margin-left="0cm" style:writing-mode="lr-tb"/>
    </style:style>
    <style:style style:name="P225" style:family="paragraph" style:parent-style-name="Standard">
      <style:paragraph-properties fo:break-before="auto" fo:text-indent="0cm" fo:line-height="150%" fo:margin-left="0cm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P226" style:family="paragraph" style:parent-style-name="Standard">
      <style:paragraph-properties fo:break-before="auto" fo:text-indent="-1.508cm" fo:line-height="150%" fo:margin-left="1.455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P227" style:family="paragraph" style:parent-style-name="Standard">
      <style:paragraph-properties fo:break-before="auto" fo:text-indent="-1.508cm" fo:line-height="150%" fo:margin-left="1.455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P228" style:family="paragraph" style:parent-style-name="Standard">
      <style:paragraph-properties fo:break-before="auto" fo:text-indent="-1.508cm" fo:line-height="150%" fo:margin-left="1.455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P229" style:family="paragraph" style:parent-style-name="Standard">
      <style:paragraph-properties fo:break-before="auto" fo:text-indent="-1.508cm" fo:line-height="150%" fo:margin-left="1.455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P230" style:family="paragraph" style:parent-style-name="Standard">
      <style:paragraph-properties fo:break-before="auto" fo:text-indent="-1.508cm" fo:line-height="150%" fo:margin-left="1.455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>
      <style:text-properties fo:font-weight="bold" style:font-weight-asian="bold" style:font-weight-complex="bold"/>
    </style:style>
    <style:style style:name="P231" style:family="paragraph" style:parent-style-name="Standard">
      <style:paragraph-properties fo:break-before="auto" fo:text-indent="-1.508cm" fo:line-height="150%" fo:margin-left="1.455cm" style:writing-mode="lr-tb"/>
    </style:style>
    <style:style style:name="T231_1" style:family="text"/>
    <style:style style:name="T231_2" style:family="text">
      <style:text-properties fo:color="#333333" fo:font-size="12pt" style:font-size-asian="12pt" style:font-size-complex="12pt"/>
    </style:style>
    <style:style style:name="T231_3" style:family="text">
      <style:text-properties fo:color="#333333" fo:font-size="12pt" style:font-size-asian="12pt" style:font-size-complex="12pt"/>
    </style:style>
    <style:style style:name="T231_4" style:family="text">
      <style:text-properties fo:color="#333333" fo:font-size="12pt" style:font-size-asian="12pt" style:font-size-complex="12pt"/>
    </style:style>
    <style:style style:name="T231_5" style:family="text">
      <style:text-properties fo:color="#333333" fo:font-size="12pt" style:font-size-asian="12pt" style:font-size-complex="12pt"/>
    </style:style>
    <style:style style:name="T231_6" style:family="text">
      <style:text-properties fo:color="#333333" fo:font-size="12pt" style:font-size-asian="12pt" style:font-size-complex="12pt"/>
    </style:style>
    <style:style style:name="T231_7" style:family="text">
      <style:text-properties fo:color="#333333" fo:font-size="12pt" style:font-size-asian="12pt" style:font-size-complex="12pt"/>
    </style:style>
    <style:style style:name="T231_8" style:family="text">
      <style:text-properties fo:color="#333333" fo:font-size="12pt" style:font-size-asian="12pt" style:font-size-complex="12pt"/>
    </style:style>
    <style:style style:name="T231_9" style:family="text">
      <style:text-properties fo:color="#333333" fo:font-size="12pt" style:font-size-asian="12pt" style:font-size-complex="12pt"/>
    </style:style>
    <style:style style:name="P232" style:family="paragraph" style:parent-style-name="Standard">
      <style:paragraph-properties fo:break-before="auto" fo:line-height="160%" style:writing-mode="lr-tb"/>
    </style:style>
    <style:style style:name="T232_1" style:family="text">
      <style:text-properties fo:color="#333333" fo:font-size="12pt" style:font-size-asian="12pt" style:font-size-complex="12pt"/>
    </style:style>
    <style:style style:name="T232_2" style:family="text">
      <style:text-properties fo:color="#333333" fo:font-size="12pt" style:font-size-asian="12pt" style:font-size-complex="12pt"/>
    </style:style>
    <style:style style:name="T232_3" style:family="text">
      <style:text-properties fo:color="#333333" fo:font-size="12pt" style:font-size-asian="12pt" style:font-size-complex="12pt"/>
    </style:style>
    <style:style style:name="T232_4" style:family="text">
      <style:text-properties fo:color="#333333" fo:font-size="12pt" style:font-size-asian="12pt" style:font-size-complex="12pt"/>
    </style:style>
    <style:style style:name="T232_5" style:family="text">
      <style:text-properties fo:color="#333333" fo:font-size="12pt" style:font-size-asian="12pt" style:font-size-complex="12pt"/>
    </style:style>
    <style:style style:name="T232_6" style:family="text">
      <style:text-properties fo:color="#333333" fo:font-size="12pt" style:font-size-asian="12pt" style:font-size-complex="12pt"/>
    </style:style>
    <style:style style:name="T232_7" style:family="text">
      <style:text-properties fo:color="#333333" fo:font-size="12pt" style:font-size-asian="12pt" style:font-size-complex="12pt"/>
    </style:style>
    <style:style style:name="T232_8" style:family="text">
      <style:text-properties fo:color="#333333" fo:font-size="12pt" style:font-size-asian="12pt" style:font-size-complex="12pt"/>
    </style:style>
    <style:style style:name="T232_9" style:family="text">
      <style:text-properties fo:color="#333333" fo:font-size="12pt" style:font-size-asian="12pt" style:font-size-complex="12pt"/>
    </style:style>
    <style:style style:name="T232_10" style:family="text">
      <style:text-properties fo:color="#333333" fo:font-size="12pt" style:font-size-asian="12pt" style:font-size-complex="12pt"/>
    </style:style>
    <style:style style:name="T232_11" style:family="text">
      <style:text-properties fo:color="#333333" fo:font-size="12pt" style:font-size-asian="12pt" style:font-size-complex="12pt"/>
    </style:style>
    <style:style style:name="P233" style:family="paragraph" style:parent-style-name="Standard">
      <style:paragraph-properties fo:break-before="auto" fo:line-height="160%" style:writing-mode="lr-tb"/>
    </style:style>
    <style:style style:name="T233_1" style:family="text">
      <style:text-properties fo:color="#333333" fo:font-size="12pt" style:font-size-asian="12pt" style:font-size-complex="12pt"/>
    </style:style>
    <style:style style:name="T233_2" style:family="text">
      <style:text-properties fo:color="#333333" fo:font-size="12pt" style:font-size-asian="12pt" style:font-size-complex="12pt"/>
    </style:style>
    <style:style style:name="T233_3" style:family="text">
      <style:text-properties fo:color="#333333" fo:font-size="12pt" style:font-size-asian="12pt" style:font-size-complex="12pt"/>
    </style:style>
    <style:style style:name="T233_4" style:family="text">
      <style:text-properties fo:color="#333333" fo:font-size="12pt" style:font-size-asian="12pt" style:font-size-complex="12pt"/>
    </style:style>
    <style:style style:name="T233_5" style:family="text">
      <style:text-properties fo:color="#333333" fo:font-size="12pt" style:font-size-asian="12pt" style:font-size-complex="12pt"/>
    </style:style>
    <style:style style:name="T233_6" style:family="text">
      <style:text-properties fo:color="#333333" fo:font-size="12pt" style:font-size-asian="12pt" style:font-size-complex="12pt"/>
    </style:style>
    <style:style style:name="T233_7" style:family="text">
      <style:text-properties fo:color="#333333" fo:font-size="12pt" style:font-size-asian="12pt" style:font-size-complex="12pt"/>
    </style:style>
    <style:style style:name="P234" style:family="paragraph" style:parent-style-name="Standard">
      <style:paragraph-properties fo:break-before="auto" fo:line-height="160%" style:writing-mode="lr-tb"/>
    </style:style>
    <style:style style:name="T234_1" style:family="text">
      <style:text-properties fo:color="#333333" fo:font-size="12pt" style:font-size-asian="12pt" style:font-size-complex="12pt"/>
    </style:style>
    <style:style style:name="T234_2" style:family="text">
      <style:text-properties fo:color="#333333" fo:font-size="12pt" style:font-size-asian="12pt" style:font-size-complex="12pt"/>
    </style:style>
    <style:style style:name="T234_3" style:family="text">
      <style:text-properties fo:color="#333333" fo:font-size="12pt" style:font-size-asian="12pt" style:font-size-complex="12pt"/>
    </style:style>
    <style:style style:name="T234_4" style:family="text">
      <style:text-properties fo:color="#333333" fo:font-size="12pt" style:font-size-asian="12pt" style:font-size-complex="12pt"/>
    </style:style>
    <style:style style:name="T234_5" style:family="text">
      <style:text-properties fo:color="#333333" fo:font-size="12pt" style:font-size-asian="12pt" style:font-size-complex="12pt"/>
    </style:style>
    <style:style style:name="T234_6" style:family="text">
      <style:text-properties fo:color="#333333" fo:font-size="12pt" style:font-size-asian="12pt" style:font-size-complex="12pt"/>
    </style:style>
    <style:style style:name="T234_7" style:family="text">
      <style:text-properties fo:color="#333333" fo:font-size="12pt" style:font-size-asian="12pt" style:font-size-complex="12pt"/>
    </style:style>
    <style:style style:name="T234_8" style:family="text">
      <style:text-properties fo:color="#333333" fo:font-size="12pt" style:font-size-asian="12pt" style:font-size-complex="12pt"/>
    </style:style>
    <style:style style:name="T234_9" style:family="text">
      <style:text-properties fo:color="#333333" fo:font-size="12pt" style:font-size-asian="12pt" style:font-size-complex="12pt"/>
    </style:style>
    <style:style style:name="T234_10" style:family="text">
      <style:text-properties fo:color="#333333" fo:font-size="12pt" style:font-size-asian="12pt" style:font-size-complex="12pt"/>
    </style:style>
    <style:style style:name="T234_11" style:family="text">
      <style:text-properties fo:color="#333333" fo:font-size="12pt" style:font-size-asian="12pt" style:font-size-complex="12pt"/>
    </style:style>
    <style:style style:name="P235" style:family="paragraph" style:parent-style-name="Standard">
      <style:paragraph-properties fo:break-before="auto" fo:line-height="160%" style:writing-mode="lr-tb"/>
    </style:style>
    <style:style style:name="T235_1" style:family="text">
      <style:text-properties fo:color="#333333" fo:font-size="12pt" style:font-size-asian="12pt" style:font-size-complex="12pt"/>
    </style:style>
    <style:style style:name="T235_2" style:family="text">
      <style:text-properties fo:color="#333333" fo:font-size="12pt" style:font-size-asian="12pt" style:font-size-complex="12pt"/>
    </style:style>
    <style:style style:name="T235_3" style:family="text">
      <style:text-properties fo:color="#333333" fo:font-size="12pt" style:font-size-asian="12pt" style:font-size-complex="12pt"/>
    </style:style>
    <style:style style:name="T235_4" style:family="text">
      <style:text-properties fo:color="#333333" fo:font-size="12pt" style:font-size-asian="12pt" style:font-size-complex="12pt"/>
    </style:style>
    <style:style style:name="T235_5" style:family="text">
      <style:text-properties fo:color="#333333" fo:font-size="12pt" style:font-size-asian="12pt" style:font-size-complex="12pt"/>
    </style:style>
    <style:style style:name="P236" style:family="paragraph" style:parent-style-name="Standard">
      <style:paragraph-properties fo:break-before="auto" fo:line-height="160%" style:writing-mode="lr-tb"/>
    </style:style>
    <style:style style:name="T236_1" style:family="text">
      <style:text-properties fo:color="#333333" fo:font-size="12pt" style:font-size-asian="12pt" style:font-size-complex="12pt"/>
    </style:style>
    <style:style style:name="T236_2" style:family="text">
      <style:text-properties fo:color="#333333" fo:font-size="12pt" style:font-size-asian="12pt" style:font-size-complex="12pt"/>
    </style:style>
    <style:style style:name="T236_3" style:family="text">
      <style:text-properties fo:color="#333333" fo:font-size="12pt" style:font-size-asian="12pt" style:font-size-complex="12pt"/>
    </style:style>
    <style:style style:name="T236_4" style:family="text">
      <style:text-properties fo:color="#333333" fo:font-size="12pt" style:font-size-asian="12pt" style:font-size-complex="12pt"/>
    </style:style>
    <style:style style:name="T236_5" style:family="text">
      <style:text-properties fo:color="#333333" fo:font-size="12pt" style:font-size-asian="12pt" style:font-size-complex="12pt"/>
    </style:style>
    <style:style style:name="T236_6" style:family="text">
      <style:text-properties fo:color="#333333" fo:font-size="12pt" style:font-size-asian="12pt" style:font-size-complex="12pt"/>
    </style:style>
    <style:style style:name="T236_7" style:family="text">
      <style:text-properties fo:color="#333333" fo:font-size="12pt" style:font-size-asian="12pt" style:font-size-complex="12pt"/>
    </style:style>
    <style:style style:name="T236_8" style:family="text">
      <style:text-properties fo:color="#333333" fo:font-size="12pt" style:font-size-asian="12pt" style:font-size-complex="12pt"/>
    </style:style>
    <style:style style:name="T236_9" style:family="text">
      <style:text-properties fo:color="#333333" fo:font-size="12pt" style:font-size-asian="12pt" style:font-size-complex="12pt"/>
    </style:style>
    <style:style style:name="P237" style:family="paragraph" style:parent-style-name="Standard">
      <style:paragraph-properties fo:break-before="auto" fo:line-height="160%" style:writing-mode="lr-tb"/>
    </style:style>
    <style:style style:name="T237_1" style:family="text">
      <style:text-properties fo:color="#333333" fo:font-size="12pt" style:font-size-asian="12pt" style:font-size-complex="12pt"/>
    </style:style>
    <style:style style:name="T237_2" style:family="text">
      <style:text-properties fo:color="#333333" fo:font-size="12pt" style:font-size-asian="12pt" style:font-size-complex="12pt"/>
    </style:style>
    <style:style style:name="T237_3" style:family="text">
      <style:text-properties fo:color="#333333" fo:font-size="12pt" style:font-size-asian="12pt" style:font-size-complex="12pt"/>
    </style:style>
    <style:style style:name="T237_4" style:family="text">
      <style:text-properties fo:color="#333333" fo:font-size="12pt" style:font-size-asian="12pt" style:font-size-complex="12pt"/>
    </style:style>
    <style:style style:name="T237_5" style:family="text">
      <style:text-properties fo:color="#333333" fo:font-size="12pt" style:font-size-asian="12pt" style:font-size-complex="12pt"/>
    </style:style>
    <style:style style:name="T237_6" style:family="text">
      <style:text-properties fo:color="#333333" fo:font-size="12pt" style:font-size-asian="12pt" style:font-size-complex="12pt"/>
    </style:style>
    <style:style style:name="T237_7" style:family="text">
      <style:text-properties fo:color="#333333" fo:font-size="12pt" style:font-size-asian="12pt" style:font-size-complex="12pt"/>
    </style:style>
    <style:style style:name="T237_8" style:family="text">
      <style:text-properties fo:color="#333333" fo:font-size="12pt" style:font-size-asian="12pt" style:font-size-complex="12pt"/>
    </style:style>
    <style:style style:name="T237_9" style:family="text">
      <style:text-properties fo:color="#333333" fo:font-size="12pt" style:font-size-asian="12pt" style:font-size-complex="12pt"/>
    </style:style>
    <style:style style:name="P238" style:family="paragraph" style:parent-style-name="Standard">
      <style:paragraph-properties fo:break-before="auto" fo:line-height="160%" style:writing-mode="lr-tb"/>
    </style:style>
    <style:style style:name="T238_1" style:family="text">
      <style:text-properties fo:color="#333333" fo:font-size="12pt" style:font-size-asian="12pt" style:font-size-complex="12pt"/>
    </style:style>
    <style:style style:name="T238_2" style:family="text">
      <style:text-properties fo:color="#333333" fo:font-size="12pt" style:font-size-asian="12pt" style:font-size-complex="12pt"/>
    </style:style>
    <style:style style:name="T238_3" style:family="text">
      <style:text-properties fo:color="#333333" fo:font-size="12pt" style:font-size-asian="12pt" style:font-size-complex="12pt"/>
    </style:style>
    <style:style style:name="T238_4" style:family="text">
      <style:text-properties fo:color="#333333" fo:font-size="12pt" style:font-size-asian="12pt" style:font-size-complex="12pt"/>
    </style:style>
    <style:style style:name="P239" style:family="paragraph" style:parent-style-name="Standard">
      <style:paragraph-properties fo:break-before="auto" fo:line-height="160%" style:writing-mode="lr-tb"/>
    </style:style>
    <style:style style:name="T239_1" style:family="text">
      <style:text-properties fo:font-weight="bold" style:font-weight-asian="bold" style:font-weight-complex="bold"/>
    </style:style>
    <style:style style:name="T239_2" style:family="text">
      <style:text-properties fo:font-weight="bold" style:font-weight-asian="bold" style:font-weight-complex="bold"/>
    </style:style>
    <style:style style:name="P240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>
      <style:text-properties fo:color="#1155cc" style:text-underline-style="solid" style:text-underline-color="font-color"/>
    </style:style>
    <style:style style:name="T240_60" style:family="text"/>
    <style:style style:name="T240_61" style:family="text">
      <style:text-properties fo:color="#1155cc" style:text-underline-style="solid" style:text-underline-color="font-color"/>
    </style:style>
    <style:style style:name="T240_62" style:family="text"/>
    <style:style style:name="T240_63" style:family="text">
      <style:text-properties fo:color="#1155cc" style:text-underline-style="solid" style:text-underline-color="font-color"/>
    </style:style>
    <style:style style:name="T240_64" style:family="text"/>
    <style:style style:name="P241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>
      <style:text-properties fo:color="#1155cc" style:text-underline-style="solid" style:text-underline-color="font-color"/>
    </style:style>
    <style:style style:name="T241_64" style:family="text"/>
    <style:style style:name="T241_65" style:family="text">
      <style:text-properties fo:color="#1155cc" style:text-underline-style="solid" style:text-underline-color="font-color"/>
    </style:style>
    <style:style style:name="T241_66" style:family="text"/>
    <style:style style:name="T241_67" style:family="text">
      <style:text-properties fo:color="#1155cc" style:text-underline-style="solid" style:text-underline-color="font-color"/>
    </style:style>
    <style:style style:name="T241_68" style:family="text"/>
    <style:style style:name="T241_69" style:family="text">
      <style:text-properties fo:color="#1155cc" style:text-underline-style="solid" style:text-underline-color="font-color"/>
    </style:style>
    <style:style style:name="T241_70" style:family="text"/>
    <style:style style:name="T241_71" style:family="text">
      <style:text-properties fo:color="#1155cc" style:text-underline-style="solid" style:text-underline-color="font-color"/>
    </style:style>
    <style:style style:name="T241_72" style:family="text"/>
    <style:style style:name="P242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P243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>
      <style:text-properties fo:background-color="#ffffff"/>
    </style:style>
    <style:style style:name="T243_77" style:family="text">
      <style:text-properties fo:background-color="#ffffff"/>
    </style:style>
    <style:style style:name="T243_78" style:family="text">
      <style:text-properties fo:background-color="#ffffff"/>
    </style:style>
    <style:style style:name="T243_79" style:family="text">
      <style:text-properties fo:background-color="#ffffff"/>
    </style:style>
    <style:style style:name="T243_80" style:family="text">
      <style:text-properties fo:background-color="#ffffff"/>
    </style:style>
    <style:style style:name="T243_81" style:family="text">
      <style:text-properties fo:background-color="#ffffff"/>
    </style:style>
    <style:style style:name="T243_82" style:family="text">
      <style:text-properties fo:background-color="#ffffff"/>
    </style:style>
    <style:style style:name="T243_83" style:family="text">
      <style:text-properties fo:background-color="#ffffff"/>
    </style:style>
    <style:style style:name="T243_84" style:family="text">
      <style:text-properties fo:background-color="#ffffff"/>
    </style:style>
    <style:style style:name="T243_85" style:family="text">
      <style:text-properties fo:background-color="#ffffff"/>
    </style:style>
    <style:style style:name="T243_86" style:family="text">
      <style:text-properties fo:background-color="#ffffff"/>
    </style:style>
    <style:style style:name="T243_87" style:family="text">
      <style:text-properties fo:background-color="#ffffff"/>
    </style:style>
    <style:style style:name="T243_88" style:family="text">
      <style:text-properties fo:background-color="#ffffff"/>
    </style:style>
    <style:style style:name="T243_89" style:family="text">
      <style:text-properties fo:background-color="#ffffff"/>
    </style:style>
    <style:style style:name="T243_90" style:family="text">
      <style:text-properties fo:background-color="#ffffff"/>
    </style:style>
    <style:style style:name="T243_91" style:family="text">
      <style:text-properties fo:background-color="#ffffff"/>
    </style:style>
    <style:style style:name="T243_92" style:family="text">
      <style:text-properties fo:background-color="#ffffff"/>
    </style:style>
    <style:style style:name="T243_93" style:family="text">
      <style:text-properties fo:background-color="#ffffff"/>
    </style:style>
    <style:style style:name="T243_94" style:family="text">
      <style:text-properties fo:background-color="#ffffff"/>
    </style:style>
    <style:style style:name="T243_95" style:family="text">
      <style:text-properties fo:background-color="#ffffff"/>
    </style:style>
    <style:style style:name="T243_96" style:family="text">
      <style:text-properties fo:background-color="#ffffff"/>
    </style:style>
    <style:style style:name="T243_97" style:family="text">
      <style:text-properties fo:background-color="#ffffff"/>
    </style:style>
    <style:style style:name="T243_98" style:family="text">
      <style:text-properties fo:background-color="#ffffff"/>
    </style:style>
    <style:style style:name="T243_99" style:family="text">
      <style:text-properties fo:background-color="#ffffff"/>
    </style:style>
    <style:style style:name="T243_100" style:family="text">
      <style:text-properties fo:background-color="#ffffff"/>
    </style:style>
    <style:style style:name="T243_101" style:family="text">
      <style:text-properties fo:background-color="#ffffff"/>
    </style:style>
    <style:style style:name="T243_102" style:family="text">
      <style:text-properties fo:background-color="#ffffff"/>
    </style:style>
    <style:style style:name="T243_103" style:family="text">
      <style:text-properties fo:background-color="#ffffff"/>
    </style:style>
    <style:style style:name="T243_104" style:family="text">
      <style:text-properties fo:background-color="#ffffff"/>
    </style:style>
    <style:style style:name="T243_105" style:family="text">
      <style:text-properties fo:background-color="#ffffff"/>
    </style:style>
    <style:style style:name="T243_106" style:family="text">
      <style:text-properties fo:background-color="#ffffff"/>
    </style:style>
    <style:style style:name="T243_107" style:family="text">
      <style:text-properties fo:background-color="#ffffff"/>
    </style:style>
    <style:style style:name="T243_108" style:family="text">
      <style:text-properties fo:background-color="#ffffff"/>
    </style:style>
    <style:style style:name="T243_109" style:family="text">
      <style:text-properties fo:background-color="#ffffff"/>
    </style:style>
    <style:style style:name="T243_110" style:family="text">
      <style:text-properties fo:background-color="#ffffff"/>
    </style:style>
    <style:style style:name="T243_111" style:family="text">
      <style:text-properties fo:background-color="#ffffff"/>
    </style:style>
    <style:style style:name="T243_112" style:family="text">
      <style:text-properties fo:background-color="#ffffff"/>
    </style:style>
    <style:style style:name="T243_113" style:family="text">
      <style:text-properties fo:background-color="#ffffff"/>
    </style:style>
    <style:style style:name="T243_114" style:family="text">
      <style:text-properties fo:background-color="#ffffff"/>
    </style:style>
    <style:style style:name="T243_115" style:family="text">
      <style:text-properties fo:background-color="#ffffff"/>
    </style:style>
    <style:style style:name="T243_116" style:family="text">
      <style:text-properties fo:background-color="#ffffff"/>
    </style:style>
    <style:style style:name="T243_117" style:family="text">
      <style:text-properties fo:background-color="#ffffff"/>
    </style:style>
    <style:style style:name="T243_118" style:family="text">
      <style:text-properties fo:background-color="#ffffff"/>
    </style:style>
    <style:style style:name="T243_119" style:family="text">
      <style:text-properties fo:background-color="#ffffff"/>
    </style:style>
    <style:style style:name="T243_120" style:family="text">
      <style:text-properties fo:background-color="#ffffff"/>
    </style:style>
    <style:style style:name="T243_121" style:family="text">
      <style:text-properties fo:background-color="#ffffff"/>
    </style:style>
    <style:style style:name="T243_122" style:family="text">
      <style:text-properties fo:background-color="#ffffff"/>
    </style:style>
    <style:style style:name="T243_123" style:family="text">
      <style:text-properties fo:background-color="#ffffff"/>
    </style:style>
    <style:style style:name="T243_124" style:family="text">
      <style:text-properties fo:background-color="#ffffff"/>
    </style:style>
    <style:style style:name="T243_125" style:family="text">
      <style:text-properties fo:background-color="#ffffff"/>
    </style:style>
    <style:style style:name="T243_126" style:family="text">
      <style:text-properties fo:background-color="#ffffff"/>
    </style:style>
    <style:style style:name="T243_127" style:family="text">
      <style:text-properties fo:background-color="#ffffff"/>
    </style:style>
    <style:style style:name="P24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P245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P246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P247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P248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P249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P250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P251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P252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P253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</office:automatic-styles>
  <office:body>
    <office:text>
      <text:p text:style-name="P1"><text:bookmark-start text:name="h.r32sq297euei"/><text:bookmark-end text:name="h.r32sq297euei"/><text:span text:style-name="T1_1">Weather</text:span><text:span text:style-name="T1_2">2</text:span><text:span text:style-name="T1_3">Gis</text:span></text:p>
      <text:p text:style-name="P2"><text:bookmark-start text:name="h.1ilhv1tku2u8"/><text:bookmark-end text:name="h.1ilhv1tku2u8"/><text:span text:style-name="T2_1">2</text:span><text:span text:style-name="T2_2">Gis</text:span><text:span text:style-name="T2_3"><text:s/></text:span><text:span text:style-name="T2_4">Summer</text:span><text:span text:style-name="T2_5"><text:s/></text:span><text:span text:style-name="T2_6">School</text:span><text:span text:style-name="T2_7"><text:s/>2014</text:span></text:p>
      <text:p text:style-name="P3"><text:span text:style-name="T3_1">Team</text:span><text:span text:style-name="T3_2"><text:s/></text:span><text:span text:style-name="T3_3">Leads</text:span><text:span text:style-name="T3_4">:<text:s text:c="14"/></text:span><text:span text:style-name="T3_5">И</text:span><text:span text:style-name="T3_6">лья</text:span><text:span text:style-name="T3_7"><text:s/></text:span><text:span text:style-name="T3_8">Егоров</text:span></text:p>
      <text:p text:style-name="P4"><text:span text:style-name="T4_1">Денис</text:span><text:span text:style-name="T4_2"><text:s/></text:span><text:span text:style-name="T4_3">Яковлев</text:span></text:p>
      <text:p text:style-name="P5"><text:span text:style-name="T5_1">Backend</text:span><text:span text:style-name="T5_2">:<text:s text:c="3"/></text:span><text:span text:style-name="T5_3">Сергей</text:span><text:span text:style-name="T5_4"><text:s/></text:span><text:span text:style-name="T5_5">Атрощенко</text:span><text:span text:style-name="T5_6"><text:s/></text:span></text:p>
      <text:p text:style-name="P6"><text:span text:style-name="T6_1">Илья</text:span><text:span text:style-name="T6_2"><text:s/></text:span><text:span text:style-name="T6_3">Павлик</text:span></text:p>
      <text:p text:style-name="P7"><text:span text:style-name="T7_1">Frontend</text:span><text:span text:style-name="T7_2">:<text:s text:c="10"/></text:span><text:span text:style-name="T7_3">Павел</text:span><text:span text:style-name="T7_4"><text:s/></text:span><text:span text:style-name="T7_5">Жуковец</text:span></text:p>
      <text:p text:style-name="P8"><text:span text:style-name="T8_1">Максим</text:span><text:span text:style-name="T8_2"><text:s/></text:span><text:span text:style-name="T8_3">Колесников</text:span></text:p>
      <text:p text:style-name="P9"><text:span text:style-name="T9_1">Игорь</text:span><text:span text:style-name="T9_2"><text:s/></text:span><text:span text:style-name="T9_3">Гладких</text:span><text:span text:style-name="T9_4"><text:s/></text:span></text:p>
      <text:p text:style-name="P10"><text:span text:style-name="T10_1">QA</text:span><text:span text:style-name="T10_2">:<text:s text:c="3"/></text:span><text:span text:style-name="T10_3">Марина</text:span><text:span text:style-name="T10_4"><text:s/></text:span><text:span text:style-name="T10_5">Сальникова</text:span></text:p>
      <text:p text:style-name="P11"/>
      <text:p text:style-name="P12"/>
      <text:p text:style-name="P13"><text:span text:style-name="T13_1"><text:a xlink:type="simple" xlink:href="#h.fdr0vef2xxz1"><text:span text:style-name="T13_2">Описание</text:span></text:a></text:span><text:span text:style-name="T13_3"><text:a xlink:type="simple" xlink:href="#h.fdr0vef2xxz1"><text:span text:style-name="T13_4"><text:s/></text:span></text:a></text:span><text:span text:style-name="T13_5"><text:a xlink:type="simple" xlink:href="#h.fdr0vef2xxz1"><text:span text:style-name="T13_6">проекта</text:span></text:a></text:span></text:p>
      <text:p text:style-name="P14"><text:span text:style-name="T14_1"><text:a xlink:type="simple" xlink:href="#h.rejwcslyljsj"><text:span text:style-name="T14_2">Функции</text:span></text:a></text:span><text:span text:style-name="T14_3"><text:a xlink:type="simple" xlink:href="#h.rejwcslyljsj"><text:span text:style-name="T14_4"><text:s/></text:span></text:a></text:span><text:span text:style-name="T14_5"><text:a xlink:type="simple" xlink:href="#h.rejwcslyljsj"><text:span text:style-name="T14_6">системы</text:span></text:a></text:span></text:p>
      <text:p text:style-name="P15"><text:span text:style-name="T15_1"><text:a xlink:type="simple" xlink:href="#h.ab0xizhz8j1z"><text:span text:style-name="T15_2">Состав</text:span></text:a></text:span><text:span text:style-name="T15_3"><text:a xlink:type="simple" xlink:href="#h.ab0xizhz8j1z"><text:span text:style-name="T15_4"><text:s/></text:span></text:a></text:span><text:span text:style-name="T15_5"><text:a xlink:type="simple" xlink:href="#h.ab0xizhz8j1z"><text:span text:style-name="T15_6">работ</text:span></text:a></text:span></text:p>
      <text:p text:style-name="P16"><text:span text:style-name="T16_1"><text:a xlink:type="simple" xlink:href="#h.l0fhwlpuk4ea"><text:span text:style-name="T16_2">Архитектура</text:span></text:a></text:span><text:span text:style-name="T16_3"><text:a xlink:type="simple" xlink:href="#h.l0fhwlpuk4ea"><text:span text:style-name="T16_4"><text:s/></text:span></text:a></text:span><text:span text:style-name="T16_5"><text:a xlink:type="simple" xlink:href="#h.l0fhwlpuk4ea"><text:span text:style-name="T16_6">приложения</text:span></text:a></text:span></text:p>
      <text:p text:style-name="P17"><text:span text:style-name="T17_1"><text:a xlink:type="simple" xlink:href="#h.oql2pr6wlnzw"><text:span text:style-name="T17_2">Требования</text:span></text:a></text:span><text:span text:style-name="T17_3"><text:a xlink:type="simple" xlink:href="#h.oql2pr6wlnzw"><text:span text:style-name="T17_4"><text:s/></text:span></text:a></text:span><text:span text:style-name="T17_5"><text:a xlink:type="simple" xlink:href="#h.oql2pr6wlnzw"><text:span text:style-name="T17_6">к</text:span></text:a></text:span><text:span text:style-name="T17_7"><text:a xlink:type="simple" xlink:href="#h.oql2pr6wlnzw"><text:span text:style-name="T17_8"><text:s/></text:span></text:a></text:span><text:span text:style-name="T17_9"><text:a xlink:type="simple" xlink:href="#h.oql2pr6wlnzw"><text:span text:style-name="T17_10">ПО</text:span></text:a></text:span></text:p>
      <text:p text:style-name="P18"><text:span text:style-name="T18_1">API</text:span></text:p>
      <text:p text:style-name="P19"><text:span text:style-name="T19_1"><text:a xlink:type="simple" xlink:href="#h.eu7oslukfkq8"><text:span text:style-name="T19_2">Техническая</text:span></text:a></text:span><text:span text:style-name="T19_3"><text:a xlink:type="simple" xlink:href="#h.eu7oslukfkq8"><text:span text:style-name="T19_4"><text:s/></text:span></text:a></text:span><text:span text:style-name="T19_5"><text:a xlink:type="simple" xlink:href="#h.eu7oslukfkq8"><text:span text:style-name="T19_6">реализация</text:span></text:a></text:span></text:p>
      <text:p text:style-name="P20"/>
      <text:p text:style-name="P21"/>
      <text:p text:style-name="P22"/>
      <text:h text:style-name="P23" text:outline-level="10"><text:bookmark-start text:name="h.awmlrjos9wf8"/><text:bookmark-end text:name="h.awmlrjos9wf8"/><text:span text:style-name="T23_1">Описание</text:span><text:span text:style-name="T23_2"><text:s/></text:span><text:span text:style-name="T23_3">проекта</text:span></text:h>
      <text:p text:style-name="P24"><text:span text:style-name="T24_1">Проект</text:span><text:span text:style-name="T24_2"><text:s/></text:span><text:span text:style-name="T24_3">Weather</text:span><text:span text:style-name="T24_4">2</text:span><text:span text:style-name="T24_5">Gis</text:span><text:span text:style-name="T24_6"><text:s/></text:span><text:span text:style-name="T24_7">является</text:span><text:span text:style-name="T24_8"><text:s/></text:span><text:span text:style-name="T24_9">пилотным</text:span><text:span text:style-name="T24_10"><text:s/></text:span><text:span text:style-name="T24_11">проектом</text:span><text:span text:style-name="T24_12"><text:s/></text:span><text:span text:style-name="T24_13">молодых</text:span><text:span text:style-name="T24_14"><text:s/></text:span><text:span text:style-name="T24_15">умов</text:span><text:span text:style-name="T24_16"><text:s/></text:span><text:span text:style-name="T24_17">в</text:span><text:span text:style-name="T24_18"><text:s/></text:span><text:span text:style-name="T24_19">рамках</text:span><text:span text:style-name="T24_20"><text:s/></text:span><text:span text:style-name="T24_21">Летней</text:span><text:span text:style-name="T24_22"><text:s/></text:span><text:span text:style-name="T24_23">школы</text:span><text:span text:style-name="T24_24"><text:s/></text:span><text:span text:style-name="T24_25">разработки</text:span><text:span text:style-name="T24_26"><text:s/></text:span><text:span text:style-name="T24_27">компании</text:span><text:span text:style-name="T24_28"><text:s/>2</text:span><text:span text:style-name="T24_29">Gis</text:span><text:span text:style-name="T24_30">.<text:s/></text:span></text:p>
      <text:p text:style-name="P25"><text:span text:style-name="T25_1">Идея</text:span><text:span text:style-name="T25_2"><text:s/></text:span><text:span text:style-name="T25_3">заключается</text:span><text:span text:style-name="T25_4"><text:s/></text:span><text:span text:style-name="T25_5">в</text:span><text:span text:style-name="T25_6"><text:s/></text:span><text:span text:style-name="T25_7">создании</text:span><text:span text:style-name="T25_8"><text:s/></text:span><text:span text:style-name="T25_9">некоторого</text:span><text:span text:style-name="T25_10"><text:s/></text:span><text:span text:style-name="T25_11">агрегатора</text:span><text:span text:style-name="T25_12"><text:s/></text:span><text:span text:style-name="T25_13">погоды</text:span><text:span text:style-name="T25_14">,<text:s/></text:span><text:span text:style-name="T25_15">который</text:span><text:span text:style-name="T25_16"><text:s/></text:span><text:span text:style-name="T25_17">будет</text:span><text:span text:style-name="T25_18"><text:s/></text:span><text:span text:style-name="T25_19">собирать</text:span><text:span text:style-name="T25_20"><text:s/></text:span><text:span text:style-name="T25_21">информацию</text:span><text:span text:style-name="T25_22"><text:s/></text:span><text:span text:style-name="T25_23">о</text:span><text:span text:style-name="T25_24"><text:s/></text:span><text:span text:style-name="T25_25">погоде</text:span><text:span text:style-name="T25_26"><text:s/></text:span><text:span text:style-name="T25_27">по</text:span><text:span text:style-name="T25_28"><text:s/></text:span><text:span text:style-name="T25_29">городам</text:span><text:span text:style-name="T25_30"><text:s/></text:span><text:span text:style-name="T25_31">России</text:span><text:span text:style-name="T25_32"><text:s/></text:span><text:span text:style-name="T25_33">с</text:span><text:span text:style-name="T25_34"><text:s/></text:span><text:span text:style-name="T25_35">разных</text:span><text:span text:style-name="T25_36"><text:s/></text:span><text:span text:style-name="T25_37">источников</text:span><text:span text:style-name="T25_38"><text:s/></text:span><text:span text:style-name="T25_39">в</text:span><text:span text:style-name="T25_40"><text:s/></text:span><text:span text:style-name="T25_41">интернете</text:span><text:span text:style-name="T25_42"><text:s/></text:span><text:span text:style-name="T25_43">и</text:span><text:span text:style-name="T25_44"><text:s/></text:span><text:span text:style-name="T25_45">отображать</text:span><text:span text:style-name="T25_46"><text:s/></text:span><text:span text:style-name="T25_47">результаты</text:span><text:span text:style-name="T25_48"><text:s/></text:span><text:span text:style-name="T25_49">на</text:span><text:span text:style-name="T25_50"><text:s/></text:span><text:span text:style-name="T25_51">карте</text:span><text:span text:style-name="T25_52"><text:s/></text:span><text:span text:style-name="T25_53">с</text:span><text:span text:style-name="T25_54"><text:s/></text:span><text:span text:style-name="T25_55">использованием</text:span><text:span text:style-name="T25_56"><text:s/></text:span><text:span text:style-name="T25_57">API</text:span><text:span text:style-name="T25_58"><text:s/></text:span><text:span text:style-name="T25_59">карт</text:span><text:span text:style-name="T25_60"><text:s/>2</text:span><text:span text:style-name="T25_61">Gis</text:span><text:span text:style-name="T25_62">.<text:s/></text:span><text:span text:style-name="T25_63">Сервис</text:span><text:span text:style-name="T25_64"><text:s/></text:span><text:span text:style-name="T25_65">позволяет</text:span><text:span text:style-name="T25_66"><text:s/></text:span><text:span text:style-name="T25_67">искать</text:span><text:span text:style-name="T25_68"><text:s/></text:span><text:span text:style-name="T25_69">на</text:span><text:span text:style-name="T25_70"><text:s/></text:span><text:span text:style-name="T25_71">карте</text:span><text:span text:style-name="T25_72"><text:s/></text:span><text:span text:style-name="T25_73">конкретные</text:span><text:span text:style-name="T25_74"><text:s/></text:span><text:span text:style-name="T25_75">города</text:span><text:span text:style-name="T25_76"><text:s/></text:span><text:span text:style-name="T25_77">и</text:span><text:span text:style-name="T25_78"><text:s/></text:span><text:span text:style-name="T25_79">получать</text:span><text:span text:style-name="T25_80"><text:s/></text:span><text:span text:style-name="T25_81">сводку</text:span><text:span text:style-name="T25_82"><text:s/></text:span><text:span text:style-name="T25_83">погоды</text:span><text:span text:style-name="T25_84"><text:s/></text:span><text:span text:style-name="T25_85">натнесколько</text:span><text:span text:style-name="T25_86"><text:s/></text:span><text:span text:style-name="T25_87">дней</text:span><text:span text:style-name="T25_88"><text:s/></text:span><text:span text:style-name="T25_89">вперед</text:span><text:span text:style-name="T25_90">.</text:span></text:p>
      <text:p text:style-name="P26"><text:span text:style-name="T26_1">Проект</text:span><text:span text:style-name="T26_2"><text:s/></text:span><text:span text:style-name="T26_3">дает</text:span><text:span text:style-name="T26_4"><text:s/></text:span><text:span text:style-name="T26_5">возможность</text:span><text:span text:style-name="T26_6"><text:s/></text:span><text:span text:style-name="T26_7">начинающим</text:span><text:span text:style-name="T26_8"><text:s/></text:span><text:span text:style-name="T26_9">специалистам</text:span><text:span text:style-name="T26_10"><text:s/></text:span><text:span text:style-name="T26_11">узнать</text:span><text:span text:style-name="T26_12"><text:s/></text:span><text:span text:style-name="T26_13">много</text:span><text:span text:style-name="T26_14"><text:s/></text:span><text:span text:style-name="T26_15">нового</text:span><text:span text:style-name="T26_16"><text:s/></text:span><text:span text:style-name="T26_17">от</text:span><text:span text:style-name="T26_18"><text:s/></text:span><text:span text:style-name="T26_19">наставников</text:span><text:span text:style-name="T26_20"><text:s/></text:span><text:span text:style-name="T26_21">и</text:span><text:span text:style-name="T26_22"><text:s/></text:span><text:span text:style-name="T26_23">товарищей</text:span><text:span text:style-name="T26_24">,<text:s/></text:span><text:span text:style-name="T26_25">а</text:span><text:span text:style-name="T26_26"><text:s/></text:span><text:span text:style-name="T26_27">так</text:span><text:span text:style-name="T26_28"><text:s/></text:span><text:span text:style-name="T26_29">же</text:span><text:span text:style-name="T26_30"><text:s/></text:span><text:span text:style-name="T26_31">своими</text:span><text:span text:style-name="T26_32"><text:s/></text:span><text:span text:style-name="T26_33">руками</text:span><text:span text:style-name="T26_34"><text:s/></text:span><text:span text:style-name="T26_35">создать</text:span><text:span text:style-name="T26_36"><text:s/></text:span><text:span text:style-name="T26_37">крутую</text:span><text:span text:style-name="T26_38"><text:s/></text:span><text:span text:style-name="T26_39">вещь</text:span><text:span text:style-name="T26_40">.</text:span></text:p>
      <text:p text:style-name="P27"><text:span text:style-name="T27_1">Язык</text:span><text:span text:style-name="T27_2"><text:s/></text:span><text:span text:style-name="T27_3">интерфейса</text:span><text:span text:style-name="T27_4"><text:s/></text:span><text:span text:style-name="T27_5">русский</text:span><text:span text:style-name="T27_6"><text:s/></text:span><text:span text:style-name="T27_7">и</text:span><text:span text:style-name="T27_8"><text:s/></text:span><text:span text:style-name="T27_9">навигация</text:span><text:span text:style-name="T27_10"><text:s/></text:span><text:span text:style-name="T27_11">осуществляется</text:span><text:span text:style-name="T27_12"><text:s/></text:span><text:span text:style-name="T27_13">по</text:span><text:span text:style-name="T27_14"><text:s/></text:span><text:span text:style-name="T27_15">России</text:span><text:span text:style-name="T27_16">,<text:s/></text:span><text:span text:style-name="T27_17">но</text:span><text:span text:style-name="T27_18"><text:s/></text:span><text:span text:style-name="T27_19">в</text:span><text:span text:style-name="T27_20"><text:s/></text:span><text:span text:style-name="T27_21">сервис</text:span><text:span text:style-name="T27_22"><text:s/></text:span><text:span text:style-name="T27_23">заложена</text:span><text:span text:style-name="T27_24"><text:s/></text:span><text:span text:style-name="T27_25">возможность</text:span><text:span text:style-name="T27_26"><text:s/></text:span><text:span text:style-name="T27_27">локализации</text:span><text:span text:style-name="T27_28"><text:s/></text:span><text:span text:style-name="T27_29">для</text:span><text:span text:style-name="T27_30"><text:s/></text:span><text:span text:style-name="T27_31">других</text:span><text:span text:style-name="T27_32"><text:s/></text:span><text:span text:style-name="T27_33">языков</text:span><text:span text:style-name="T27_34">.</text:span></text:p>
      <text:p text:style-name="P28"/>
      <text:p text:style-name="P29"><text:span text:style-name="T29_1">И</text:span><text:span text:style-name="T29_2">,<text:s/></text:span><text:span text:style-name="T29_3">конечно</text:span><text:span text:style-name="T29_4">,<text:s/></text:span><text:span text:style-name="T29_5">мы</text:span><text:span text:style-name="T29_6"><text:s/></text:span><text:span text:style-name="T29_7">хотим</text:span><text:span text:style-name="T29_8"><text:s/></text:span><text:span text:style-name="T29_9">ВЫЙГРАТЬ</text:span><text:span text:style-name="T29_10"><text:s/></text:span><text:span text:style-name="T29_11">ВСЕХ</text:span><text:span text:style-name="T29_12">!!!=)</text:span></text:p>
      <text:h text:style-name="P30" text:outline-level="10"><text:bookmark-start text:name="h.6msd7zhrcn8s"/><text:bookmark-end text:name="h.6msd7zhrcn8s"/></text:h>
      <text:h text:style-name="P31" text:outline-level="10"><text:bookmark-start text:name="h.rejwcslyljsj"/><text:bookmark-end text:name="h.rejwcslyljsj"/><text:span text:style-name="T31_1">Функции</text:span><text:span text:style-name="T31_2"><text:s/></text:span><text:span text:style-name="T31_3">системы</text:span><text:span text:style-name="T31_4"><text:s/></text:span></text:h>
      <text:list text:style-name="LS1" xml:id="list0">
        <text:list-item>
          <text:p text:style-name="P32"><text:span text:style-name="T32_1">Отображение</text:span><text:span text:style-name="T32_2"><text:s/></text:span><text:span text:style-name="T32_3">иконок</text:span><text:span text:style-name="T32_4"><text:s/></text:span><text:span text:style-name="T32_5">с</text:span><text:span text:style-name="T32_6"><text:s/></text:span><text:span text:style-name="T32_7">погодой</text:span><text:span text:style-name="T32_8"><text:s/></text:span><text:span text:style-name="T32_9">погородам</text:span><text:span text:style-name="T32_10"><text:s/></text:span><text:span text:style-name="T32_11">на</text:span><text:span text:style-name="T32_12"><text:s/></text:span><text:span text:style-name="T32_13">карте</text:span><text:span text:style-name="T32_14"><text:s/></text:span><text:span text:style-name="T32_15">России</text:span><text:span text:style-name="T32_16"><text:s/>(</text:span><text:span text:style-name="T32_17">количество</text:span><text:span text:style-name="T32_18"><text:s/></text:span><text:span text:style-name="T32_19">зависит</text:span><text:span text:style-name="T32_20"><text:s/></text:span><text:span text:style-name="T32_21">от</text:span><text:span text:style-name="T32_22"><text:s/></text:span><text:span text:style-name="T32_23">масштаба</text:span><text:span text:style-name="T32_24"><text:s/></text:span><text:span text:style-name="T32_25">карты</text:span><text:span text:style-name="T32_26">).</text:span></text:p>
        </text:list-item>
        <text:list-item>
          <text:p text:style-name="P33"><text:span text:style-name="T33_1">Отображение</text:span><text:span text:style-name="T33_2"><text:s/></text:span><text:span text:style-name="T33_3">на</text:span><text:span text:style-name="T33_4"><text:s/></text:span><text:span text:style-name="T33_5">карте</text:span><text:span text:style-name="T33_6"><text:s/></text:span><text:span text:style-name="T33_7">данных</text:span><text:span text:style-name="T33_8"><text:s/></text:span><text:span text:style-name="T33_9">о</text:span><text:span text:style-name="T33_10"><text:s/></text:span><text:span text:style-name="T33_11">погоде</text:span><text:span text:style-name="T33_12"><text:s/></text:span><text:span text:style-name="T33_13">из</text:span><text:span text:style-name="T33_14"><text:s/></text:span><text:span text:style-name="T33_15">разных</text:span><text:span text:style-name="T33_16"><text:s/></text:span><text:span text:style-name="T33_17">источников</text:span><text:span text:style-name="T33_18"><text:s/>(</text:span><text:span text:style-name="T33_19">переключение</text:span><text:span text:style-name="T33_20"><text:s/></text:span><text:span text:style-name="T33_21">провайдеров</text:span><text:span text:style-name="T33_22"><text:s/></text:span><text:span text:style-name="T33_23">погоды</text:span><text:span text:style-name="T33_24"><text:s/></text:span><text:span text:style-name="T33_25">на</text:span><text:span text:style-name="T33_26"><text:s/></text:span><text:span text:style-name="T33_27">карте</text:span><text:span text:style-name="T33_28">).</text:span></text:p>
        </text:list-item>
        <text:list-item>
          <text:p text:style-name="P34"><text:span text:style-name="T34_1">Цветовая</text:span><text:span text:style-name="T34_2"><text:s/></text:span><text:span text:style-name="T34_3">градация</text:span><text:span text:style-name="T34_4"><text:s/></text:span><text:span text:style-name="T34_5">погодных</text:span><text:span text:style-name="T34_6"><text:s/></text:span><text:span text:style-name="T34_7">иконок</text:span><text:span text:style-name="T34_8"><text:s/>(</text:span><text:span text:style-name="T34_9">в</text:span><text:span text:style-name="T34_10"><text:s/></text:span><text:span text:style-name="T34_11">зависимости</text:span><text:span text:style-name="T34_12"><text:s/></text:span><text:span text:style-name="T34_13">от</text:span><text:span text:style-name="T34_14"><text:s/></text:span><text:span text:style-name="T34_15">температуры</text:span><text:span text:style-name="T34_16">).</text:span></text:p>
        </text:list-item>
        <text:list-item>
          <text:p text:style-name="P35"><text:span text:style-name="T35_1">Поиск</text:span><text:span text:style-name="T35_2"><text:s/></text:span><text:span text:style-name="T35_3">города</text:span><text:span text:style-name="T35_4"><text:s/></text:span><text:span text:style-name="T35_5">по</text:span><text:span text:style-name="T35_6"><text:s/></text:span><text:span text:style-name="T35_7">России</text:span><text:span text:style-name="T35_8">.</text:span></text:p>
        </text:list-item>
        <text:list-item>
          <text:p text:style-name="P36"><text:span text:style-name="T36_1">Сделать</text:span><text:span text:style-name="T36_2"><text:s/></text:span><text:span text:style-name="T36_3">карточки</text:span><text:span text:style-name="T36_4"><text:s/></text:span><text:span text:style-name="T36_5">с</text:span><text:span text:style-name="T36_6"><text:s/></text:span><text:span text:style-name="T36_7">подробной</text:span><text:span text:style-name="T36_8"><text:s/></text:span><text:span text:style-name="T36_9">информацией</text:span><text:span text:style-name="T36_10"><text:s/></text:span><text:span text:style-name="T36_11">о</text:span><text:span text:style-name="T36_12"><text:s/></text:span><text:span text:style-name="T36_13">погоде</text:span><text:span text:style-name="T36_14"><text:s/>(</text:span><text:span text:style-name="T36_15">открывается</text:span><text:span text:style-name="T36_16"><text:s/></text:span><text:span text:style-name="T36_17">по</text:span><text:span text:style-name="T36_18"><text:s/></text:span><text:span text:style-name="T36_19">клику</text:span><text:span text:style-name="T36_20"><text:s/></text:span><text:span text:style-name="T36_21">на</text:span><text:span text:style-name="T36_22"><text:s/></text:span><text:span text:style-name="T36_23">погодную</text:span><text:span text:style-name="T36_24"><text:s/></text:span><text:span text:style-name="T36_25">иконку</text:span><text:span text:style-name="T36_26">,<text:s/></text:span><text:span text:style-name="T36_27">дает</text:span><text:span text:style-name="T36_28"><text:s/></text:span><text:span text:style-name="T36_29">более</text:span><text:span text:style-name="T36_30"><text:s/></text:span><text:span text:style-name="T36_31">подробную</text:span><text:span text:style-name="T36_32"><text:s/></text:span><text:span text:style-name="T36_33">информацию</text:span><text:span text:style-name="T36_34"><text:s/></text:span><text:span text:style-name="T36_35">о</text:span><text:span text:style-name="T36_36"><text:s/></text:span><text:span text:style-name="T36_37">погоде</text:span><text:span text:style-name="T36_38"><text:s/>-<text:s/></text:span><text:span text:style-name="T36_39">ветер</text:span><text:span text:style-name="T36_40">,<text:s/></text:span><text:span text:style-name="T36_41">влажность</text:span><text:span text:style-name="T36_42">,<text:s/></text:span><text:span text:style-name="T36_43">атм</text:span><text:span text:style-name="T36_44">.</text:span><text:span text:style-name="T36_45">давление</text:span><text:span text:style-name="T36_46"><text:s/></text:span><text:span text:style-name="T36_47">и</text:span><text:span text:style-name="T36_48"><text:s/></text:span><text:span text:style-name="T36_49">др</text:span><text:span text:style-name="T36_50">.).</text:span></text:p>
        </text:list-item>
        <text:list-item>
          <text:p text:style-name="P37"><text:span text:style-name="T37_1">Поиск</text:span><text:span text:style-name="T37_2"><text:s/></text:span><text:span text:style-name="T37_3">и</text:span><text:span text:style-name="T37_4"><text:s/></text:span><text:span text:style-name="T37_5">отображение</text:span><text:span text:style-name="T37_6"><text:s/></text:span><text:span text:style-name="T37_7">погоды</text:span><text:span text:style-name="T37_8"><text:s/></text:span><text:span text:style-name="T37_9">для</text:span><text:span text:style-name="T37_10"><text:s/></text:span><text:span text:style-name="T37_11">выбранной</text:span><text:span text:style-name="T37_12"><text:s/></text:span><text:span text:style-name="T37_13">точки</text:span><text:span text:style-name="T37_14"><text:s/></text:span><text:span text:style-name="T37_15">на</text:span><text:span text:style-name="T37_16"><text:s/></text:span><text:span text:style-name="T37_17">карте</text:span><text:span text:style-name="T37_18"><text:s text:c="2"/>(</text:span><text:span text:style-name="T37_19">по</text:span><text:span text:style-name="T37_20"><text:s/></text:span><text:span text:style-name="T37_21">координатам</text:span><text:span text:style-name="T37_22">)<text:s/></text:span><text:span text:style-name="T37_23">по</text:span><text:span text:style-name="T37_24"><text:s/></text:span><text:span text:style-name="T37_25">клику</text:span><text:span text:style-name="T37_26"><text:s/></text:span><text:span text:style-name="T37_27">в</text:span><text:span text:style-name="T37_28"><text:s/></text:span><text:span text:style-name="T37_29">эту</text:span><text:span text:style-name="T37_30"><text:s/></text:span><text:span text:style-name="T37_31">точку</text:span><text:span text:style-name="T37_32">.</text:span></text:p>
        </text:list-item>
        <text:list-item>
          <text:p text:style-name="P38"><text:span text:style-name="T38_1">При</text:span><text:span text:style-name="T38_2"><text:s/></text:span><text:span text:style-name="T38_3">масштабировании</text:span><text:span text:style-name="T38_4"><text:s/></text:span><text:span text:style-name="T38_5">карты</text:span><text:span text:style-name="T38_6"><text:s/>-<text:s/></text:span><text:span text:style-name="T38_7">детальное</text:span><text:span text:style-name="T38_8"><text:s/></text:span><text:span text:style-name="T38_9">отображение</text:span><text:span text:style-name="T38_10"><text:s/></text:span><text:span text:style-name="T38_11">данных</text:span><text:span text:style-name="T38_12"><text:s/></text:span><text:span text:style-name="T38_13">разных</text:span><text:span text:style-name="T38_14"><text:s/></text:span><text:span text:style-name="T38_15">метеостанций</text:span><text:span text:style-name="T38_16"><text:s/></text:span><text:span text:style-name="T38_17">города</text:span><text:span text:style-name="T38_18">.</text:span></text:p>
        </text:list-item>
        <text:list-item>
          <text:p text:style-name="P39"><text:span text:style-name="T39_1">Прикольные</text:span><text:span text:style-name="T39_2"><text:s/></text:span><text:span text:style-name="T39_3">лейблы</text:span><text:span text:style-name="T39_4"><text:s/></text:span><text:span text:style-name="T39_5">для</text:span><text:span text:style-name="T39_6"><text:s/></text:span><text:span text:style-name="T39_7">описания</text:span><text:span text:style-name="T39_8"><text:s/></text:span><text:span text:style-name="T39_9">погоды</text:span><text:span text:style-name="T39_10"><text:s/></text:span><text:span text:style-name="T39_11">на</text:span><text:span text:style-name="T39_12"><text:s/></text:span><text:span text:style-name="T39_13">карточке</text:span><text:span text:style-name="T39_14">.</text:span></text:p>
        </text:list-item>
        <text:list-item>
          <text:p text:style-name="P40"><text:span text:style-name="T40_1">Определение</text:span><text:span text:style-name="T40_2"><text:s/></text:span><text:span text:style-name="T40_3">местоположения</text:span><text:span text:style-name="T40_4"><text:s/></text:span><text:span text:style-name="T40_5">пользователя</text:span><text:span text:style-name="T40_6">.</text:span></text:p>
        </text:list-item>
        <text:list-item>
          <text:p text:style-name="P41"><text:span text:style-name="T41_1">Интеграция</text:span><text:span text:style-name="T41_2"><text:s/></text:span><text:span text:style-name="T41_3">с</text:span><text:span text:style-name="T41_4"><text:s/></text:span><text:span text:style-name="T41_5">социальными</text:span><text:span text:style-name="T41_6"><text:s/></text:span><text:span text:style-name="T41_7">сетями</text:span><text:span text:style-name="T41_8">.</text:span></text:p>
        </text:list-item>
        <text:list-item>
          <text:p text:style-name="P42"><text:span text:style-name="T42_1">Страничка</text:span><text:span text:style-name="T42_2"><text:s/></text:span><text:span text:style-name="T42_3">с</text:span><text:span text:style-name="T42_4"><text:s/></text:span><text:span text:style-name="T42_5">данными</text:span><text:span text:style-name="T42_6"><text:s/></text:span><text:span text:style-name="T42_7">о</text:span><text:span text:style-name="T42_8"><text:s/></text:span><text:span text:style-name="T42_9">создателях</text:span><text:span text:style-name="T42_10">.</text:span></text:p>
        </text:list-item>
      </text:list>
      <text:h text:style-name="P43" text:outline-level="10"><text:bookmark-start text:name="h.z0y3vz93g53n"/><text:bookmark-end text:name="h.z0y3vz93g53n"/></text:h>
      <text:h text:style-name="P44" text:outline-level="10"><text:bookmark-start text:name="h.cydluxd6i50n"/><text:bookmark-end text:name="h.cydluxd6i50n"/><text:span text:style-name="T44_1">Состав</text:span><text:span text:style-name="T44_2"><text:s/></text:span><text:span text:style-name="T44_3">работ</text:span><text:span text:style-name="T44_4"><text:s/></text:span></text:h>
      <text:p text:style-name="P45"><text:span text:style-name="T45_1">-<text:s/></text:span><text:span text:style-name="T45_2">анализ</text:span><text:span text:style-name="T45_3"><text:s/></text:span><text:span text:style-name="T45_4">и</text:span><text:span text:style-name="T45_5"><text:s/></text:span><text:span text:style-name="T45_6">формализация</text:span><text:span text:style-name="T45_7"><text:s/></text:span><text:span text:style-name="T45_8">требований</text:span><text:span text:style-name="T45_9">,</text:span></text:p>
      <text:p text:style-name="P46"><text:span text:style-name="T46_1">-<text:s/></text:span><text:span text:style-name="T46_2">документирование</text:span><text:span text:style-name="T46_3"><text:s/></text:span><text:span text:style-name="T46_4">требований</text:span><text:span text:style-name="T46_5"><text:s/></text:span><text:span text:style-name="T46_6">и</text:span><text:span text:style-name="T46_7"><text:s/></text:span><text:span text:style-name="T46_8">функциональности</text:span><text:span text:style-name="T46_9">,</text:span></text:p>
      <text:p text:style-name="P47"><text:span text:style-name="T47_1">-<text:s/></text:span><text:span text:style-name="T47_2">разработка</text:span><text:span text:style-name="T47_3"><text:s/></text:span><text:span text:style-name="T47_4">архитектуры</text:span><text:span text:style-name="T47_5"><text:s/></text:span><text:span text:style-name="T47_6">приложения</text:span><text:span text:style-name="T47_7">,</text:span></text:p>
      <text:p text:style-name="P48"><text:span text:style-name="T48_1">-<text:s/></text:span><text:span text:style-name="T48_2">настройка</text:span><text:span text:style-name="T48_3"><text:s/></text:span><text:span text:style-name="T48_4">окружения</text:span><text:span text:style-name="T48_5"><text:s/></text:span><text:span text:style-name="T48_6">для</text:span><text:span text:style-name="T48_7"><text:s/></text:span><text:span text:style-name="T48_8">разработки</text:span><text:span text:style-name="T48_9"><text:s/></text:span><text:span text:style-name="T48_10">и</text:span><text:span text:style-name="T48_11"><text:s/></text:span><text:span text:style-name="T48_12">тестирования</text:span><text:span text:style-name="T48_13">,</text:span></text:p>
      <text:p text:style-name="P49"><text:span text:style-name="T49_1">-<text:s/></text:span><text:span text:style-name="T49_2">настройка</text:span><text:span text:style-name="T49_3"><text:s/></text:span><text:span text:style-name="T49_4">работы</text:span><text:span text:style-name="T49_5"><text:s/></text:span><text:span text:style-name="T49_6">с</text:span><text:span text:style-name="T49_7"><text:s/></text:span><text:span text:style-name="T49_8">API</text:span><text:span text:style-name="T49_9"><text:s/></text:span><text:span text:style-name="T49_10">провайдеров</text:span><text:span text:style-name="T49_11"><text:s/></text:span><text:span text:style-name="T49_12">погоды</text:span><text:span text:style-name="T49_13"><text:s/></text:span><text:span text:style-name="T49_14">и</text:span><text:span text:style-name="T49_15"><text:s/></text:span><text:span text:style-name="T49_16">API</text:span><text:span text:style-name="T49_17"><text:s/></text:span><text:span text:style-name="T49_18">карт</text:span><text:span text:style-name="T49_19">,</text:span></text:p>
      <text:p text:style-name="P50"><text:span text:style-name="T50_1">-<text:s/></text:span><text:span text:style-name="T50_2">проектирование</text:span><text:span text:style-name="T50_3"><text:s/></text:span><text:span text:style-name="T50_4">и</text:span><text:span text:style-name="T50_5"><text:s/></text:span><text:span text:style-name="T50_6">верстка</text:span><text:span text:style-name="T50_7"><text:s/></text:span><text:span text:style-name="T50_8">интерфейса</text:span><text:span text:style-name="T50_9"><text:s/></text:span><text:span text:style-name="T50_10">приложения</text:span><text:span text:style-name="T50_11">,</text:span></text:p>
      <text:p text:style-name="P51"><text:span text:style-name="T51_1">-<text:s/></text:span><text:span text:style-name="T51_2">проектирование</text:span><text:span text:style-name="T51_3"><text:s/></text:span><text:span text:style-name="T51_4">и</text:span><text:span text:style-name="T51_5"><text:s/></text:span><text:span text:style-name="T51_6">создание</text:span><text:span text:style-name="T51_7"><text:s/></text:span><text:span text:style-name="T51_8">базы</text:span><text:span text:style-name="T51_9"><text:s/></text:span><text:span text:style-name="T51_10">данных</text:span><text:span text:style-name="T51_11"><text:s/>(</text:span><text:span text:style-name="T51_12">БД</text:span><text:span text:style-name="T51_13">),</text:span></text:p>
      <text:p text:style-name="P52"><text:span text:style-name="T52_1">-<text:s/></text:span><text:span text:style-name="T52_2">разработка</text:span><text:span text:style-name="T52_3"><text:s/></text:span><text:span text:style-name="T52_4">механизма</text:span><text:span text:style-name="T52_5"><text:s/></text:span><text:span text:style-name="T52_6">получения</text:span><text:span text:style-name="T52_7"><text:s/></text:span><text:span text:style-name="T52_8">данных</text:span><text:span text:style-name="T52_9"><text:s/></text:span><text:span text:style-name="T52_10">от</text:span><text:span text:style-name="T52_11"><text:s/></text:span><text:span text:style-name="T52_12">провайдеров</text:span><text:span text:style-name="T52_13"><text:s/></text:span><text:span text:style-name="T52_14">погоды</text:span><text:span text:style-name="T52_15"><text:s/></text:span><text:span text:style-name="T52_16">и</text:span><text:span text:style-name="T52_17"><text:s/></text:span><text:span text:style-name="T52_18">заполнения</text:span><text:span text:style-name="T52_19"><text:s/></text:span><text:span text:style-name="T52_20">ими</text:span><text:span text:style-name="T52_21"><text:s/></text:span><text:span text:style-name="T52_22">БД</text:span><text:span text:style-name="T52_23">,</text:span></text:p>
      <text:p text:style-name="P53"><text:span text:style-name="T53_1">-<text:s/></text:span><text:span text:style-name="T53_2">разработка</text:span><text:span text:style-name="T53_3"><text:s/></text:span><text:span text:style-name="T53_4">механизма</text:span><text:span text:style-name="T53_5"><text:s/></text:span><text:span text:style-name="T53_6">получения</text:span><text:span text:style-name="T53_7"><text:s/></text:span><text:span text:style-name="T53_8">данных</text:span><text:span text:style-name="T53_9"><text:s/></text:span><text:span text:style-name="T53_10">по</text:span><text:span text:style-name="T53_11"><text:s/></text:span><text:span text:style-name="T53_12">запросам</text:span><text:span text:style-name="T53_13"><text:s/></text:span><text:span text:style-name="T53_14">и</text:span><text:span text:style-name="T53_15"><text:s/></text:span><text:span text:style-name="T53_16">отображения</text:span><text:span text:style-name="T53_17"><text:s/></text:span><text:span text:style-name="T53_18">на</text:span><text:span text:style-name="T53_19"><text:s/></text:span><text:span text:style-name="T53_20">клиенте</text:span><text:span text:style-name="T53_21">,</text:span></text:p>
      <text:p text:style-name="P54"><text:span text:style-name="T54_1">-<text:s/></text:span><text:span text:style-name="T54_2">тестирование</text:span><text:span text:style-name="T54_3"><text:s/></text:span><text:span text:style-name="T54_4">интерфейса</text:span><text:span text:style-name="T54_5"><text:s/></text:span><text:span text:style-name="T54_6">и</text:span><text:span text:style-name="T54_7"><text:s/></text:span><text:span text:style-name="T54_8">функциональности</text:span><text:span text:style-name="T54_9">,</text:span></text:p>
      <text:p text:style-name="P55"><text:span text:style-name="T55_1">-<text:s/></text:span><text:span text:style-name="T55_2">развертывание</text:span><text:span text:style-name="T55_3"><text:s/></text:span><text:span text:style-name="T55_4">и</text:span><text:span text:style-name="T55_5"><text:s/></text:span><text:span text:style-name="T55_6">запуск</text:span><text:span text:style-name="T55_7"><text:s/></text:span><text:span text:style-name="T55_8">приложения</text:span><text:span text:style-name="T55_9">,</text:span></text:p>
      <text:p text:style-name="P56"><text:span text:style-name="T56_1">-<text:s/></text:span><text:span text:style-name="T56_2">презентация</text:span><text:span text:style-name="T56_3"><text:s/></text:span><text:span text:style-name="T56_4">работы</text:span><text:span text:style-name="T56_5">.</text:span></text:p>
      <text:p text:style-name="P57"/>
      <text:p text:style-name="P58"><text:span text:style-name="T58_1">Пул</text:span><text:span text:style-name="T58_2"><text:s/></text:span><text:span text:style-name="T58_3">задач</text:span><text:span text:style-name="T58_4"><text:s/></text:span><text:span text:style-name="T58_5">для</text:span><text:span text:style-name="T58_6"><text:s/></text:span><text:span text:style-name="T58_7">backend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9"><text:span text:style-name="T59_1">Задача</text:span></text:p>
          </table:table-cell>
          <table:table-cell table:style-name="Cell2">
            <text:p text:style-name="P60"><text:span text:style-name="T60_1">Приоритет</text:span></text:p>
          </table:table-cell>
        </table:table-row>
        <table:table-row table:style-name="Row2">
          <table:table-cell table:style-name="Cell3">
            <text:p text:style-name="P61"><text:span text:style-name="T61_1">Сказать</text:span><text:span text:style-name="T61_2">,<text:s/></text:span><text:span text:style-name="T61_3">что</text:span><text:span text:style-name="T61_4"><text:s/></text:span><text:span text:style-name="T61_5">нужно</text:span><text:span text:style-name="T61_6"><text:s/></text:span><text:span text:style-name="T61_7">передавать</text:span><text:span text:style-name="T61_8"><text:s/></text:span><text:span text:style-name="T61_9">вам</text:span><text:span text:style-name="T61_10"><text:s/></text:span><text:span text:style-name="T61_11">API</text:span><text:span text:style-name="T61_12"><text:s/></text:span><text:span text:style-name="T61_13">и</text:span><text:span text:style-name="T61_14"><text:s/></text:span><text:span text:style-name="T61_15">что</text:span><text:span text:style-name="T61_16"><text:s/></text:span><text:span text:style-name="T61_17">вы</text:span><text:span text:style-name="T61_18"><text:s/></text:span><text:span text:style-name="T61_19">будете</text:span><text:span text:style-name="T61_20"><text:s/></text:span><text:span text:style-name="T61_21">возвращать</text:span></text:p>
          </table:table-cell>
          <table:table-cell table:style-name="Cell4">
            <text:p text:style-name="P62"><text:span text:style-name="T62_1">1</text:span></text:p>
          </table:table-cell>
        </table:table-row>
        <table:table-row table:style-name="Row3">
          <table:table-cell table:style-name="Cell5">
            <text:p text:style-name="P63"><text:span text:style-name="T63_1">Получить</text:span><text:span text:style-name="T63_2"><text:s/></text:span><text:span text:style-name="T63_3">ответ</text:span><text:span text:style-name="T63_4"><text:s/></text:span><text:span text:style-name="T63_5">от</text:span><text:span text:style-name="T63_6"><text:s/></text:span><text:span text:style-name="T63_7">API</text:span><text:span text:style-name="T63_8"><text:s/></text:span><text:span text:style-name="T63_9">каждого</text:span><text:span text:style-name="T63_10"><text:s/></text:span><text:span text:style-name="T63_11">сервиса</text:span><text:span text:style-name="T63_12"><text:s/></text:span><text:span text:style-name="T63_13">погоды</text:span><text:span text:style-name="T63_14">,<text:s/></text:span><text:span text:style-name="T63_15">используя</text:span><text:span text:style-name="T63_16"><text:s/></text:span><text:span text:style-name="T63_17">только</text:span><text:span text:style-name="T63_18"><text:s/></text:span><text:span text:style-name="T63_19">две</text:span><text:span text:style-name="T63_20"><text:s/></text:span><text:span text:style-name="T63_21">координаты</text:span></text:p>
          </table:table-cell>
          <table:table-cell table:style-name="Cell6">
            <text:p text:style-name="P64"><text:span text:style-name="T64_1">2</text:span></text:p>
          </table:table-cell>
        </table:table-row>
        <table:table-row table:style-name="Row4">
          <table:table-cell table:style-name="Cell7">
            <text:p text:style-name="P65"><text:span text:style-name="T65_1">Придумать</text:span><text:span text:style-name="T65_2"><text:s/></text:span><text:span text:style-name="T65_3">архитектуру</text:span><text:span text:style-name="T65_4"><text:s/></text:span><text:span text:style-name="T65_5">БД</text:span><text:span text:style-name="T65_6"><text:s/></text:span><text:span text:style-name="T65_7">и</text:span><text:span text:style-name="T65_8"><text:s/></text:span><text:span text:style-name="T65_9">создать</text:span><text:span text:style-name="T65_10"><text:s/></text:span><text:span text:style-name="T65_11">ее</text:span></text:p>
          </table:table-cell>
          <table:table-cell table:style-name="Cell8">
            <text:p text:style-name="P66"><text:span text:style-name="T66_1">3</text:span></text:p>
          </table:table-cell>
        </table:table-row>
        <table:table-row table:style-name="Row5">
          <table:table-cell table:style-name="Cell9">
            <text:p text:style-name="P67"><text:span text:style-name="T67_1">Настроить</text:span><text:span text:style-name="T67_2"><text:s/></text:span><text:span text:style-name="T67_3">Yii</text:span></text:p>
          </table:table-cell>
          <table:table-cell table:style-name="Cell10">
            <text:p text:style-name="P68"><text:span text:style-name="T68_1">1</text:span></text:p>
          </table:table-cell>
        </table:table-row>
        <table:table-row table:style-name="Row6">
          <table:table-cell table:style-name="Cell11">
            <text:p text:style-name="P69"><text:span text:style-name="T69_1">Написать</text:span><text:span text:style-name="T69_2">/</text:span><text:span text:style-name="T69_3">настроить</text:span><text:span text:style-name="T69_4"><text:s/></text:span><text:span text:style-name="T69_5">менеджер</text:span><text:span text:style-name="T69_6"><text:s/></text:span><text:span text:style-name="T69_7">урлов</text:span></text:p>
          </table:table-cell>
          <table:table-cell table:style-name="Cell12">
            <text:p text:style-name="P70"><text:span text:style-name="T70_1">2</text:span></text:p>
          </table:table-cell>
        </table:table-row>
        <table:table-row table:style-name="Row7">
          <table:table-cell table:style-name="Cell13">
            <text:p text:style-name="P71"><text:span text:style-name="T71_1">Написать</text:span><text:span text:style-name="T71_2"><text:s/></text:span><text:span text:style-name="T71_3">классы</text:span><text:span text:style-name="T71_4"><text:s/></text:span><text:span text:style-name="T71_5">для</text:span><text:span text:style-name="T71_6"><text:s/></text:span><text:span text:style-name="T71_7">работы</text:span><text:span text:style-name="T71_8"><text:s/></text:span><text:span text:style-name="T71_9">с</text:span><text:span text:style-name="T71_10"><text:s/></text:span><text:span text:style-name="T71_11">каждой</text:span><text:span text:style-name="T71_12"><text:s/></text:span><text:span text:style-name="T71_13">из</text:span><text:span text:style-name="T71_14"><text:s/></text:span><text:span text:style-name="T71_15">таблиц</text:span><text:span text:style-name="T71_16"><text:s/></text:span><text:span text:style-name="T71_17">в</text:span><text:span text:style-name="T71_18"><text:s/></text:span><text:span text:style-name="T71_19">базе</text:span><text:span text:style-name="T71_20"><text:s/></text:span><text:span text:style-name="T71_21">данных</text:span></text:p>
          </table:table-cell>
          <table:table-cell table:style-name="Cell14">
            <text:p text:style-name="P72"><text:span text:style-name="T72_1">4</text:span></text:p>
          </table:table-cell>
        </table:table-row>
        <table:table-row table:style-name="Row8">
          <table:table-cell table:style-name="Cell15">
            <text:p text:style-name="P73"><text:span text:style-name="T73_1">Написать</text:span><text:span text:style-name="T73_2"><text:s/></text:span><text:span text:style-name="T73_3">классы</text:span><text:span text:style-name="T73_4"><text:s/></text:span><text:span text:style-name="T73_5">для</text:span><text:span text:style-name="T73_6"><text:s/></text:span><text:span text:style-name="T73_7">работы</text:span><text:span text:style-name="T73_8"><text:s/></text:span><text:span text:style-name="T73_9">c</text:span><text:span text:style-name="T73_10"><text:s/></text:span><text:span text:style-name="T73_11">каждым</text:span><text:span text:style-name="T73_12"><text:s/></text:span><text:span text:style-name="T73_13">API</text:span><text:span text:style-name="T73_14"><text:s/></text:span><text:span text:style-name="T73_15">погоды</text:span></text:p>
          </table:table-cell>
          <table:table-cell table:style-name="Cell16">
            <text:p text:style-name="P74"><text:span text:style-name="T74_1">4</text:span></text:p>
          </table:table-cell>
        </table:table-row>
        <table:table-row table:style-name="Row9">
          <table:table-cell table:style-name="Cell17">
            <text:p text:style-name="P75"><text:span text:style-name="T75_1">Придумать</text:span><text:span text:style-name="T75_2"><text:s/></text:span><text:span text:style-name="T75_3">и</text:span><text:span text:style-name="T75_4"><text:s/></text:span><text:span text:style-name="T75_5">реализовать</text:span><text:span text:style-name="T75_6"><text:s/></text:span><text:span text:style-name="T75_7">логику</text:span><text:span text:style-name="T75_8"><text:s/></text:span><text:span text:style-name="T75_9">агрегирования</text:span><text:span text:style-name="T75_10"><text:s/></text:span><text:span text:style-name="T75_11">данных</text:span><text:span text:style-name="T75_12"><text:s/>(</text:span><text:span text:style-name="T75_13">среднее</text:span><text:span text:style-name="T75_14">,<text:s/></text:span><text:span text:style-name="T75_15">диапазон</text:span><text:span text:style-name="T75_16">,<text:s/></text:span><text:span text:style-name="T75_17">несколько</text:span><text:span text:style-name="T75_18"><text:s/></text:span><text:span text:style-name="T75_19">значений</text:span><text:span text:style-name="T75_20">)</text:span></text:p>
          </table:table-cell>
          <table:table-cell table:style-name="Cell18">
            <text:p text:style-name="P76"><text:span text:style-name="T76_1">5</text:span></text:p>
          </table:table-cell>
        </table:table-row>
        <table:table-row table:style-name="Row10">
          <table:table-cell table:style-name="Cell19">
            <text:p text:style-name="P77"><text:span text:style-name="T77_1">Организовать</text:span><text:span text:style-name="T77_2"><text:s/></text:span><text:span text:style-name="T77_3">получение</text:span><text:span text:style-name="T77_4"><text:s/></text:span><text:span text:style-name="T77_5">данных</text:span><text:span text:style-name="T77_6"><text:s/></text:span><text:span text:style-name="T77_7">по</text:span><text:span text:style-name="T77_8"><text:s/></text:span><text:span text:style-name="T77_9">API</text:span><text:span text:style-name="T77_10"><text:s/></text:span><text:span text:style-name="T77_11">из</text:span><text:span text:style-name="T77_12"><text:s/></text:span><text:span text:style-name="T77_13">различных</text:span><text:span text:style-name="T77_14"><text:s/></text:span><text:span text:style-name="T77_15">сервисов</text:span><text:span text:style-name="T77_16"><text:s/></text:span><text:span text:style-name="T77_17">погоды</text:span></text:p>
          </table:table-cell>
          <table:table-cell table:style-name="Cell20">
            <text:p text:style-name="P78"><text:span text:style-name="T78_1">6</text:span></text:p>
          </table:table-cell>
        </table:table-row>
      </table:table>
      <text:p text:style-name="P79"/>
      <text:p text:style-name="P80"><text:span text:style-name="T80_1">Пул</text:span><text:span text:style-name="T80_2"><text:s/></text:span><text:span text:style-name="T80_3">задач</text:span><text:span text:style-name="T80_4"><text:s/></text:span><text:span text:style-name="T80_5">для</text:span><text:span text:style-name="T80_6"><text:s/></text:span><text:span text:style-name="T80_7">frontend</text:span></text:p>
      <table:table table:style-name="Table2">
        <table:table-column table:style-name="Column3"/>
        <table:table-column table:style-name="Column4"/>
        <table:table-row table:style-name="Row11">
          <table:table-cell table:style-name="Cell21">
            <text:p text:style-name="P81"><text:span text:style-name="T81_1">Задача</text:span></text:p>
          </table:table-cell>
          <table:table-cell table:style-name="Cell22">
            <text:p text:style-name="P82"><text:span text:style-name="T82_1">Приоритет</text:span></text:p>
          </table:table-cell>
        </table:table-row>
        <table:table-row table:style-name="Row12">
          <table:table-cell table:style-name="Cell23">
            <text:p text:style-name="P83"><text:span text:style-name="T83_1">Нужно</text:span><text:span text:style-name="T83_2"><text:s/></text:span><text:span text:style-name="T83_3">изучить</text:span><text:span text:style-name="T83_4">:<text:s/></text:span><text:span text:style-name="T83_5">Handlebars</text:span><text:span text:style-name="T83_6">,<text:s/></text:span><text:span text:style-name="T83_7">JQuery</text:span><text:span text:style-name="T83_8"><text:s/>(</text:span><text:span text:style-name="T83_9">ознакомиться</text:span><text:span text:style-name="T83_10">).<text:s/></text:span><text:span text:style-name="T83_11">Препроцессора</text:span><text:span text:style-name="T83_12"><text:s/></text:span><text:span text:style-name="T83_13">CSS</text:span><text:span text:style-name="T83_14"><text:s/></text:span><text:span text:style-name="T83_15">и</text:span><text:span text:style-name="T83_16"><text:s/></text:span><text:span text:style-name="T83_17">системы</text:span><text:span text:style-name="T83_18"><text:s/></text:span><text:span text:style-name="T83_19">сборки</text:span><text:span text:style-name="T83_20"><text:s/></text:span><text:span text:style-name="T83_21">пока</text:span><text:span text:style-name="T83_22"><text:s/></text:span><text:span text:style-name="T83_23">не</text:span><text:span text:style-name="T83_24"><text:s/></text:span><text:span text:style-name="T83_25">будет</text:span><text:span text:style-name="T83_26">.</text:span></text:p>
          </table:table-cell>
          <table:table-cell table:style-name="Cell24">
            <text:p text:style-name="P84"><text:span text:style-name="T84_1">1</text:span></text:p>
          </table:table-cell>
        </table:table-row>
        <table:table-row table:style-name="Row13">
          <table:table-cell table:style-name="Cell25">
            <text:p text:style-name="P85"><text:span text:style-name="T85_1">изучение</text:span><text:span text:style-name="T85_2"><text:s/></text:span><text:span text:style-name="T85_3">API</text:span><text:span text:style-name="T85_4"><text:s/></text:span><text:span text:style-name="T85_5">поиска</text:span></text:p>
          </table:table-cell>
          <table:table-cell table:style-name="Cell26">
            <text:p text:style-name="P86"><text:span text:style-name="T86_1">1</text:span></text:p>
          </table:table-cell>
        </table:table-row>
        <table:table-row table:style-name="Row14">
          <table:table-cell table:style-name="Cell27">
            <text:p text:style-name="P87"><text:span text:style-name="T87_1">изучение</text:span><text:span text:style-name="T87_2"><text:s/></text:span><text:span text:style-name="T87_3">API</text:span><text:span text:style-name="T87_4"><text:s/></text:span><text:span text:style-name="T87_5">карт</text:span></text:p>
          </table:table-cell>
          <table:table-cell table:style-name="Cell28">
            <text:p text:style-name="P88"><text:span text:style-name="T88_1">1</text:span></text:p>
          </table:table-cell>
        </table:table-row>
        <table:table-row table:style-name="Row15">
          <table:table-cell table:style-name="Cell29">
            <text:p text:style-name="P89"><text:span text:style-name="T89_1">организация</text:span><text:span text:style-name="T89_2"><text:s/></text:span><text:span text:style-name="T89_3">правильной</text:span><text:span text:style-name="T89_4"><text:s/></text:span><text:span text:style-name="T89_5">архитектуры</text:span><text:span text:style-name="T89_6"><text:s/></text:span><text:span text:style-name="T89_7">фроненд</text:span><text:span text:style-name="T89_8"><text:s/></text:span><text:span text:style-name="T89_9">части</text:span><text:span text:style-name="T89_10"><text:s/></text:span><text:span text:style-name="T89_11">приложения</text:span></text:p>
          </table:table-cell>
          <table:table-cell table:style-name="Cell30">
            <text:p text:style-name="P90"><text:span text:style-name="T90_1">2</text:span></text:p>
          </table:table-cell>
        </table:table-row>
        <table:table-row table:style-name="Row16">
          <table:table-cell table:style-name="Cell31">
            <text:p text:style-name="P91"><text:span text:style-name="T91_1">Проектирование</text:span><text:span text:style-name="T91_2"><text:s/></text:span><text:span text:style-name="T91_3">карточки</text:span><text:span text:style-name="T91_4"><text:s/></text:span><text:span text:style-name="T91_5">с</text:span><text:span text:style-name="T91_6"><text:s/></text:span><text:span text:style-name="T91_7">погодой</text:span></text:p>
          </table:table-cell>
          <table:table-cell table:style-name="Cell32">
            <text:p text:style-name="P92"><text:span text:style-name="T92_1">2</text:span></text:p>
          </table:table-cell>
        </table:table-row>
        <table:table-row table:style-name="Row17">
          <table:table-cell table:style-name="Cell33">
            <text:p text:style-name="P93"><text:span text:style-name="T93_1">Проектирование</text:span><text:span text:style-name="T93_2"><text:s/></text:span><text:span text:style-name="T93_3">меню</text:span><text:span text:style-name="T93_4"><text:s/></text:span><text:span text:style-name="T93_5">переключения</text:span><text:span text:style-name="T93_6"><text:s/></text:span><text:span text:style-name="T93_7">сервисов</text:span></text:p>
          </table:table-cell>
          <table:table-cell table:style-name="Cell34">
            <text:p text:style-name="P94"><text:span text:style-name="T94_1">3</text:span></text:p>
          </table:table-cell>
        </table:table-row>
        <table:table-row table:style-name="Row18">
          <table:table-cell table:style-name="Cell35">
            <text:p text:style-name="P95"><text:span text:style-name="T95_1">Проектирование</text:span><text:span text:style-name="T95_2"><text:s/></text:span><text:span text:style-name="T95_3">строки</text:span><text:span text:style-name="T95_4"><text:s/></text:span><text:span text:style-name="T95_5">поиска</text:span></text:p>
          </table:table-cell>
          <table:table-cell table:style-name="Cell36">
            <text:p text:style-name="P96"><text:span text:style-name="T96_1">9</text:span></text:p>
          </table:table-cell>
        </table:table-row>
        <table:table-row table:style-name="Row19">
          <table:table-cell table:style-name="Cell37">
            <text:p text:style-name="P97"><text:span text:style-name="T97_1">Верстка</text:span><text:span text:style-name="T97_2"><text:s/></text:span><text:span text:style-name="T97_3">документа</text:span><text:span text:style-name="T97_4"><text:s/></text:span><text:span text:style-name="T97_5">с</text:span><text:span text:style-name="T97_6"><text:s/></text:span><text:span text:style-name="T97_7">картой</text:span></text:p>
          </table:table-cell>
          <table:table-cell table:style-name="Cell38">
            <text:p text:style-name="P98"><text:span text:style-name="T98_1">4</text:span></text:p>
          </table:table-cell>
        </table:table-row>
        <table:table-row table:style-name="Row20">
          <table:table-cell table:style-name="Cell39">
            <text:p text:style-name="P99"><text:span text:style-name="T99_1">Верстка</text:span><text:span text:style-name="T99_2"><text:s/></text:span><text:span text:style-name="T99_3">карточки</text:span><text:span text:style-name="T99_4"><text:s/></text:span><text:span text:style-name="T99_5">с</text:span><text:span text:style-name="T99_6"><text:s/></text:span><text:span text:style-name="T99_7">погодой</text:span></text:p>
          </table:table-cell>
          <table:table-cell table:style-name="Cell40">
            <text:p text:style-name="P100"><text:span text:style-name="T100_1">4</text:span></text:p>
          </table:table-cell>
        </table:table-row>
        <table:table-row table:style-name="Row21">
          <table:table-cell table:style-name="Cell41">
            <text:p text:style-name="P101"><text:span text:style-name="T101_1">Верстка</text:span><text:span text:style-name="T101_2"><text:s/></text:span><text:span text:style-name="T101_3">меню</text:span></text:p>
          </table:table-cell>
          <table:table-cell table:style-name="Cell42">
            <text:p text:style-name="P102"><text:span text:style-name="T102_1">5</text:span></text:p>
          </table:table-cell>
        </table:table-row>
        <table:table-row table:style-name="Row22">
          <table:table-cell table:style-name="Cell43">
            <text:p text:style-name="P103"><text:span text:style-name="T103_1">Верстка</text:span><text:span text:style-name="T103_2"><text:s/></text:span><text:span text:style-name="T103_3">строки</text:span><text:span text:style-name="T103_4"><text:s/></text:span><text:span text:style-name="T103_5">поиска</text:span></text:p>
          </table:table-cell>
          <table:table-cell table:style-name="Cell44">
            <text:p text:style-name="P104"><text:span text:style-name="T104_1">9</text:span></text:p>
          </table:table-cell>
        </table:table-row>
        <table:table-row table:style-name="Row23">
          <table:table-cell table:style-name="Cell45">
            <text:p text:style-name="P105"><text:span text:style-name="T105_1">Подгрузка</text:span><text:span text:style-name="T105_2"><text:s/></text:span><text:span text:style-name="T105_3">данных</text:span><text:span text:style-name="T105_4"><text:s/></text:span><text:span text:style-name="T105_5">ajax</text:span><text:span text:style-name="T105_6">'</text:span><text:span text:style-name="T105_7">ом</text:span><text:span text:style-name="T105_8"><text:s/></text:span><text:span text:style-name="T105_9">из</text:span><text:span text:style-name="T105_10"><text:s/></text:span><text:span text:style-name="T105_11">бэкенда</text:span></text:p>
          </table:table-cell>
          <table:table-cell table:style-name="Cell46">
            <text:p text:style-name="P106"><text:span text:style-name="T106_1">6</text:span></text:p>
          </table:table-cell>
        </table:table-row>
        <table:table-row table:style-name="Row24">
          <table:table-cell table:style-name="Cell47">
            <text:p text:style-name="P107"><text:span text:style-name="T107_1">Организация</text:span><text:span text:style-name="T107_2"><text:s/></text:span><text:span text:style-name="T107_3">отображения</text:span><text:span text:style-name="T107_4"><text:s/></text:span><text:span text:style-name="T107_5">баблов</text:span><text:span text:style-name="T107_6"><text:s/></text:span><text:span text:style-name="T107_7">и</text:span><text:span text:style-name="T107_8"><text:s/></text:span><text:span text:style-name="T107_9">их</text:span><text:span text:style-name="T107_10"><text:s/></text:span><text:span text:style-name="T107_11">обновления</text:span><text:span text:style-name="T107_12"><text:s/></text:span><text:span text:style-name="T107_13">по</text:span><text:span text:style-name="T107_14"><text:s/></text:span><text:span text:style-name="T107_15">событиям</text:span></text:p>
          </table:table-cell>
          <table:table-cell table:style-name="Cell48">
            <text:p text:style-name="P108"><text:span text:style-name="T108_1">7</text:span></text:p>
          </table:table-cell>
        </table:table-row>
        <table:table-row table:style-name="Row25">
          <table:table-cell table:style-name="Cell49">
            <text:p text:style-name="P109"><text:span text:style-name="T109_1">написание</text:span><text:span text:style-name="T109_2"><text:s/></text:span><text:span text:style-name="T109_3">урл</text:span><text:span text:style-name="T109_4"><text:s/></text:span><text:span text:style-name="T109_5">менеджера</text:span><text:span text:style-name="T109_6"><text:s/>(</text:span><text:span text:style-name="T109_7">должен</text:span><text:span text:style-name="T109_8"><text:s/></text:span><text:span text:style-name="T109_9">быть</text:span><text:span text:style-name="T109_10"><text:s/></text:span><text:span text:style-name="T109_11">метод</text:span><text:span text:style-name="T109_12">,<text:s/></text:span><text:span text:style-name="T109_13">который</text:span><text:span text:style-name="T109_14"><text:s/></text:span><text:span text:style-name="T109_15">обрабатывает</text:span><text:span text:style-name="T109_16"><text:s/></text:span><text:span text:style-name="T109_17">приходящие</text:span><text:span text:style-name="T109_18"><text:s/></text:span><text:span text:style-name="T109_19">после</text:span><text:span text:style-name="T109_20"><text:s/></text:span><text:span text:style-name="T109_21">слеша</text:span><text:span text:style-name="T109_22"><text:s/></text:span><text:span text:style-name="T109_23">параметры</text:span><text:span text:style-name="T109_24">)</text:span></text:p>
          </table:table-cell>
          <table:table-cell table:style-name="Cell50">
            <text:p text:style-name="P110"><text:span text:style-name="T110_1">8</text:span></text:p>
          </table:table-cell>
        </table:table-row>
      </table:table>
      <text:p text:style-name="P111"><text:span text:style-name="T111_1">Пул</text:span><text:span text:style-name="T111_2"><text:s/></text:span><text:span text:style-name="T111_3">задач</text:span><text:span text:style-name="T111_4"><text:s/></text:span><text:span text:style-name="T111_5">для</text:span><text:span text:style-name="T111_6"><text:s/></text:span><text:span text:style-name="T111_7">QA</text:span></text:p>
      <table:table table:style-name="Table3">
        <table:table-column table:style-name="Column5"/>
        <table:table-column table:style-name="Column6"/>
        <table:table-row table:style-name="Row26">
          <table:table-cell table:style-name="Cell51">
            <text:p text:style-name="P112"><text:span text:style-name="T112_1">Задача</text:span></text:p>
          </table:table-cell>
          <table:table-cell table:style-name="Cell52">
            <text:p text:style-name="P113"><text:span text:style-name="T113_1">Приоритет</text:span></text:p>
          </table:table-cell>
        </table:table-row>
        <table:table-row table:style-name="Row27">
          <table:table-cell table:style-name="Cell53">
            <text:p text:style-name="P114"><text:span text:style-name="T114_1">Изучение</text:span><text:span text:style-name="T114_2"><text:s/></text:span><text:span text:style-name="T114_3">теории</text:span><text:span text:style-name="T114_4"><text:s/></text:span><text:span text:style-name="T114_5">тестирования</text:span><text:span text:style-name="T114_6"><text:s/>(</text:span><text:span text:style-name="T114_7">основные</text:span><text:span text:style-name="T114_8"><text:s/></text:span><text:span text:style-name="T114_9">понятия</text:span><text:span text:style-name="T114_10">,</text:span><text:span text:style-name="T114_11">виды</text:span><text:span text:style-name="T114_12">,<text:s/></text:span><text:span text:style-name="T114_13">методы</text:span><text:span text:style-name="T114_14">,<text:s/></text:span><text:span text:style-name="T114_15">подходы</text:span><text:span text:style-name="T114_16">)</text:span></text:p>
          </table:table-cell>
          <table:table-cell table:style-name="Cell54">
            <text:p text:style-name="P115"><text:span text:style-name="T115_1">1</text:span></text:p>
          </table:table-cell>
        </table:table-row>
        <table:table-row table:style-name="Row28">
          <table:table-cell table:style-name="Cell55">
            <text:p text:style-name="P116"><text:span text:style-name="T116_1">Обзор</text:span><text:span text:style-name="T116_2"><text:s/></text:span><text:span text:style-name="T116_3">инструментов</text:span><text:span text:style-name="T116_4"><text:s/></text:span><text:span text:style-name="T116_5">для</text:span><text:span text:style-name="T116_6"><text:s/></text:span><text:span text:style-name="T116_7">тестирования</text:span></text:p>
          </table:table-cell>
          <table:table-cell table:style-name="Cell56">
            <text:p text:style-name="P117"><text:span text:style-name="T117_1">1</text:span></text:p>
          </table:table-cell>
        </table:table-row>
        <table:table-row table:style-name="Row29">
          <table:table-cell table:style-name="Cell57">
            <text:p text:style-name="P118"><text:span text:style-name="T118_1">Настройка</text:span><text:span text:style-name="T118_2"><text:s/></text:span><text:span text:style-name="T118_3">окружения</text:span><text:span text:style-name="T118_4"><text:s/></text:span><text:span text:style-name="T118_5">для</text:span><text:span text:style-name="T118_6"><text:s/></text:span><text:span text:style-name="T118_7">разработки</text:span><text:span text:style-name="T118_8"><text:s/></text:span><text:span text:style-name="T118_9">и</text:span><text:span text:style-name="T118_10"><text:s/></text:span><text:span text:style-name="T118_11">тестирования</text:span><text:span text:style-name="T118_12"><text:s/></text:span><text:span text:style-name="T118_13">проекта</text:span></text:p>
          </table:table-cell>
          <table:table-cell table:style-name="Cell58">
            <text:p text:style-name="P119"><text:span text:style-name="T119_1">1</text:span></text:p>
          </table:table-cell>
        </table:table-row>
        <table:table-row table:style-name="Row30">
          <table:table-cell table:style-name="Cell59">
            <text:p text:style-name="P120"><text:span text:style-name="T120_1">Изучение</text:span><text:span text:style-name="T120_2"><text:s/></text:span><text:span text:style-name="T120_3">TestRail</text:span><text:span text:style-name="T120_4">,<text:s/></text:span><text:span text:style-name="T120_5">написание</text:span><text:span text:style-name="T120_6"><text:s/></text:span><text:span text:style-name="T120_7">тест</text:span><text:span text:style-name="T120_8">-</text:span><text:span text:style-name="T120_9">кейсов</text:span><text:span text:style-name="T120_10"><text:s/></text:span><text:span text:style-name="T120_11">для</text:span><text:span text:style-name="T120_12"><text:s/></text:span><text:span text:style-name="T120_13">ручного</text:span><text:span text:style-name="T120_14"><text:s/></text:span><text:span text:style-name="T120_15">тестирования</text:span></text:p>
          </table:table-cell>
          <table:table-cell table:style-name="Cell60">
            <text:p text:style-name="P121"><text:span text:style-name="T121_1">2</text:span></text:p>
          </table:table-cell>
        </table:table-row>
        <table:table-row table:style-name="Row31">
          <table:table-cell table:style-name="Cell61">
            <text:p text:style-name="P122"><text:span text:style-name="T122_1">Разработка</text:span><text:span text:style-name="T122_2"><text:s/></text:span><text:span text:style-name="T122_3">тест</text:span><text:span text:style-name="T122_4">-</text:span><text:span text:style-name="T122_5">плана</text:span><text:span text:style-name="T122_6"><text:s/></text:span><text:span text:style-name="T122_7">для</text:span><text:span text:style-name="T122_8"><text:s/></text:span><text:span text:style-name="T122_9">ручного</text:span><text:span text:style-name="T122_10"><text:s/></text:span><text:span text:style-name="T122_11">и</text:span><text:span text:style-name="T122_12"><text:s/></text:span><text:span text:style-name="T122_13">автоматизированного</text:span><text:span text:style-name="T122_14"><text:s/></text:span><text:span text:style-name="T122_15">тестирования</text:span></text:p>
          </table:table-cell>
          <table:table-cell table:style-name="Cell62">
            <text:p text:style-name="P123"><text:span text:style-name="T123_1">2</text:span></text:p>
          </table:table-cell>
        </table:table-row>
        <table:table-row table:style-name="Row32">
          <table:table-cell table:style-name="Cell63">
            <text:p text:style-name="P124"><text:span text:style-name="T124_1">Изучение</text:span><text:span text:style-name="T124_2"><text:s/></text:span><text:span text:style-name="T124_3">фрейворка</text:span><text:span text:style-name="T124_4"><text:s/></text:span><text:span text:style-name="T124_5">Selenium</text:span><text:span text:style-name="T124_6"><text:s/></text:span><text:span text:style-name="T124_7">и</text:span><text:span text:style-name="T124_8"><text:s/></text:span><text:span text:style-name="T124_9">инструментов</text:span><text:span text:style-name="T124_10"><text:s/></text:span><text:span text:style-name="T124_11">для</text:span><text:span text:style-name="T124_12"><text:s/></text:span><text:span text:style-name="T124_13">автоматизации</text:span><text:span text:style-name="T124_14"><text:s/></text:span><text:span text:style-name="T124_15">тестирования</text:span></text:p>
          </table:table-cell>
          <table:table-cell table:style-name="Cell64">
            <text:p text:style-name="P125"><text:span text:style-name="T125_1">3</text:span></text:p>
          </table:table-cell>
        </table:table-row>
        <table:table-row table:style-name="Row33">
          <table:table-cell table:style-name="Cell65">
            <text:p text:style-name="P126"><text:span text:style-name="T126_1">Изучение</text:span><text:span text:style-name="T126_2"><text:s/></text:span><text:span text:style-name="T126_3">Jenkins</text:span><text:span text:style-name="T126_4">,<text:s/></text:span><text:span text:style-name="T126_5">настройка</text:span><text:span text:style-name="T126_6"><text:s/></text:span><text:span text:style-name="T126_7">тестовой</text:span><text:span text:style-name="T126_8"><text:s/></text:span><text:span text:style-name="T126_9">сборки</text:span><text:span text:style-name="T126_10"><text:s/></text:span><text:span text:style-name="T126_11">и</text:span><text:span text:style-name="T126_12"><text:s/></text:span><text:span text:style-name="T126_13">запуска</text:span><text:span text:style-name="T126_14"><text:s/></text:span><text:span text:style-name="T126_15">автотестов</text:span></text:p>
          </table:table-cell>
          <table:table-cell table:style-name="Cell66">
            <text:p text:style-name="P127"><text:span text:style-name="T127_1">4</text:span></text:p>
          </table:table-cell>
        </table:table-row>
        <table:table-row table:style-name="Row34">
          <table:table-cell table:style-name="Cell67">
            <text:p text:style-name="P128"><text:span text:style-name="T128_1">Изучение</text:span><text:span text:style-name="T128_2"><text:s/></text:span><text:span text:style-name="T128_3">Codeception</text:span><text:span text:style-name="T128_4"><text:s/></text:span><text:span text:style-name="T128_5">для</text:span><text:span text:style-name="T128_6"><text:s/></text:span><text:span text:style-name="T128_7">написания</text:span><text:span text:style-name="T128_8"><text:s/></text:span><text:span text:style-name="T128_9">и</text:span><text:span text:style-name="T128_10"><text:s/></text:span><text:span text:style-name="T128_11">запустка</text:span><text:span text:style-name="T128_12"><text:s/></text:span><text:span text:style-name="T128_13">автотестов</text:span></text:p>
          </table:table-cell>
          <table:table-cell table:style-name="Cell68">
            <text:p text:style-name="P129"><text:span text:style-name="T129_1">5</text:span></text:p>
          </table:table-cell>
        </table:table-row>
        <table:table-row table:style-name="Row35">
          <table:table-cell table:style-name="Cell69">
            <text:p text:style-name="P130"><text:span text:style-name="T130_1">Настроить</text:span><text:span text:style-name="T130_2"><text:s/></text:span><text:span text:style-name="T130_3">удаленную</text:span><text:span text:style-name="T130_4"><text:s/></text:span><text:span text:style-name="T130_5">сборку</text:span><text:span text:style-name="T130_6"><text:s/></text:span><text:span text:style-name="T130_7">в</text:span><text:span text:style-name="T130_8"><text:s/></text:span><text:span text:style-name="T130_9">Jenkins</text:span><text:span text:style-name="T130_10"><text:s/></text:span><text:span text:style-name="T130_11">на</text:span><text:span text:style-name="T130_12"><text:s/></text:span><text:span text:style-name="T130_13">моей</text:span><text:span text:style-name="T130_14"><text:s/></text:span><text:span text:style-name="T130_15">виртуальной</text:span><text:span text:style-name="T130_16"><text:s/></text:span><text:span text:style-name="T130_17">машине</text:span></text:p>
          </table:table-cell>
          <table:table-cell table:style-name="Cell70">
            <text:p text:style-name="P131"><text:span text:style-name="T131_1">6</text:span></text:p>
          </table:table-cell>
        </table:table-row>
        <table:table-row table:style-name="Row36">
          <table:table-cell table:style-name="Cell71">
            <text:p text:style-name="P132"><text:span text:style-name="T132_1">Сделать</text:span><text:span text:style-name="T132_2"><text:s/></text:span><text:span text:style-name="T132_3">и</text:span><text:span text:style-name="T132_4"><text:s/></text:span><text:span text:style-name="T132_5">запустить</text:span><text:span text:style-name="T132_6"><text:s/></text:span><text:span text:style-name="T132_7">билд</text:span><text:span text:style-name="T132_8"><text:s/></text:span><text:span text:style-name="T132_9">приложения</text:span><text:span text:style-name="T132_10"><text:s/></text:span><text:span text:style-name="T132_11">в</text:span><text:span text:style-name="T132_12"><text:s/></text:span><text:span text:style-name="T132_13">тестовом</text:span><text:span text:style-name="T132_14"><text:s/></text:span><text:span text:style-name="T132_15">окружении</text:span></text:p>
          </table:table-cell>
          <table:table-cell table:style-name="Cell72">
            <text:p text:style-name="P133"><text:span text:style-name="T133_1">6</text:span></text:p>
          </table:table-cell>
        </table:table-row>
        <table:table-row table:style-name="Row37">
          <table:table-cell table:style-name="Cell73">
            <text:p text:style-name="P134"><text:span text:style-name="T134_1">Настроить</text:span><text:span text:style-name="T134_2"><text:s/></text:span><text:span text:style-name="T134_3">автоматическуб</text:span><text:span text:style-name="T134_4"><text:s/></text:span><text:span text:style-name="T134_5">сборку</text:span><text:span text:style-name="T134_6"><text:s/></text:span><text:span text:style-name="T134_7">приложения</text:span><text:span text:style-name="T134_8"><text:s/>(</text:span><text:span text:style-name="T134_9">ежедневную</text:span><text:span text:style-name="T134_10"><text:s/></text:span><text:span text:style-name="T134_11">и</text:span><text:span text:style-name="T134_12"><text:s/></text:span><text:span text:style-name="T134_13">после</text:span><text:span text:style-name="T134_14"><text:s/></text:span><text:span text:style-name="T134_15">каждого</text:span><text:span text:style-name="T134_16"><text:s/></text:span><text:span text:style-name="T134_17">пуша</text:span><text:span text:style-name="T134_18"><text:s/></text:span><text:span text:style-name="T134_19">в</text:span><text:span text:style-name="T134_20"><text:s/></text:span><text:span text:style-name="T134_21">гите</text:span><text:span text:style-name="T134_22">)<text:s/></text:span><text:span text:style-name="T134_23">и</text:span><text:span text:style-name="T134_24"><text:s/></text:span><text:span text:style-name="T134_25">запуск</text:span><text:span text:style-name="T134_26"><text:s/></text:span><text:span text:style-name="T134_27">автотестов</text:span><text:span text:style-name="T134_28"><text:s/></text:span><text:span text:style-name="T134_29">в</text:span><text:span text:style-name="T134_30"><text:s/></text:span><text:span text:style-name="T134_31">Jenkins</text:span></text:p>
          </table:table-cell>
          <table:table-cell table:style-name="Cell74">
            <text:p text:style-name="P135"><text:span text:style-name="T135_1">7</text:span></text:p>
          </table:table-cell>
        </table:table-row>
        <table:table-row table:style-name="Row38">
          <table:table-cell table:style-name="Cell75">
            <text:p text:style-name="P136"><text:span text:style-name="T136_1">Проработка</text:span><text:span text:style-name="T136_2"><text:s/></text:span><text:span text:style-name="T136_3">тест</text:span><text:span text:style-name="T136_4">-</text:span><text:span text:style-name="T136_5">кейсов</text:span><text:span text:style-name="T136_6">,<text:s/></text:span><text:span text:style-name="T136_7">написание</text:span><text:span text:style-name="T136_8"><text:s/></text:span><text:span text:style-name="T136_9">UI</text:span><text:span text:style-name="T136_10">-</text:span><text:span text:style-name="T136_11">тестов</text:span><text:span text:style-name="T136_12"><text:s/></text:span><text:span text:style-name="T136_13">и</text:span><text:span text:style-name="T136_14"><text:s/></text:span><text:span text:style-name="T136_15">функциональных</text:span><text:span text:style-name="T136_16"><text:s/></text:span><text:span text:style-name="T136_17">тестов</text:span><text:span text:style-name="T136_18"><text:s/></text:span><text:span text:style-name="T136_19">с</text:span><text:span text:style-name="T136_20"><text:s/></text:span><text:span text:style-name="T136_21">использованием</text:span><text:span text:style-name="T136_22"><text:s/></text:span><text:span text:style-name="T136_23">phpUnit</text:span><text:span text:style-name="T136_24"><text:s/></text:span><text:span text:style-name="T136_25">и</text:span><text:span text:style-name="T136_26"><text:s text:c="2"/></text:span><text:span text:style-name="T136_27">Codeception</text:span></text:p>
          </table:table-cell>
          <table:table-cell table:style-name="Cell76">
            <text:p text:style-name="P137"><text:span text:style-name="T137_1">8</text:span></text:p>
          </table:table-cell>
        </table:table-row>
        <table:table-row table:style-name="Row39">
          <table:table-cell table:style-name="Cell77">
            <text:p text:style-name="P138"><text:span text:style-name="T138_1">Документирование</text:span><text:span text:style-name="T138_2"><text:s/></text:span><text:span text:style-name="T138_3">проекта</text:span></text:p>
          </table:table-cell>
          <table:table-cell table:style-name="Cell78">
            <text:p text:style-name="P139"><text:span text:style-name="T139_1">8</text:span></text:p>
          </table:table-cell>
        </table:table-row>
        <table:table-row table:style-name="Row40">
          <table:table-cell table:style-name="Cell79">
            <text:p text:style-name="P140"><text:span text:style-name="T140_1">Приемочное</text:span><text:span text:style-name="T140_2"><text:s/></text:span><text:span text:style-name="T140_3">тестирование</text:span><text:span text:style-name="T140_4"><text:s/></text:span><text:span text:style-name="T140_5">перед</text:span><text:span text:style-name="T140_6"><text:s/></text:span><text:span text:style-name="T140_7">релизом</text:span></text:p>
          </table:table-cell>
          <table:table-cell table:style-name="Cell80">
            <text:p text:style-name="P141"><text:span text:style-name="T141_1">9</text:span></text:p>
          </table:table-cell>
        </table:table-row>
      </table:table>
      <text:h text:style-name="P142" text:outline-level="10"><text:bookmark-start text:name="h.14tmy8avkw5b"/><text:bookmark-end text:name="h.14tmy8avkw5b"/></text:h>
      <text:h text:style-name="P143" text:outline-level="10"><text:bookmark-start text:name="h.l0fhwlpuk4ea"/><text:bookmark-end text:name="h.l0fhwlpuk4ea"/><text:span text:style-name="T143_1">Архитектура</text:span><text:span text:style-name="T143_2"><text:s/></text:span><text:span text:style-name="T143_3">приложения</text:span></text:h>
      <text:p text:style-name="P144"><text:span text:style-name="T144_1">Приложение</text:span><text:span text:style-name="T144_2"><text:s/></text:span><text:span text:style-name="T144_3">имеет</text:span><text:span text:style-name="T144_4"><text:s/></text:span><text:span text:style-name="T144_5">трехзвенную</text:span><text:span text:style-name="T144_6"><text:s/></text:span><text:span text:style-name="T144_7">архитектуру</text:span><text:span text:style-name="T144_8">,<text:s/></text:span><text:span text:style-name="T144_9">состоящую</text:span><text:span text:style-name="T144_10"><text:s/></text:span><text:span text:style-name="T144_11">из</text:span><text:span text:style-name="T144_12"><text:s/></text:span><text:span text:style-name="T144_13">трёх</text:span><text:span text:style-name="T144_14"><text:s/></text:span><text:span text:style-name="T144_15">компонентов</text:span><text:span text:style-name="T144_16">:<text:s/></text:span></text:p>
      <text:p text:style-name="P145"><text:span text:style-name="T145_1">-<text:s/></text:span><text:span text:style-name="T145_2">клиентского</text:span><text:span text:style-name="T145_3"><text:s/></text:span><text:span text:style-name="T145_4">приложения</text:span><text:span text:style-name="T145_5"><text:s/>(</text:span><text:span text:style-name="T145_6">веб</text:span><text:span text:style-name="T145_7">-</text:span><text:span text:style-name="T145_8">браузер</text:span><text:span text:style-name="T145_9">),<text:s/></text:span></text:p>
      <text:p text:style-name="P146"><text:span text:style-name="T146_1">-<text:s/></text:span><text:span text:style-name="T146_2">сервера</text:span><text:span text:style-name="T146_3"><text:s/></text:span><text:span text:style-name="T146_4">приложений</text:span><text:span text:style-name="T146_5">,<text:s/></text:span><text:span text:style-name="T146_6">к</text:span><text:span text:style-name="T146_7"><text:s/></text:span><text:span text:style-name="T146_8">которому</text:span><text:span text:style-name="T146_9"><text:s/></text:span><text:span text:style-name="T146_10">подключено</text:span><text:span text:style-name="T146_11"><text:s/></text:span><text:span text:style-name="T146_12">клиентское</text:span><text:span text:style-name="T146_13"><text:s/></text:span><text:span text:style-name="T146_14">приложение</text:span><text:span text:style-name="T146_15"><text:s/>(</text:span><text:span text:style-name="T146_16">frontend</text:span><text:span text:style-name="T146_17">),<text:s/></text:span></text:p>
      <text:p text:style-name="P147"><text:span text:style-name="T147_1">-<text:s/></text:span><text:span text:style-name="T147_2">сервера</text:span><text:span text:style-name="T147_3"><text:s/></text:span><text:span text:style-name="T147_4">базы</text:span><text:span text:style-name="T147_5"><text:s/></text:span><text:span text:style-name="T147_6">данных</text:span><text:span text:style-name="T147_7">,<text:s/></text:span><text:span text:style-name="T147_8">с</text:span><text:span text:style-name="T147_9"><text:s/></text:span><text:span text:style-name="T147_10">которым</text:span><text:span text:style-name="T147_11"><text:s/></text:span><text:span text:style-name="T147_12">работает</text:span><text:span text:style-name="T147_13"><text:s/></text:span><text:span text:style-name="T147_14">сервер</text:span><text:span text:style-name="T147_15"><text:s/></text:span><text:span text:style-name="T147_16">приложений</text:span><text:span text:style-name="T147_17"><text:s/>(</text:span><text:span text:style-name="T147_18">backend</text:span><text:span text:style-name="T147_19">).</text:span></text:p>
      <text:p text:style-name="P148"/>
      <text:h text:style-name="P149" text:outline-level="10"><text:bookmark-start text:name="h.oql2pr6wlnzw"/><text:bookmark-end text:name="h.oql2pr6wlnzw"/><text:span text:style-name="T149_1">Требования</text:span><text:span text:style-name="T149_2"><text:s/></text:span><text:span text:style-name="T149_3">к</text:span><text:span text:style-name="T149_4"><text:s/></text:span><text:span text:style-name="T149_5">ПО</text:span></text:h>
      <text:p text:style-name="P150"/>
      <text:p text:style-name="P151"><text:span text:style-name="T151_1">Для</text:span><text:span text:style-name="T151_2"><text:s/></text:span><text:span text:style-name="T151_3">тестирования</text:span><text:span text:style-name="T151_4"><text:s/></text:span><text:span text:style-name="T151_5">проекта</text:span><text:span text:style-name="T151_6"><text:s/></text:span><text:span text:style-name="T151_7">используется</text:span><text:span text:style-name="T151_8"><text:s/></text:span><text:span text:style-name="T151_9">виртуальная</text:span><text:span text:style-name="T151_10"><text:s/></text:span><text:span text:style-name="T151_11">машина</text:span><text:span text:style-name="T151_12"><text:s/></text:span><text:span text:style-name="T151_13">с</text:span><text:span text:style-name="T151_14"><text:s/></text:span><text:span text:style-name="T151_15">операционной</text:span><text:span text:style-name="T151_16"><text:s/></text:span><text:span text:style-name="T151_17">системой</text:span><text:span text:style-name="T151_18"><text:s/></text:span><text:span text:style-name="T151_19">Ubuntu</text:span><text:span text:style-name="T151_20"><text:s/>12.04<text:s/></text:span><text:span text:style-name="T151_21">x</text:span><text:span text:style-name="T151_22">64,<text:s/></text:span><text:span text:style-name="T151_23">а</text:span><text:span text:style-name="T151_24"><text:s/></text:span><text:span text:style-name="T151_25">также</text:span><text:span text:style-name="T151_26"><text:s/></text:span><text:span text:style-name="T151_27">веб</text:span><text:span text:style-name="T151_28">-</text:span><text:span text:style-name="T151_29">сервер</text:span><text:span text:style-name="T151_30"><text:s/></text:span><text:span text:style-name="T151_31">nginx</text:span><text:span text:style-name="T151_32">.<text:s/></text:span><text:span text:style-name="T151_33">Инструмент</text:span><text:span text:style-name="T151_34"><text:s/></text:span><text:span text:style-name="T151_35">виртуализации</text:span><text:span text:style-name="T151_36"><text:s/></text:span><text:span text:style-name="T151_37">операционной</text:span><text:span text:style-name="T151_38"><text:s text:c="2"/></text:span><text:span text:style-name="T151_39">системы</text:span><text:span text:style-name="T151_40"><text:s/>-<text:s/></text:span><text:span text:style-name="T151_41">VirtualBox</text:span><text:span text:style-name="T151_42">.</text:span></text:p>
      <text:p text:style-name="P152"><text:span text:style-name="T152_1">Серверная</text:span><text:span text:style-name="T152_2"><text:s/></text:span><text:span text:style-name="T152_3">часть</text:span><text:span text:style-name="T152_4"><text:s/>(</text:span><text:span text:style-name="T152_5">backend</text:span><text:span text:style-name="T152_6">)<text:s/></text:span><text:span text:style-name="T152_7">сервиса</text:span><text:span text:style-name="T152_8"><text:s/></text:span><text:span text:style-name="T152_9">написана</text:span><text:span text:style-name="T152_10"><text:s/></text:span><text:span text:style-name="T152_11">на</text:span><text:span text:style-name="T152_12"><text:s/></text:span><text:span text:style-name="T152_13">php</text:span><text:span text:style-name="T152_14"><text:s/></text:span><text:span text:style-name="T152_15">версии</text:span><text:span text:style-name="T152_16"><text:s/>5.5,<text:s/></text:span><text:span text:style-name="T152_17">поэтому</text:span><text:span text:style-name="T152_18"><text:s/></text:span><text:span text:style-name="T152_19">для</text:span><text:span text:style-name="T152_20"><text:s/></text:span><text:span text:style-name="T152_21">тестирования</text:span><text:span text:style-name="T152_22"><text:s/></text:span><text:span text:style-name="T152_23">выбран</text:span><text:span text:style-name="T152_24"><text:s/></text:span><text:span text:style-name="T152_25">Unit</text:span><text:span text:style-name="T152_26">-</text:span><text:span text:style-name="T152_27">test</text:span><text:span text:style-name="T152_28"><text:s/></text:span><text:span text:style-name="T152_29">Framework</text:span><text:span text:style-name="T152_30"><text:s/></text:span><text:span text:style-name="T152_31">PHPUnit</text:span><text:span text:style-name="T152_32"><text:s/></text:span><text:span text:style-name="T152_33">в</text:span><text:span text:style-name="T152_34"><text:s/></text:span><text:span text:style-name="T152_35">связке</text:span><text:span text:style-name="T152_36"><text:s/></text:span><text:span text:style-name="T152_37">с</text:span><text:span text:style-name="T152_38"><text:s/></text:span><text:span text:style-name="T152_39">Selenium</text:span><text:span text:style-name="T152_40"><text:s/>(</text:span><text:span text:style-name="T152_41">Selenium</text:span><text:span text:style-name="T152_42">+</text:span><text:span text:style-name="T152_43">PHP</text:span><text:span text:style-name="T152_44">+<text:s/></text:span><text:span text:style-name="T152_45">PHPUnit</text:span><text:span text:style-name="T152_46"><text:s/>).<text:s/></text:span><text:span text:style-name="T152_47">Для</text:span><text:span text:style-name="T152_48"><text:s/></text:span><text:span text:style-name="T152_49">использования</text:span><text:span text:style-name="T152_50"><text:s/></text:span><text:span text:style-name="T152_51">данных</text:span><text:span text:style-name="T152_52"><text:s/></text:span><text:span text:style-name="T152_53">технологий</text:span><text:span text:style-name="T152_54"><text:s/></text:span><text:span text:style-name="T152_55">на</text:span><text:span text:style-name="T152_56"><text:s/></text:span><text:span text:style-name="T152_57">тестовой</text:span><text:span text:style-name="T152_58"><text:s/></text:span><text:span text:style-name="T152_59">машине</text:span><text:span text:style-name="T152_60"><text:s/></text:span><text:span text:style-name="T152_61">нужно</text:span><text:span text:style-name="T152_62"><text:s/></text:span><text:span text:style-name="T152_63">установить</text:span><text:span text:style-name="T152_64"><text:s/></text:span><text:span text:style-name="T152_65">и</text:span><text:span text:style-name="T152_66"><text:s/></text:span><text:span text:style-name="T152_67">запустить</text:span><text:span text:style-name="T152_68">:</text:span></text:p>
      <text:p text:style-name="P153"><text:span text:style-name="T153_1">-<text:s/></text:span><text:span text:style-name="T153_2">java</text:span><text:span text:style-name="T153_3">,</text:span></text:p>
      <text:p text:style-name="P154"><text:span text:style-name="T154_1">-<text:s/></text:span><text:span text:style-name="T154_2">selenium</text:span><text:span text:style-name="T154_3"><text:s/></text:span><text:span text:style-name="T154_4">server</text:span><text:span text:style-name="T154_5">,</text:span></text:p>
      <text:p text:style-name="P155"><text:span text:style-name="T155_1">-<text:s/></text:span><text:span text:style-name="T155_2">chromedriver</text:span><text:span text:style-name="T155_3">,</text:span></text:p>
      <text:p text:style-name="P156"><text:span text:style-name="T156_1">-<text:s/></text:span><text:span text:style-name="T156_2">php</text:span><text:span text:style-name="T156_3">5.5.</text:span></text:p>
      <text:p text:style-name="P157"><text:span text:style-name="T157_1">В</text:span><text:span text:style-name="T157_2"><text:s/></text:span><text:span text:style-name="T157_3">качестве</text:span><text:span text:style-name="T157_4"><text:s/></text:span><text:span text:style-name="T157_5">редактора</text:span><text:span text:style-name="T157_6"><text:s/></text:span><text:span text:style-name="T157_7">кода</text:span><text:span text:style-name="T157_8"><text:s/></text:span><text:span text:style-name="T157_9">выбран</text:span><text:span text:style-name="T157_10"><text:s/></text:span><text:span text:style-name="T157_11">PHP</text:span><text:span text:style-name="T157_12"><text:s/></text:span><text:span text:style-name="T157_13">IDE</text:span><text:span text:style-name="T157_14"><text:s/></text:span><text:span text:style-name="T157_15">PhpStorm</text:span><text:span text:style-name="T157_16">.<text:s/></text:span><text:span text:style-name="T157_17">Дополнительно</text:span><text:span text:style-name="T157_18"><text:s/></text:span><text:span text:style-name="T157_19">для</text:span><text:span text:style-name="T157_20"><text:s/></text:span><text:span text:style-name="T157_21">написания</text:span><text:span text:style-name="T157_22"><text:s/></text:span><text:span text:style-name="T157_23">автотестов</text:span><text:span text:style-name="T157_24"><text:s/></text:span><text:span text:style-name="T157_25">и</text:span><text:span text:style-name="T157_26"><text:s/></text:span><text:span text:style-name="T157_27">автоматизации</text:span><text:span text:style-name="T157_28"><text:s/></text:span><text:span text:style-name="T157_29">тестирования</text:span><text:span text:style-name="T157_30"><text:s/></text:span><text:span text:style-name="T157_31">используется</text:span><text:span text:style-name="T157_32"><text:s/></text:span><text:span text:style-name="T157_33">Codeception</text:span><text:span text:style-name="T157_34"><text:s/></text:span><text:span text:style-name="T157_35">версии</text:span><text:span text:style-name="T157_36"><text:s/>1.8.7<text:s/></text:span><text:span text:style-name="T157_37">и</text:span><text:span text:style-name="T157_38"><text:s/>2.0.</text:span></text:p>
      <text:p text:style-name="P158"><text:span text:style-name="T158_1">Чтобы</text:span><text:span text:style-name="T158_2"><text:s/></text:span><text:span text:style-name="T158_3">использовать</text:span><text:span text:style-name="T158_4"><text:s/></text:span><text:span text:style-name="T158_5">функуции</text:span><text:span text:style-name="T158_6"><text:s/></text:span><text:span text:style-name="T158_7">Codeception</text:span><text:span text:style-name="T158_8">,<text:s/></text:span><text:span text:style-name="T158_9">необходимо</text:span><text:span text:style-name="T158_10"><text:s/></text:span><text:span text:style-name="T158_11">установить</text:span><text:span text:style-name="T158_12">:</text:span></text:p>
      <text:p text:style-name="P159"><text:span text:style-name="T159_1">-<text:s/></text:span><text:span text:style-name="T159_2">php</text:span><text:span text:style-name="T159_3">5-</text:span><text:span text:style-name="T159_4">curl</text:span><text:span text:style-name="T159_5">,</text:span></text:p>
      <text:p text:style-name="P160"><text:span text:style-name="T160_1">-<text:s/></text:span><text:span text:style-name="T160_2">codeception</text:span><text:span text:style-name="T160_3"><text:s/>(</text:span><text:span text:style-name="T160_4">codcept</text:span><text:span text:style-name="T160_5">.</text:span><text:span text:style-name="T160_6">phar</text:span><text:span text:style-name="T160_7">).</text:span></text:p>
      <text:p text:style-name="P161"><text:span text:style-name="T161_1">Для</text:span><text:span text:style-name="T161_2"><text:s/></text:span><text:span text:style-name="T161_3">запуска</text:span><text:span text:style-name="T161_4"><text:s/></text:span><text:span text:style-name="T161_5">тестов</text:span><text:span text:style-name="T161_6"><text:s/></text:span><text:span text:style-name="T161_7">с</text:span><text:span text:style-name="T161_8"><text:s/></text:span><text:span text:style-name="T161_9">использованием</text:span><text:span text:style-name="T161_10"><text:s/></text:span><text:span text:style-name="T161_11">Selenium</text:span><text:span text:style-name="T161_12"><text:s/></text:span><text:span text:style-name="T161_13">WebDriver</text:span><text:span text:style-name="T161_14"><text:s/></text:span><text:span text:style-name="T161_15">необходимо</text:span><text:span text:style-name="T161_16"><text:s/></text:span><text:span text:style-name="T161_17">наличие</text:span><text:span text:style-name="T161_18"><text:s/></text:span><text:span text:style-name="T161_19">браузера</text:span><text:span text:style-name="T161_20"><text:s/>(</text:span><text:span text:style-name="T161_21">например</text:span><text:span text:style-name="T161_22">,<text:s/></text:span><text:span text:style-name="T161_23">firefox</text:span><text:span text:style-name="T161_24"><text:s/></text:span><text:span text:style-name="T161_25">или</text:span><text:span text:style-name="T161_26"><text:s/></text:span><text:span text:style-name="T161_27">chrome</text:span><text:span text:style-name="T161_28">),<text:s/></text:span><text:span text:style-name="T161_29">его</text:span><text:span text:style-name="T161_30"><text:s/></text:span><text:span text:style-name="T161_31">название</text:span><text:span text:style-name="T161_32"><text:s/></text:span><text:span text:style-name="T161_33">передается</text:span><text:span text:style-name="T161_34"><text:s/></text:span><text:span text:style-name="T161_35">в</text:span><text:span text:style-name="T161_36"><text:s/></text:span><text:span text:style-name="T161_37">качестве</text:span><text:span text:style-name="T161_38"><text:s/></text:span><text:span text:style-name="T161_39">параметра</text:span><text:span text:style-name="T161_40"><text:s/></text:span><text:span text:style-name="T161_41">в</text:span><text:span text:style-name="T161_42"><text:s/></text:span><text:span text:style-name="T161_43">конфигах</text:span><text:span text:style-name="T161_44"><text:s/></text:span><text:span text:style-name="T161_45">тест</text:span><text:span text:style-name="T161_46">-</text:span><text:span text:style-name="T161_47">сьютов</text:span><text:span text:style-name="T161_48"><text:s/></text:span><text:span text:style-name="T161_49">сodeception</text:span><text:span text:style-name="T161_50">.<text:s/></text:span><text:span text:style-name="T161_51">На</text:span><text:span text:style-name="T161_52"><text:s/></text:span><text:span text:style-name="T161_53">виртуальной</text:span><text:span text:style-name="T161_54"><text:s/></text:span><text:span text:style-name="T161_55">машине</text:span><text:span text:style-name="T161_56"><text:s/></text:span><text:span text:style-name="T161_57">имеются</text:span><text:span text:style-name="T161_58"><text:s/></text:span><text:span text:style-name="T161_59">браузеры</text:span><text:span text:style-name="T161_60"><text:s/></text:span><text:span text:style-name="T161_61">firefox</text:span><text:span text:style-name="T161_62"><text:s/></text:span><text:span text:style-name="T161_63">и</text:span><text:span text:style-name="T161_64"><text:s/></text:span><text:span text:style-name="T161_65">chrome</text:span><text:span text:style-name="T161_66">.<text:s/></text:span><text:span text:style-name="T161_67">В</text:span><text:span text:style-name="T161_68"><text:s/></text:span><text:span text:style-name="T161_69">браузере</text:span><text:span text:style-name="T161_70"><text:s/></text:span><text:span text:style-name="T161_71">firefox</text:span><text:span text:style-name="T161_72"><text:s/></text:span><text:span text:style-name="T161_73">установлены</text:span><text:span text:style-name="T161_74"><text:s/></text:span><text:span text:style-name="T161_75">дополнения</text:span><text:span text:style-name="T161_76"><text:s/></text:span><text:span text:style-name="T161_77">FireBug</text:span><text:span text:style-name="T161_78"><text:s/></text:span><text:span text:style-name="T161_79">и</text:span><text:span text:style-name="T161_80"><text:s/></text:span><text:span text:style-name="T161_81">FirePath</text:span><text:span text:style-name="T161_82"><text:s/>(</text:span><text:span text:style-name="T161_83">эти</text:span><text:span text:style-name="T161_84"><text:s/></text:span><text:span text:style-name="T161_85">дополнения</text:span><text:span text:style-name="T161_86"><text:s/></text:span><text:span text:style-name="T161_87">доступны</text:span><text:span text:style-name="T161_88"><text:s/></text:span><text:span text:style-name="T161_89">для</text:span><text:span text:style-name="T161_90"><text:s/></text:span><text:span text:style-name="T161_91">версий</text:span><text:span text:style-name="T161_92"><text:s/></text:span><text:span text:style-name="T161_93">firefox</text:span><text:span text:style-name="T161_94"><text:s/>3.0<text:s/></text:span><text:span text:style-name="T161_95">и</text:span><text:span text:style-name="T161_96"><text:s/></text:span><text:span text:style-name="T161_97">выше</text:span><text:span text:style-name="T161_98">).</text:span></text:p>
      <text:p text:style-name="P162"><text:span text:style-name="T162_1">В</text:span><text:span text:style-name="T162_2"><text:s/></text:span><text:span text:style-name="T162_3">качестве</text:span><text:span text:style-name="T162_4"><text:s/></text:span><text:span text:style-name="T162_5">системы</text:span><text:span text:style-name="T162_6"><text:s/></text:span><text:span text:style-name="T162_7">управления</text:span><text:span text:style-name="T162_8"><text:s/></text:span><text:span text:style-name="T162_9">процессом</text:span><text:span text:style-name="T162_10"><text:s/></text:span><text:span text:style-name="T162_11">тестирования</text:span><text:span text:style-name="T162_12"><text:s/></text:span><text:span text:style-name="T162_13">ПО</text:span><text:span text:style-name="T162_14"><text:s/></text:span><text:span text:style-name="T162_15">выбран</text:span><text:span text:style-name="T162_16"><text:s/></text:span><text:span text:style-name="T162_17">TestRail</text:span><text:span text:style-name="T162_18">.<text:s/></text:span><text:span text:style-name="T162_19">В</text:span><text:span text:style-name="T162_20"><text:s/></text:span><text:span text:style-name="T162_21">проекте</text:span><text:span text:style-name="T162_22"><text:s/></text:span><text:span text:style-name="T162_23">Weather</text:span><text:span text:style-name="T162_24"><text:s/></text:span><text:span text:style-name="T162_25">на</text:span><text:span text:style-name="T162_26"><text:s/></text:span><text:span text:style-name="T162_27">сервере</text:span><text:span text:style-name="T162_28"><text:s/></text:span><text:span text:style-name="T162_29">TestRail</text:span><text:span text:style-name="T162_30"><text:s/></text:span><text:span text:style-name="T162_31">содержаться</text:span><text:span text:style-name="T162_32"><text:s/></text:span><text:span text:style-name="T162_33">тест</text:span><text:span text:style-name="T162_34">-</text:span><text:span text:style-name="T162_35">сьюты</text:span><text:span text:style-name="T162_36"><text:s/></text:span><text:span text:style-name="T162_37">с</text:span><text:span text:style-name="T162_38"><text:s/></text:span><text:span text:style-name="T162_39">набором</text:span><text:span text:style-name="T162_40"><text:s/></text:span><text:span text:style-name="T162_41">тест</text:span><text:span text:style-name="T162_42">-</text:span><text:span text:style-name="T162_43">кейсов</text:span><text:span text:style-name="T162_44"><text:s/></text:span><text:span text:style-name="T162_45">для</text:span><text:span text:style-name="T162_46"><text:s/></text:span><text:span text:style-name="T162_47">тестирования</text:span><text:span text:style-name="T162_48"><text:s/></text:span><text:span text:style-name="T162_49">системы</text:span><text:span text:style-name="T162_50">,<text:s/></text:span><text:span text:style-name="T162_51">часть</text:span><text:span text:style-name="T162_52"><text:s/></text:span><text:span text:style-name="T162_53">тестов</text:span><text:span text:style-name="T162_54"><text:s/></text:span><text:span text:style-name="T162_55">автоматизирована</text:span><text:span text:style-name="T162_56"><text:s/></text:span><text:span text:style-name="T162_57">при</text:span><text:span text:style-name="T162_58"><text:s/></text:span><text:span text:style-name="T162_59">помощи</text:span><text:span text:style-name="T162_60"><text:s/></text:span><text:span text:style-name="T162_61">PHPUnit</text:span><text:span text:style-name="T162_62"><text:s/></text:span><text:span text:style-name="T162_63">и</text:span><text:span text:style-name="T162_64"><text:s/></text:span><text:span text:style-name="T162_65">Selenium</text:span><text:span text:style-name="T162_66">.</text:span></text:p>
      <text:p text:style-name="P163"><text:span text:style-name="T163_1">В</text:span><text:span text:style-name="T163_2"><text:s/></text:span><text:span text:style-name="T163_3">проекте</text:span><text:span text:style-name="T163_4"><text:s/></text:span><text:span text:style-name="T163_5">так</text:span><text:span text:style-name="T163_6"><text:s/></text:span><text:span text:style-name="T163_7">же</text:span><text:span text:style-name="T163_8"><text:s/></text:span><text:span text:style-name="T163_9">используется</text:span><text:span text:style-name="T163_10">:</text:span></text:p>
      <text:p text:style-name="P164"><text:span text:style-name="T164_1">-<text:s/></text:span><text:span text:style-name="T164_2">система</text:span><text:span text:style-name="T164_3"><text:s/></text:span><text:span text:style-name="T164_4">контроля</text:span><text:span text:style-name="T164_5"><text:s/></text:span><text:span text:style-name="T164_6">версий</text:span><text:span text:style-name="T164_7"><text:s/></text:span><text:span text:style-name="T164_8">git</text:span><text:span text:style-name="T164_9"><text:s/></text:span><text:span text:style-name="T164_10">с</text:span><text:span text:style-name="T164_11"><text:s/></text:span><text:span text:style-name="T164_12">использованием</text:span><text:span text:style-name="T164_13"><text:s/></text:span><text:span text:style-name="T164_14">репозиториев</text:span><text:span text:style-name="T164_15"><text:s/></text:span><text:span text:style-name="T164_16">GitHub</text:span><text:span text:style-name="T164_17">,</text:span></text:p>
      <text:p text:style-name="P165"><text:span text:style-name="T165_1">-<text:s/></text:span><text:span text:style-name="T165_2">инструмент</text:span><text:span text:style-name="T165_3"><text:s/></text:span><text:span text:style-name="T165_4">непрерывной</text:span><text:span text:style-name="T165_5"><text:s/></text:span><text:span text:style-name="T165_6">интеграции</text:span><text:span text:style-name="T165_7"><text:s/></text:span><text:span text:style-name="T165_8">Jenkins</text:span><text:span text:style-name="T165_9"><text:s/>-<text:s/></text:span><text:span text:style-name="T165_10">используется</text:span><text:span text:style-name="T165_11"><text:s/></text:span><text:span text:style-name="T165_12">для</text:span><text:span text:style-name="T165_13"><text:s/></text:span><text:span text:style-name="T165_14">формирования</text:span><text:span text:style-name="T165_15"><text:s/></text:span><text:span text:style-name="T165_16">актуальной</text:span><text:span text:style-name="T165_17"><text:s/></text:span><text:span text:style-name="T165_18">тестовой</text:span><text:span text:style-name="T165_19"><text:s/></text:span><text:span text:style-name="T165_20">сборки</text:span><text:span text:style-name="T165_21"><text:s/></text:span><text:span text:style-name="T165_22">приложения</text:span><text:span text:style-name="T165_23">,<text:s/></text:span><text:span text:style-name="T165_24">запуска</text:span><text:span text:style-name="T165_25"><text:s/></text:span><text:span text:style-name="T165_26">автотестов</text:span><text:span text:style-name="T165_27"><text:s/></text:span><text:span text:style-name="T165_28">и</text:span><text:span text:style-name="T165_29"><text:s/></text:span><text:span text:style-name="T165_30">формирования</text:span><text:span text:style-name="T165_31"><text:s/></text:span><text:span text:style-name="T165_32">отчетности</text:span><text:span text:style-name="T165_33"><text:s/></text:span><text:span text:style-name="T165_34">по</text:span><text:span text:style-name="T165_35"><text:s/></text:span><text:span text:style-name="T165_36">результатам</text:span><text:span text:style-name="T165_37"><text:s/></text:span><text:span text:style-name="T165_38">тестирования</text:span><text:span text:style-name="T165_39">.<text:s/></text:span></text:p>
      <text:p text:style-name="P166"><text:span text:style-name="T166_1">Т</text:span><text:span text:style-name="T166_2">естовая</text:span><text:span text:style-name="T166_3"><text:s/></text:span><text:span text:style-name="T166_4">виртуальная</text:span><text:span text:style-name="T166_5"><text:s/></text:span><text:span text:style-name="T166_6">машина</text:span><text:span text:style-name="T166_7"><text:s/></text:span><text:span text:style-name="T166_8">подключена</text:span><text:span text:style-name="T166_9"><text:s/></text:span><text:span text:style-name="T166_10">к</text:span><text:span text:style-name="T166_11"><text:s/></text:span><text:span text:style-name="T166_12">Jenkins</text:span><text:span text:style-name="T166_13"><text:s/></text:span><text:span text:style-name="T166_14">как</text:span><text:span text:style-name="T166_15"><text:s/></text:span><text:span text:style-name="T166_16">удаленный</text:span><text:span text:style-name="T166_17"><text:s/></text:span><text:span text:style-name="T166_18">узел</text:span><text:span text:style-name="T166_19"><text:s/></text:span><text:span text:style-name="T166_20">тестовой</text:span><text:span text:style-name="T166_21"><text:s/></text:span><text:span text:style-name="T166_22">сборки</text:span><text:span text:style-name="T166_23">,<text:s/></text:span><text:span text:style-name="T166_24">на</text:span><text:span text:style-name="T166_25"><text:s/></text:span><text:span text:style-name="T166_26">машине</text:span><text:span text:style-name="T166_27"><text:s/></text:span><text:span text:style-name="T166_28">дополнительно</text:span><text:span text:style-name="T166_29"><text:s/></text:span><text:span text:style-name="T166_30">установлен</text:span><text:span text:style-name="T166_31"><text:s/></text:span><text:span text:style-name="T166_32">п</text:span><text:span text:style-name="T166_33">акет</text:span><text:span text:style-name="T166_34"><text:s/></text:span><text:span text:style-name="T166_35">jenkins</text:span><text:span text:style-name="T166_36"><text:s/></text:span><text:span text:style-name="T166_37">slave</text:span><text:span text:style-name="T166_38">.<text:s/></text:span><text:span text:style-name="T166_39">Чтобы</text:span><text:span text:style-name="T166_40"><text:s/></text:span><text:span text:style-name="T166_41">виртуальная</text:span><text:span text:style-name="T166_42"><text:s/></text:span><text:span text:style-name="T166_43">машина</text:span><text:span text:style-name="T166_44"><text:s/></text:span><text:span text:style-name="T166_45">выла</text:span><text:span text:style-name="T166_46"><text:s/></text:span><text:span text:style-name="T166_47">доступна</text:span><text:span text:style-name="T166_48"><text:s/></text:span><text:span text:style-name="T166_49">Jenkins</text:span><text:span text:style-name="T166_50"><text:s/></text:span><text:span text:style-name="T166_51">по</text:span><text:span text:style-name="T166_52"><text:s/></text:span><text:span text:style-name="T166_53">вненему</text:span><text:span text:style-name="T166_54"><text:s/></text:span><text:span text:style-name="T166_55">IP</text:span><text:span text:style-name="T166_56">-</text:span><text:span text:style-name="T166_57">адресу</text:span><text:span text:style-name="T166_58"><text:s/></text:span><text:span text:style-name="T166_59">в</text:span><text:span text:style-name="T166_60"><text:s/></text:span><text:span text:style-name="T166_61">настройках</text:span><text:span text:style-name="T166_62"><text:s/></text:span><text:span text:style-name="T166_63">виртуальной</text:span><text:span text:style-name="T166_64"><text:s/></text:span><text:span text:style-name="T166_65">машины</text:span><text:span text:style-name="T166_66">,<text:s/></text:span><text:span text:style-name="T166_67">во</text:span><text:span text:style-name="T166_68"><text:s/></text:span><text:span text:style-name="T166_69">вкладке</text:span><text:span text:style-name="T166_70"><text:s/></text:span><text:span text:style-name="T166_71">сетевых</text:span><text:span text:style-name="T166_72"><text:s/></text:span><text:span text:style-name="T166_73">настроек</text:span><text:span text:style-name="T166_74"><text:s/></text:span><text:span text:style-name="T166_75">необходимо</text:span><text:span text:style-name="T166_76"><text:s/></text:span><text:span text:style-name="T166_77">выбрать</text:span><text:span text:style-name="T166_78"><text:s/></text:span><text:span text:style-name="T166_79">тип</text:span><text:span text:style-name="T166_80"><text:s/></text:span><text:span text:style-name="T166_81">соединения</text:span><text:span text:style-name="T166_82"><text:s/>-<text:s/>“</text:span><text:span text:style-name="T166_83">Сетевой</text:span><text:span text:style-name="T166_84"><text:s/></text:span><text:span text:style-name="T166_85">мост</text:span><text:span text:style-name="T166_86">”.</text:span></text:p>
      <text:p text:style-name="P167"><text:span text:style-name="T167_1">Для</text:span><text:span text:style-name="T167_2"><text:s/></text:span><text:span text:style-name="T167_3">работы</text:span><text:span text:style-name="T167_4"><text:s/></text:span><text:span text:style-name="T167_5">с</text:span><text:span text:style-name="T167_6"><text:s/></text:span><text:span text:style-name="T167_7">backend</text:span><text:span text:style-name="T167_8">-</text:span><text:span text:style-name="T167_9">ом</text:span><text:span text:style-name="T167_10"><text:s/></text:span><text:span text:style-name="T167_11">на</text:span><text:span text:style-name="T167_12"><text:s/></text:span><text:span text:style-name="T167_13">виртуальной</text:span><text:span text:style-name="T167_14"><text:s/></text:span><text:span text:style-name="T167_15">машине</text:span><text:span text:style-name="T167_16"><text:s/></text:span><text:span text:style-name="T167_17">нанеобходимо</text:span><text:span text:style-name="T167_18"><text:s/></text:span><text:span text:style-name="T167_19">дополнительно</text:span><text:span text:style-name="T167_20"><text:s/></text:span><text:span text:style-name="T167_21">установить</text:span><text:span text:style-name="T167_22">:</text:span></text:p>
      <text:p text:style-name="P168"><text:span text:style-name="T168_1">-<text:s/></text:span><text:span text:style-name="T168_2">phpmyadmin</text:span><text:span text:style-name="T168_3"><text:s/>(</text:span><text:span text:style-name="T168_4">MySQL</text:span><text:span text:style-name="T168_5">),</text:span></text:p>
      <text:p text:style-name="P169"><text:span text:style-name="T169_1">-<text:s/></text:span><text:span text:style-name="T169_2">пакет</text:span><text:span text:style-name="T169_3"><text:s/></text:span><text:span text:style-name="T169_4">php</text:span><text:span text:style-name="T169_5">5-</text:span><text:span text:style-name="T169_6">memcached</text:span><text:span text:style-name="T169_7">.</text:span></text:p>
      <text:p text:style-name="P170"/>
      <text:p text:style-name="P171"/>
      <text:h text:style-name="P172" text:outline-level="10"><text:bookmark-start text:name="h.iuxfn2g5hg7u"/><text:bookmark-end text:name="h.iuxfn2g5hg7u"/><text:span text:style-name="T172_1">API</text:span></text:h>
      <text:p text:style-name="P173"><text:span text:style-name="T173_1">Методы</text:span><text:span text:style-name="T173_2">:</text:span></text:p>
      <text:p text:style-name="P174"><text:span text:style-name="T174_1">—<text:s/></text:span><text:span text:style-name="T174_2">метод</text:span><text:span text:style-name="T174_3">,<text:s/></text:span><text:span text:style-name="T174_4">который</text:span><text:span text:style-name="T174_5"><text:s/></text:span><text:span text:style-name="T174_6">возвращает</text:span><text:span text:style-name="T174_7"><text:s/></text:span><text:span text:style-name="T174_8">n</text:span><text:span text:style-name="T174_9"><text:s/></text:span><text:span text:style-name="T174_10">структур</text:span><text:span text:style-name="T174_11"><text:s/></text:span><text:span text:style-name="T174_12">с</text:span><text:span text:style-name="T174_13"><text:s/></text:span><text:span text:style-name="T174_14">данными</text:span><text:span text:style-name="T174_15"><text:s/></text:span><text:span text:style-name="T174_16">о</text:span><text:span text:style-name="T174_17"><text:s/></text:span><text:span text:style-name="T174_18">координате</text:span><text:span text:style-name="T174_19"><text:s/></text:span><text:span text:style-name="T174_20">и</text:span><text:span text:style-name="T174_21"><text:s/></text:span><text:span text:style-name="T174_22">погодных</text:span><text:span text:style-name="T174_23"><text:s/></text:span><text:span text:style-name="T174_24">условиях</text:span><text:span text:style-name="T174_25"><text:s/></text:span><text:span text:style-name="T174_26">в</text:span><text:span text:style-name="T174_27"><text:s/></text:span><text:span text:style-name="T174_28">этой</text:span><text:span text:style-name="T174_29"><text:s/></text:span><text:span text:style-name="T174_30">точке</text:span><text:span text:style-name="T174_31"><text:s/></text:span><text:span text:style-name="T174_32">по</text:span><text:span text:style-name="T174_33"><text:s/></text:span><text:span text:style-name="T174_34">координатам</text:span><text:span text:style-name="T174_35"><text:s/></text:span><text:span text:style-name="T174_36">границ</text:span><text:span text:style-name="T174_37">,<text:s/></text:span><text:span text:style-name="T174_38">масштабу</text:span><text:span text:style-name="T174_39"><text:s/></text:span><text:span text:style-name="T174_40">и</text:span><text:span text:style-name="T174_41"><text:s/></text:span><text:span text:style-name="T174_42">id</text:span><text:span text:style-name="T174_43"><text:s/></text:span><text:span text:style-name="T174_44">провайдера</text:span><text:span text:style-name="T174_45"><text:s/></text:span><text:span text:style-name="T174_46">погоды</text:span><text:span text:style-name="T174_47">.</text:span></text:p>
      <text:p text:style-name="P175"/>
      <text:p text:style-name="P176"><text:span text:style-name="T176_1">Провайдеры</text:span><text:span text:style-name="T176_2"><text:s/></text:span><text:span text:style-name="T176_3">погоды</text:span><text:span text:style-name="T176_4">:</text:span></text:p>
      <text:p text:style-name="P177"><text:span text:style-name="T177_1">Yandex</text:span><text:span text:style-name="T177_2"><text:s/></text:span></text:p>
      <text:p text:style-name="P178"><text:span text:style-name="T178_1"><text:a xlink:type="simple" xlink:href="http://openweathermap.org/api"><text:span text:style-name="T178_2">OpenWeatherMap</text:span></text:a></text:span></text:p>
      <text:p text:style-name="P179"><text:span text:style-name="T179_1"><text:a xlink:type="simple" xlink:href="http://ussian.wunderground.com/weather/api"><text:span text:style-name="T179_2">Wunderground</text:span></text:a></text:span><text:span text:style-name="T179_3"><text:a xlink:type="simple" xlink:href="http://ussian.wunderground.com/weather/api"><text:span text:style-name="T179_4"><text:s/></text:span></text:a></text:span></text:p>
      <text:p text:style-name="P180"/>
      <text:p text:style-name="P181"><text:span text:style-name="T181_1">Требования</text:span><text:span text:style-name="T181_2"><text:s/></text:span><text:span text:style-name="T181_3">к</text:span><text:span text:style-name="T181_4"><text:s/></text:span><text:span text:style-name="T181_5">получаемым</text:span><text:span text:style-name="T181_6"><text:s/></text:span><text:span text:style-name="T181_7">данным</text:span><text:span text:style-name="T181_8">:</text:span></text:p>
      <text:p text:style-name="P182"><text:span text:style-name="T182_1">Структура</text:span><text:span text:style-name="T182_2"><text:s/></text:span><text:span text:style-name="T182_3">данных</text:span><text:span text:style-name="T182_4">:</text:span></text:p>
      <text:p text:style-name="P183"><text:span text:style-name="T183_1">position</text:span><text:span text:style-name="T183_2">-</text:span><text:span text:style-name="T183_3">x</text:span><text:span text:style-name="T183_4">:</text:span></text:p>
      <text:p text:style-name="P184"><text:span text:style-name="T184_1">position</text:span><text:span text:style-name="T184_2">-</text:span><text:span text:style-name="T184_3">y</text:span><text:span text:style-name="T184_4">:</text:span></text:p>
      <text:p text:style-name="P185"><text:span text:style-name="T185_1">temperature</text:span><text:span text:style-name="T185_2">:</text:span></text:p>
      <text:p text:style-name="P186"><text:span text:style-name="T186_1">label</text:span><text:span text:style-name="T186_2">:</text:span></text:p>
      <text:p text:style-name="P187"><text:span text:style-name="T187_1">———————————</text:span></text:p>
      <text:p text:style-name="P188"><text:span text:style-name="T188_1">2<text:s/></text:span><text:span text:style-name="T188_2">вкладки</text:span></text:p>
      <text:p text:style-name="P189"><text:span text:style-name="T189_1"><text:tab/></text:span><text:span text:style-name="T189_2">Подробно</text:span><text:span text:style-name="T189_3">(</text:span><text:span text:style-name="T189_4">к</text:span><text:span text:style-name="T189_5"><text:s/></text:span><text:span text:style-name="T189_6">примеру</text:span><text:span text:style-name="T189_7"><text:s/></text:span><text:span text:style-name="T189_8">текущаю</text:span><text:span text:style-name="T189_9"><text:s/></text:span><text:span text:style-name="T189_10">погода</text:span><text:span text:style-name="T189_11"><text:s/></text:span><text:span text:style-name="T189_12">с</text:span><text:span text:style-name="T189_13"><text:s/></text:span><text:span text:style-name="T189_14">каким</text:span><text:span text:style-name="T189_15">-</text:span><text:span text:style-name="T189_16">то</text:span><text:span text:style-name="T189_17"><text:s/></text:span><text:span text:style-name="T189_18">часовым</text:span><text:span text:style-name="T189_19"><text:s/></text:span><text:span text:style-name="T189_20">интервалом</text:span><text:span text:style-name="T189_21">)</text:span></text:p>
      <text:p text:style-name="P190"><text:span text:style-name="T190_1"><text:tab/><text:tab/></text:span><text:span text:style-name="T190_2">Ветер</text:span><text:span text:style-name="T190_3">(</text:span><text:span text:style-name="T190_4">направление</text:span><text:span text:style-name="T190_5">)<text:line-break/><text:tab/><text:tab/></text:span><text:span text:style-name="T190_6">Влажность</text:span></text:p>
      <text:p text:style-name="P191"><text:span text:style-name="T191_1"><text:tab/><text:tab/></text:span><text:span text:style-name="T191_2">Давление</text:span></text:p>
      <text:p text:style-name="P192"><text:span text:style-name="T192_1"><text:tab/></text:span><text:span text:style-name="T192_2">Будущее</text:span></text:p>
      <text:p text:style-name="P193"><text:span text:style-name="T193_1"><text:tab/><text:tab/>~</text:span><text:span text:style-name="T193_2">на</text:span><text:span text:style-name="T193_3"><text:s/></text:span><text:span text:style-name="T193_4">сегодня</text:span><text:span text:style-name="T193_5">(</text:span><text:span text:style-name="T193_6">утро</text:span><text:span text:style-name="T193_7">,<text:s/></text:span><text:span text:style-name="T193_8">день</text:span><text:span text:style-name="T193_9">,<text:s/></text:span><text:span text:style-name="T193_10">вечер</text:span><text:span text:style-name="T193_11">.<text:s/></text:span><text:span text:style-name="T193_12">ночь</text:span><text:span text:style-name="T193_13">)</text:span></text:p>
      <text:p text:style-name="P194"><text:span text:style-name="T194_1"><text:tab/><text:tab/>~</text:span><text:span text:style-name="T194_2">Погода</text:span><text:span text:style-name="T194_3"><text:s/></text:span><text:span text:style-name="T194_4">на</text:span><text:span text:style-name="T194_5"><text:s/></text:span><text:span text:style-name="T194_6">ближайшие</text:span><text:span text:style-name="T194_7"><text:s/>7<text:s/></text:span><text:span text:style-name="T194_8">дней</text:span></text:p>
      <text:p text:style-name="P195"/>
      <text:p text:style-name="P196"><text:span text:style-name="T196_1">Данные</text:span><text:span text:style-name="T196_2">,<text:s/></text:span><text:span text:style-name="T196_3">которые</text:span><text:span text:style-name="T196_4"><text:s/></text:span><text:span text:style-name="T196_5">возвращает</text:span><text:span text:style-name="T196_6"><text:s/></text:span><text:span text:style-name="T196_7">API</text:span><text:span text:style-name="T196_8"><text:s/></text:span><text:span text:style-name="T196_9">провайдера</text:span><text:span text:style-name="T196_10">:</text:span><text:span text:style-name="T196_11"><text:s text:c="2"/></text:span></text:p>
      <text:list text:style-name="LS2" xml:id="list11">
        <text:list-item>
          <text:p text:style-name="P197"><text:span text:style-name="T197_1">Город</text:span><text:span text:style-name="T197_2">:<text:s/></text:span><text:span text:style-name="T197_3">"</text:span><text:span text:style-name="T197_4">новосибирск</text:span><text:span text:style-name="T197_5">"</text:span><text:span text:style-name="T197_6">,</text:span></text:p>
        </text:list-item>
        <text:list-item>
          <text:p text:style-name="P198"><text:span text:style-name="T198_1">Дата</text:span><text:span text:style-name="T198_2">:<text:s/></text:span><text:span text:style-name="T198_3">"2014-08-19"</text:span><text:span text:style-name="T198_4">,</text:span></text:p>
        </text:list-item>
        <text:list-item>
          <text:p text:style-name="P199"><text:span text:style-name="T199_1">Время</text:span><text:span text:style-name="T199_2"><text:s/></text:span><text:span text:style-name="T199_3">суток</text:span><text:span text:style-name="T199_4">:<text:s/></text:span><text:span text:style-name="T199_5">"1"</text:span><text:span text:style-name="T199_6">,</text:span></text:p>
        </text:list-item>
        <text:list-item>
          <text:p text:style-name="P200"><text:span text:style-name="T200_1">Температура</text:span><text:span text:style-name="T200_2">:<text:s/></text:span><text:span text:style-name="T200_3">"15"</text:span><text:span text:style-name="T200_4">,</text:span></text:p>
        </text:list-item>
        <text:list-item>
          <text:p text:style-name="P201"><text:span text:style-name="T201_1">Влажность</text:span><text:span text:style-name="T201_2">:<text:s/></text:span><text:span text:style-name="T201_3">"100"</text:span><text:span text:style-name="T201_4">,</text:span></text:p>
        </text:list-item>
        <text:list-item>
          <text:p text:style-name="P202"><text:span text:style-name="T202_1">Давление</text:span><text:span text:style-name="T202_2">:<text:s/></text:span><text:span text:style-name="T202_3">"747"</text:span><text:span text:style-name="T202_4">,</text:span></text:p>
        </text:list-item>
        <text:list-item>
          <text:p text:style-name="P203"><text:span text:style-name="T203_1">Широта</text:span><text:span text:style-name="T203_2">:<text:s/></text:span><text:span text:style-name="T203_3">"55.030199"</text:span><text:span text:style-name="T203_4">,</text:span></text:p>
        </text:list-item>
        <text:list-item>
          <text:p text:style-name="P204"><text:span text:style-name="T204_1">Долгота</text:span><text:span text:style-name="T204_2">:<text:s/></text:span><text:span text:style-name="T204_3">"82.92043"</text:span><text:span text:style-name="T204_4">,</text:span></text:p>
        </text:list-item>
        <text:list-item>
          <text:p text:style-name="P205"><text:span text:style-name="T205_1">Направление</text:span><text:span text:style-name="T205_2"><text:s/></text:span><text:span text:style-name="T205_3">ветра</text:span><text:span text:style-name="T205_4">:<text:s/></text:span><text:span text:style-name="T205_5">"</text:span><text:span text:style-name="T205_6">Северный</text:span><text:span text:style-name="T205_7">"</text:span><text:span text:style-name="T205_8">,</text:span></text:p>
        </text:list-item>
        <text:list-item>
          <text:p text:style-name="P206"><text:span text:style-name="T206_1">Скорость</text:span><text:span text:style-name="T206_2"><text:s/></text:span><text:span text:style-name="T206_3">ветра</text:span><text:span text:style-name="T206_4">:<text:s/></text:span><text:span text:style-name="T206_5">"2.8"</text:span><text:span text:style-name="T206_6">,</text:span></text:p>
        </text:list-item>
        <text:list-item>
          <text:p text:style-name="P207"><text:span text:style-name="T207_1">Осадки</text:span><text:span text:style-name="T207_2">:<text:s/></text:span><text:span text:style-name="T207_3">"</text:span><text:span text:style-name="T207_4">Ясно</text:span><text:span text:style-name="T207_5">"</text:span><text:span text:style-name="T207_6">,</text:span></text:p>
        </text:list-item>
        <text:list-item>
          <text:p text:style-name="P208"><text:span text:style-name="T208_1">Провайдер</text:span><text:span text:style-name="T208_2">:<text:s/></text:span><text:span text:style-name="T208_3">"</text:span><text:span text:style-name="T208_4">yandex</text:span><text:span text:style-name="T208_5">"</text:span></text:p>
        </text:list-item>
      </text:list>
      <text:h text:style-name="P209" text:outline-level="10"><text:bookmark-start text:name="h.qr5ksvqxd4ty"/><text:bookmark-end text:name="h.qr5ksvqxd4ty"/><text:span text:style-name="T209_1">Требования</text:span><text:span text:style-name="T209_2"><text:s/></text:span><text:span text:style-name="T209_3">к</text:span><text:span text:style-name="T209_4"><text:s/></text:span><text:span text:style-name="T209_5">данным</text:span><text:span text:style-name="T209_6"><text:s/></text:span><text:span text:style-name="T209_7">запроса</text:span><text:span text:style-name="T209_8">:</text:span></text:h>
      <text:p text:style-name="P210"><text:span text:style-name="T210_1">Будут</text:span><text:span text:style-name="T210_2"><text:s/></text:span><text:span text:style-name="T210_3">передваться</text:span><text:span text:style-name="T210_4"><text:s/>5<text:s/></text:span><text:span text:style-name="T210_5">параметров</text:span><text:span text:style-name="T210_6">:</text:span></text:p>
      <text:p text:style-name="P211"><text:span text:style-name="T211_1">—<text:s/></text:span><text:span text:style-name="T211_2">широта</text:span><text:span text:style-name="T211_3"><text:s/></text:span><text:span text:style-name="T211_4">северо</text:span><text:span text:style-name="T211_5">-</text:span><text:span text:style-name="T211_6">западной</text:span><text:span text:style-name="T211_7"><text:s/></text:span><text:span text:style-name="T211_8">координаты</text:span><text:span text:style-name="T211_9"><text:s/>(</text:span><text:span text:style-name="T211_10">north</text:span><text:span text:style-name="T211_11">_</text:span><text:span text:style-name="T211_12">west</text:span><text:span text:style-name="T211_13">_</text:span><text:span text:style-name="T211_14">x</text:span><text:span text:style-name="T211_15">)</text:span></text:p>
      <text:p text:style-name="P212"><text:span text:style-name="T212_1">—<text:s/></text:span><text:span text:style-name="T212_2">долгота</text:span><text:span text:style-name="T212_3"><text:s/></text:span><text:span text:style-name="T212_4">северо</text:span><text:span text:style-name="T212_5">-</text:span><text:span text:style-name="T212_6">западной</text:span><text:span text:style-name="T212_7"><text:s/></text:span><text:span text:style-name="T212_8">координаты</text:span><text:span text:style-name="T212_9"><text:s/>(</text:span><text:span text:style-name="T212_10">north</text:span><text:span text:style-name="T212_11">_</text:span><text:span text:style-name="T212_12">west</text:span><text:span text:style-name="T212_13">_</text:span><text:span text:style-name="T212_14">y</text:span><text:span text:style-name="T212_15">)</text:span></text:p>
      <text:p text:style-name="P213"><text:span text:style-name="T213_1">—<text:s/></text:span><text:span text:style-name="T213_2">широта</text:span><text:span text:style-name="T213_3"><text:s/></text:span><text:span text:style-name="T213_4">юго</text:span><text:span text:style-name="T213_5">-</text:span><text:span text:style-name="T213_6">восточной</text:span><text:span text:style-name="T213_7"><text:s/></text:span><text:span text:style-name="T213_8">координаты</text:span><text:span text:style-name="T213_9"><text:s/>(</text:span><text:span text:style-name="T213_10">south</text:span><text:span text:style-name="T213_11">_</text:span><text:span text:style-name="T213_12">east</text:span><text:span text:style-name="T213_13">_</text:span><text:span text:style-name="T213_14">x</text:span><text:span text:style-name="T213_15">)</text:span></text:p>
      <text:p text:style-name="P214"><text:span text:style-name="T214_1">—<text:s/></text:span><text:span text:style-name="T214_2">долгота</text:span><text:span text:style-name="T214_3"><text:s/></text:span><text:span text:style-name="T214_4">юго</text:span><text:span text:style-name="T214_5">-</text:span><text:span text:style-name="T214_6">восточной</text:span><text:span text:style-name="T214_7"><text:s/></text:span><text:span text:style-name="T214_8">координаты</text:span><text:span text:style-name="T214_9"><text:s/>(</text:span><text:span text:style-name="T214_10">south</text:span><text:span text:style-name="T214_11">_</text:span><text:span text:style-name="T214_12">east</text:span><text:span text:style-name="T214_13">_</text:span><text:span text:style-name="T214_14">y</text:span><text:span text:style-name="T214_15">)</text:span></text:p>
      <text:p text:style-name="P215"><text:span text:style-name="T215_1">—<text:s/></text:span><text:span text:style-name="T215_2">id</text:span><text:span text:style-name="T215_3"><text:s/></text:span><text:span text:style-name="T215_4">провайдера</text:span><text:span text:style-name="T215_5"><text:s/></text:span><text:span text:style-name="T215_6">погоды</text:span><text:span text:style-name="T215_7"><text:s/>(</text:span><text:span text:style-name="T215_8">сервиса</text:span><text:span text:style-name="T215_9">)<text:s/></text:span><text:span text:style-name="T215_10">или</text:span><text:span text:style-name="T215_11"><text:s/></text:span><text:span text:style-name="T215_12">типа</text:span><text:span text:style-name="T215_13"><text:s/></text:span><text:span text:style-name="T215_14">логики</text:span><text:span text:style-name="T215_15"><text:s/></text:span><text:span text:style-name="T215_16">агрегирования</text:span><text:span text:style-name="T215_17"><text:s/></text:span><text:span text:style-name="T215_18">данных</text:span><text:span text:style-name="T215_19"><text:s/>(</text:span><text:span text:style-name="T215_20">provider</text:span><text:span text:style-name="T215_21">_</text:span><text:span text:style-name="T215_22">id</text:span><text:span text:style-name="T215_23">)</text:span></text:p>
      <text:p text:style-name="P216"><text:span text:style-name="T216_1">—<text:s/></text:span><text:span text:style-name="T216_2">текущий</text:span><text:span text:style-name="T216_3"><text:s/></text:span><text:span text:style-name="T216_4">масштаб</text:span><text:span text:style-name="T216_5"><text:s/>(</text:span><text:span text:style-name="T216_6">zoom</text:span><text:span text:style-name="T216_7">)</text:span></text:p>
      <text:p text:style-name="P217"><text:span text:style-name="T217_1">Все</text:span><text:span text:style-name="T217_2"><text:s/></text:span><text:span text:style-name="T217_3">параметры</text:span><text:span text:style-name="T217_4"><text:s/></text:span><text:span text:style-name="T217_5">обязательны</text:span><text:span text:style-name="T217_6">!</text:span></text:p>
      <text:h text:style-name="P218" text:outline-level="10"><text:bookmark-start text:name="h.xugh107576r1"/><text:bookmark-end text:name="h.xugh107576r1"/></text:h>
      <text:h text:style-name="P219" text:outline-level="10"><text:bookmark-start text:name="h.eu7oslukfkq8"/><text:bookmark-end text:name="h.eu7oslukfkq8"/><text:span text:style-name="T219_1">Техническая</text:span><text:span text:style-name="T219_2"><text:s/></text:span><text:span text:style-name="T219_3">реализация</text:span></text:h>
      <text:p text:style-name="P220"/>
      <text:p text:style-name="P221"><text:span text:style-name="T221_1">Backend</text:span><text:span text:style-name="T221_2">:<text:s/></text:span></text:p>
      <text:p text:style-name="P222"><text:span text:style-name="T222_1">Сначало</text:span><text:span text:style-name="T222_2"><text:s/></text:span><text:span text:style-name="T222_3">мы</text:span><text:span text:style-name="T222_4"><text:s/></text:span><text:span text:style-name="T222_5">получаем</text:span><text:span text:style-name="T222_6"><text:s/></text:span><text:span text:style-name="T222_7">погоду</text:span><text:span text:style-name="T222_8"><text:s/></text:span><text:span text:style-name="T222_9">от</text:span><text:span text:style-name="T222_10"><text:s/></text:span><text:span text:style-name="T222_11">провайдеров</text:span><text:span text:style-name="T222_12">,<text:s/></text:span><text:span text:style-name="T222_13">выбираем</text:span><text:span text:style-name="T222_14"><text:s/></text:span><text:span text:style-name="T222_15">нужные</text:span><text:span text:style-name="T222_16"><text:s/></text:span><text:span text:style-name="T222_17">нам</text:span><text:span text:style-name="T222_18"><text:s/></text:span><text:span text:style-name="T222_19">параметры</text:span><text:span text:style-name="T222_20">:<text:s/></text:span><text:span text:style-name="T222_21">по</text:span><text:span text:style-name="T222_22"><text:s/></text:span><text:span text:style-name="T222_23">дате</text:span><text:span text:style-name="T222_24">,<text:s/></text:span><text:span text:style-name="T222_25">по</text:span><text:span text:style-name="T222_26"><text:s/></text:span><text:span text:style-name="T222_27">времени</text:span><text:span text:style-name="T222_28"><text:s/></text:span><text:span text:style-name="T222_29">суток</text:span><text:span text:style-name="T222_30">,<text:s/></text:span><text:span text:style-name="T222_31">на</text:span><text:span text:style-name="T222_32"><text:s/></text:span><text:span text:style-name="T222_33">определённое</text:span><text:span text:style-name="T222_34"><text:s/></text:span><text:span text:style-name="T222_35">колличество</text:span><text:span text:style-name="T222_36"><text:s/></text:span><text:span text:style-name="T222_37">дней</text:span><text:span text:style-name="T222_38">,<text:s/></text:span><text:span text:style-name="T222_39">потом</text:span><text:span text:style-name="T222_40"><text:s/></text:span><text:span text:style-name="T222_41">выбираем</text:span><text:span text:style-name="T222_42"><text:s/></text:span><text:span text:style-name="T222_43">нужные</text:span><text:span text:style-name="T222_44"><text:s/></text:span><text:span text:style-name="T222_45">данные</text:span><text:span text:style-name="T222_46"><text:s/></text:span><text:span text:style-name="T222_47">о</text:span><text:span text:style-name="T222_48"><text:s/></text:span><text:span text:style-name="T222_49">погоде</text:span><text:span text:style-name="T222_50"><text:s/></text:span><text:span text:style-name="T222_51">из</text:span><text:span text:style-name="T222_52"><text:s/></text:span><text:span text:style-name="T222_53">пришедшего</text:span><text:span text:style-name="T222_54">,<text:s/></text:span><text:span text:style-name="T222_55">на</text:span><text:span text:style-name="T222_56"><text:s/></text:span><text:span text:style-name="T222_57">запрос</text:span><text:span text:style-name="T222_58"><text:s/></text:span><text:span text:style-name="T222_59">api</text:span><text:span text:style-name="T222_60">,<text:s text:c="2"/></text:span><text:span text:style-name="T222_61">xml</text:span><text:span text:style-name="T222_62"><text:s/></text:span><text:span text:style-name="T222_63">или</text:span><text:span text:style-name="T222_64"><text:s/></text:span><text:span text:style-name="T222_65">json</text:span><text:span text:style-name="T222_66"><text:s/></text:span><text:span text:style-name="T222_67">файла</text:span><text:span text:style-name="T222_68"><text:s/></text:span><text:span text:style-name="T222_69">сохраняем</text:span><text:span text:style-name="T222_70"><text:s/></text:span><text:span text:style-name="T222_71">все</text:span><text:span text:style-name="T222_72"><text:s/></text:span><text:span text:style-name="T222_73">это</text:span><text:span text:style-name="T222_74"><text:s/></text:span><text:span text:style-name="T222_75">в</text:span><text:span text:style-name="T222_76"><text:s/></text:span><text:span text:style-name="T222_77">массив</text:span><text:span text:style-name="T222_78"><text:s/></text:span><text:span text:style-name="T222_79">и</text:span><text:span text:style-name="T222_80"><text:s text:c="2"/></text:span><text:span text:style-name="T222_81">записываем</text:span><text:span text:style-name="T222_82"><text:s/></text:span><text:span text:style-name="T222_83">в</text:span><text:span text:style-name="T222_84"><text:s/></text:span><text:span text:style-name="T222_85">базу</text:span><text:span text:style-name="T222_86"><text:s/></text:span><text:span text:style-name="T222_87">данных</text:span><text:span text:style-name="T222_88"><text:s/></text:span><text:span text:style-name="T222_89">MySQL</text:span><text:span text:style-name="T222_90">.<text:s/></text:span></text:p>
      <text:p text:style-name="P223"><text:span text:style-name="T223_1">Следующим</text:span><text:span text:style-name="T223_2"><text:s/></text:span><text:span text:style-name="T223_3">действием</text:span><text:span text:style-name="T223_4"><text:s/></text:span><text:span text:style-name="T223_5">мы</text:span><text:span text:style-name="T223_6"><text:s/></text:span><text:span text:style-name="T223_7">получаем</text:span><text:span text:style-name="T223_8"><text:s/></text:span><text:span text:style-name="T223_9">запросы</text:span><text:span text:style-name="T223_10"><text:s/></text:span><text:span text:style-name="T223_11">от</text:span><text:span text:style-name="T223_12"><text:s/></text:span><text:span text:style-name="T223_13">frontend</text:span><text:span text:style-name="T223_14">(</text:span><text:span text:style-name="T223_15">а</text:span><text:span text:style-name="T223_16">):<text:s/></text:span><text:span text:style-name="T223_17">запрос</text:span><text:span text:style-name="T223_18"><text:s/></text:span><text:span text:style-name="T223_19">на</text:span><text:span text:style-name="T223_20"><text:s/></text:span><text:span text:style-name="T223_21">один</text:span><text:span text:style-name="T223_22"><text:s/></text:span><text:span text:style-name="T223_23">конкретный</text:span><text:span text:style-name="T223_24"><text:s/></text:span><text:span text:style-name="T223_25">город</text:span><text:span text:style-name="T223_26">,<text:s/></text:span><text:span text:style-name="T223_27">запрос</text:span><text:span text:style-name="T223_28"><text:s/></text:span><text:span text:style-name="T223_29">на</text:span><text:span text:style-name="T223_30"><text:s/></text:span><text:span text:style-name="T223_31">несколько</text:span><text:span text:style-name="T223_32"><text:s/></text:span><text:span text:style-name="T223_33">городов</text:span><text:span text:style-name="T223_34"><text:s/></text:span><text:span text:style-name="T223_35">находящихся</text:span><text:span text:style-name="T223_36"><text:s/></text:span><text:span text:style-name="T223_37">в</text:span><text:span text:style-name="T223_38"><text:s/></text:span><text:span text:style-name="T223_39">выбранном</text:span><text:span text:style-name="T223_40"><text:s/></text:span><text:span text:style-name="T223_41">квадрате</text:span><text:span text:style-name="T223_42">(</text:span><text:span text:style-name="T223_43">по</text:span><text:span text:style-name="T223_44"><text:s/></text:span><text:span text:style-name="T223_45">двум</text:span><text:span text:style-name="T223_46"><text:s/></text:span><text:span text:style-name="T223_47">координатам</text:span><text:span text:style-name="T223_48">)<text:s/></text:span><text:span text:style-name="T223_49">и</text:span><text:span text:style-name="T223_50"><text:s/></text:span><text:span text:style-name="T223_51">запрос</text:span><text:span text:style-name="T223_52"><text:s/></text:span><text:span text:style-name="T223_53">на</text:span><text:span text:style-name="T223_54"><text:s/></text:span><text:span text:style-name="T223_55">один</text:span><text:span text:style-name="T223_56"><text:s/></text:span><text:span text:style-name="T223_57">город</text:span><text:span text:style-name="T223_58"><text:s/></text:span><text:span text:style-name="T223_59">по</text:span><text:span text:style-name="T223_60"><text:s/></text:span><text:span text:style-name="T223_61">координатам</text:span><text:span text:style-name="T223_62"><text:s/></text:span><text:span text:style-name="T223_63">и</text:span><text:span text:style-name="T223_64"><text:s/></text:span><text:span text:style-name="T223_65">в</text:span><text:span text:style-name="T223_66"><text:s/></text:span><text:span text:style-name="T223_67">ответ</text:span><text:span text:style-name="T223_68"><text:s/></text:span><text:span text:style-name="T223_69">мы</text:span><text:span text:style-name="T223_70"><text:s text:c="2"/></text:span><text:span text:style-name="T223_71">достаем</text:span><text:span text:style-name="T223_72"><text:s/></text:span><text:span text:style-name="T223_73">из</text:span><text:span text:style-name="T223_74"><text:s/></text:span><text:span text:style-name="T223_75">базы</text:span><text:span text:style-name="T223_76"><text:s/></text:span><text:span text:style-name="T223_77">нужные</text:span><text:span text:style-name="T223_78"><text:s/></text:span><text:span text:style-name="T223_79">данные</text:span><text:span text:style-name="T223_80"><text:s/></text:span><text:span text:style-name="T223_81">в</text:span><text:span text:style-name="T223_82"><text:s/></text:span><text:span text:style-name="T223_83">зависимости</text:span><text:span text:style-name="T223_84"><text:s/></text:span><text:span text:style-name="T223_85">от</text:span><text:span text:style-name="T223_86"><text:s/></text:span><text:span text:style-name="T223_87">требования</text:span><text:span text:style-name="T223_88">.<text:s text:c="3"/></text:span></text:p>
      <text:p text:style-name="P224"/>
      <text:p text:style-name="P225"><text:span text:style-name="T225_1">Frontend</text:span><text:span text:style-name="T225_2">:</text:span></text:p>
      <text:p text:style-name="P226"><text:span text:style-name="T226_1">·</text:span><text:span text:style-name="T226_2"><text:s/></text:span><text:span text:style-name="T226_3">С</text:span><text:span text:style-name="T226_4"><text:s/></text:span><text:span text:style-name="T226_5">начала</text:span><text:span text:style-name="T226_6"><text:s/></text:span><text:span text:style-name="T226_7">подгружаем</text:span><text:span text:style-name="T226_8"><text:s/></text:span><text:span text:style-name="T226_9">карту</text:span><text:span text:style-name="T226_10"><text:s/>2</text:span><text:span text:style-name="T226_11">GIS</text:span><text:span text:style-name="T226_12">.</text:span></text:p>
      <text:p text:style-name="P227"><text:span text:style-name="T227_1">·</text:span><text:span text:style-name="T227_2"><text:s text:c="2"/></text:span><text:span text:style-name="T227_3">Пользователь</text:span><text:span text:style-name="T227_4"><text:s/></text:span><text:span text:style-name="T227_5">выбирает</text:span><text:span text:style-name="T227_6"><text:s/></text:span><text:span text:style-name="T227_7">одного</text:span><text:span text:style-name="T227_8"><text:s/></text:span><text:span text:style-name="T227_9">из</text:span><text:span text:style-name="T227_10"><text:s/></text:span><text:span text:style-name="T227_11">трех</text:span><text:span text:style-name="T227_12"><text:s/></text:span><text:span text:style-name="T227_13">провайдеров</text:span><text:span text:style-name="T227_14"><text:s/></text:span><text:span text:style-name="T227_15">погоды</text:span><text:span text:style-name="T227_16"><text:s/>(</text:span><text:span text:style-name="T227_17">Yandex</text:span><text:span text:style-name="T227_18">,<text:s/></text:span><text:span text:style-name="T227_19">OpenWeatherMap</text:span><text:span text:style-name="T227_20">,<text:s/></text:span><text:span text:style-name="T227_21">Wunderqround</text:span><text:span text:style-name="T227_22">),<text:s/></text:span><text:span text:style-name="T227_23">по</text:span><text:span text:style-name="T227_24"><text:s/></text:span><text:span text:style-name="T227_25">умолчанию</text:span><text:span text:style-name="T227_26"><text:s/></text:span><text:span text:style-name="T227_27">это</text:span><text:span text:style-name="T227_28"><text:s/></text:span><text:span text:style-name="T227_29">Яндекс</text:span><text:span text:style-name="T227_30">.</text:span></text:p>
      <text:p text:style-name="P228"><text:span text:style-name="T228_1">·<text:s/></text:span><text:span text:style-name="T228_2">Отправляем</text:span><text:span text:style-name="T228_3"><text:s/></text:span><text:span text:style-name="T228_4">запрос</text:span><text:span text:style-name="T228_5"><text:s/></text:span><text:span text:style-name="T228_6">в</text:span><text:span text:style-name="T228_7"><text:s/></text:span><text:span text:style-name="T228_8">Backend</text:span><text:span text:style-name="T228_9">,<text:s/></text:span><text:span text:style-name="T228_10">в</text:span><text:span text:style-name="T228_11"><text:s/></text:span><text:span text:style-name="T228_12">котором</text:span><text:span text:style-name="T228_13"><text:s/>4<text:s/></text:span><text:span text:style-name="T228_14">координаты</text:span><text:span text:style-name="T228_15"><text:s/>(</text:span><text:span text:style-name="T228_16">левый</text:span><text:span text:style-name="T228_17"><text:s/></text:span><text:span text:style-name="T228_18">верхний</text:span><text:span text:style-name="T228_19"><text:s/></text:span><text:span text:style-name="T228_20">угол</text:span><text:span text:style-name="T228_21"><text:s/></text:span><text:span text:style-name="T228_22">и</text:span><text:span text:style-name="T228_23"><text:s/></text:span><text:span text:style-name="T228_24">нижний</text:span><text:span text:style-name="T228_25"><text:s/></text:span><text:span text:style-name="T228_26">правый</text:span><text:span text:style-name="T228_27"><text:s/></text:span><text:span text:style-name="T228_28">угол</text:span><text:span text:style-name="T228_29"><text:s/></text:span><text:span text:style-name="T228_30">экрана</text:span><text:span text:style-name="T228_31">),<text:s/></text:span><text:span text:style-name="T228_32">текущей</text:span><text:span text:style-name="T228_33"><text:s/></text:span><text:span text:style-name="T228_34">zoom</text:span><text:span text:style-name="T228_35"><text:s/></text:span><text:span text:style-name="T228_36">и</text:span><text:span text:style-name="T228_37"><text:s/></text:span><text:span text:style-name="T228_38">провайдер</text:span><text:span text:style-name="T228_39"><text:s/></text:span><text:span text:style-name="T228_40">погоды</text:span><text:span text:style-name="T228_41">.</text:span></text:p>
      <text:p text:style-name="P229"><text:span text:style-name="T229_1">·<text:s/></text:span><text:span text:style-name="T229_2">Backend</text:span><text:span text:style-name="T229_3"><text:s/></text:span><text:span text:style-name="T229_4">возвращает</text:span><text:span text:style-name="T229_5"><text:s/></text:span><text:span text:style-name="T229_6">список</text:span><text:span text:style-name="T229_7"><text:s/></text:span><text:span text:style-name="T229_8">объектов</text:span><text:span text:style-name="T229_9"><text:s/></text:span><text:span text:style-name="T229_10">которые</text:span><text:span text:style-name="T229_11"><text:s/></text:span><text:span text:style-name="T229_12">попали</text:span><text:span text:style-name="T229_13"><text:s/></text:span><text:span text:style-name="T229_14">в</text:span><text:span text:style-name="T229_15"><text:s/></text:span><text:span text:style-name="T229_16">этот</text:span><text:span text:style-name="T229_17"><text:s/></text:span><text:span text:style-name="T229_18">прямоугольник</text:span><text:span text:style-name="T229_19">,<text:s/></text:span><text:span text:style-name="T229_20">затем</text:span><text:span text:style-name="T229_21"><text:s/></text:span><text:span text:style-name="T229_22">происходит</text:span><text:span text:style-name="T229_23"><text:s/></text:span><text:span text:style-name="T229_24">от</text:span><text:span text:style-name="T229_25"><text:s/></text:span><text:span text:style-name="T229_26">рисовка</text:span><text:span text:style-name="T229_27"><text:s/></text:span><text:span text:style-name="T229_28">маркеров</text:span><text:span text:style-name="T229_29"><text:s text:c="2"/></text:span><text:span text:style-name="T229_30">погоды</text:span><text:span text:style-name="T229_31"><text:s/></text:span><text:span text:style-name="T229_32">с</text:span><text:span text:style-name="T229_33"><text:s/></text:span><text:span text:style-name="T229_34">цветовой</text:span><text:span text:style-name="T229_35"><text:s/></text:span><text:span text:style-name="T229_36">градацией</text:span><text:span text:style-name="T229_37">(</text:span><text:span text:style-name="T229_38">синий</text:span><text:span text:style-name="T229_39"><text:s/></text:span><text:span text:style-name="T229_40">холодно</text:span><text:span text:style-name="T229_41">,<text:s/></text:span><text:span text:style-name="T229_42">красный</text:span><text:span text:style-name="T229_43"><text:s/></text:span><text:span text:style-name="T229_44">жарко</text:span><text:span text:style-name="T229_45">)<text:s/></text:span><text:span text:style-name="T229_46">и</text:span><text:span text:style-name="T229_47"><text:s/></text:span><text:span text:style-name="T229_48">отображается</text:span><text:span text:style-name="T229_49"><text:s/></text:span><text:span text:style-name="T229_50">средняя</text:span><text:span text:style-name="T229_51"><text:s/></text:span><text:span text:style-name="T229_52">погода</text:span><text:span text:style-name="T229_53"><text:s/></text:span><text:span text:style-name="T229_54">на</text:span><text:span text:style-name="T229_55"><text:s/></text:span><text:span text:style-name="T229_56">текущий</text:span><text:span text:style-name="T229_57"><text:s/></text:span><text:span text:style-name="T229_58">день</text:span><text:span text:style-name="T229_59">.</text:span></text:p>
      <text:p text:style-name="P230"><text:span text:style-name="T230_1">·<text:s/></text:span><text:span text:style-name="T230_2">Подробная</text:span><text:span text:style-name="T230_3"><text:s/></text:span><text:span text:style-name="T230_4">информация</text:span><text:span text:style-name="T230_5"><text:s/></text:span><text:span text:style-name="T230_6">о</text:span><text:span text:style-name="T230_7"><text:s/></text:span><text:span text:style-name="T230_8">погоде</text:span><text:span text:style-name="T230_9"><text:s/></text:span><text:span text:style-name="T230_10">в</text:span><text:span text:style-name="T230_11"><text:s/></text:span><text:span text:style-name="T230_12">текущем</text:span><text:span text:style-name="T230_13"><text:s/></text:span><text:span text:style-name="T230_14">городе</text:span><text:span text:style-name="T230_15"><text:s text:c="2"/></text:span><text:span text:style-name="T230_16">отображается</text:span><text:span text:style-name="T230_17"><text:s/></text:span><text:span text:style-name="T230_18">в</text:span><text:span text:style-name="T230_19"><text:s/></text:span><text:span text:style-name="T230_20">боковой</text:span><text:span text:style-name="T230_21"><text:s/></text:span><text:span text:style-name="T230_22">карточке</text:span><text:span text:style-name="T230_23">(</text:span><text:span text:style-name="T230_24">температура</text:span><text:span text:style-name="T230_25">,<text:s/></text:span><text:span text:style-name="T230_26">тип</text:span><text:span text:style-name="T230_27"><text:s/></text:span><text:span text:style-name="T230_28">погоды</text:span><text:span text:style-name="T230_29">,<text:s/></text:span><text:span text:style-name="T230_30">влажность</text:span><text:span text:style-name="T230_31">,<text:s/></text:span><text:span text:style-name="T230_32">давление</text:span><text:span text:style-name="T230_33">,<text:s/></text:span><text:span text:style-name="T230_34">скорость</text:span><text:span text:style-name="T230_35"><text:s/></text:span><text:span text:style-name="T230_36">ветра</text:span><text:span text:style-name="T230_37"><text:s/></text:span><text:span text:style-name="T230_38">и</text:span><text:span text:style-name="T230_39"><text:s/></text:span><text:span text:style-name="T230_40">направление</text:span><text:span text:style-name="T230_41"><text:s/></text:span><text:span text:style-name="T230_42">ветра</text:span><text:span text:style-name="T230_43">),<text:s/></text:span><text:span text:style-name="T230_44">где</text:span><text:span text:style-name="T230_45"><text:s/></text:span><text:span text:style-name="T230_46">указана</text:span><text:span text:style-name="T230_47"><text:s/></text:span><text:span text:style-name="T230_48">погода</text:span><text:span text:style-name="T230_49"><text:s/></text:span><text:span text:style-name="T230_50">на</text:span><text:span text:style-name="T230_51"><text:s/>4<text:s/></text:span><text:span text:style-name="T230_52">времени</text:span><text:span text:style-name="T230_53"><text:s/></text:span><text:span text:style-name="T230_54">в</text:span><text:span text:style-name="T230_55"><text:s/></text:span><text:span text:style-name="T230_56">сутках</text:span><text:span text:style-name="T230_57">(</text:span><text:span text:style-name="T230_58">утра</text:span><text:span text:style-name="T230_59">,<text:s/></text:span><text:span text:style-name="T230_60">день</text:span><text:span text:style-name="T230_61">,<text:s/></text:span><text:span text:style-name="T230_62">вечер</text:span><text:span text:style-name="T230_63">,<text:s/></text:span><text:span text:style-name="T230_64">ночь</text:span><text:span text:style-name="T230_65">)</text:span></text:p>
      <text:p text:style-name="P231"><text:span text:style-name="T231_1"><text:s text:c="2"/></text:span><text:span text:style-name="T231_2">Структура</text:span><text:span text:style-name="T231_3"><text:s/></text:span><text:span text:style-name="T231_4">frontend</text:span><text:span text:style-name="T231_5"><text:s/></text:span><text:span text:style-name="T231_6">части</text:span><text:span text:style-name="T231_7"><text:s/></text:span><text:span text:style-name="T231_8">приложения</text:span><text:span text:style-name="T231_9">:</text:span></text:p>
      <text:p text:style-name="P232"><text:span text:style-name="T232_1">├──<text:s/></text:span><text:span text:style-name="T232_2">index</text:span><text:span text:style-name="T232_3">.</text:span><text:span text:style-name="T232_4">html</text:span><text:span text:style-name="T232_5"><text:s/>(</text:span><text:span text:style-name="T232_6">Главная</text:span><text:span text:style-name="T232_7"><text:s/></text:span><text:span text:style-name="T232_8">страница</text:span><text:span text:style-name="T232_9"><text:s/></text:span><text:span text:style-name="T232_10">приложения</text:span><text:span text:style-name="T232_11">)<text:s/></text:span></text:p>
      <text:p text:style-name="P233"><text:span text:style-name="T233_1">├──<text:s/></text:span><text:span text:style-name="T233_2">css</text:span><text:span text:style-name="T233_3"><text:s/>(</text:span><text:span text:style-name="T233_4">Директория</text:span><text:span text:style-name="T233_5"><text:s/></text:span><text:span text:style-name="T233_6">стилей</text:span><text:span text:style-name="T233_7">)</text:span></text:p>
      <text:p text:style-name="P234"><text:span text:style-name="T234_1">├──<text:s/></text:span><text:span text:style-name="T234_2">js</text:span><text:span text:style-name="T234_3"><text:s/>(</text:span><text:span text:style-name="T234_4">js</text:span><text:span text:style-name="T234_5"><text:s/></text:span><text:span text:style-name="T234_6">скрипты</text:span><text:span text:style-name="T234_7"><text:s/></text:span><text:span text:style-name="T234_8">и</text:span><text:span text:style-name="T234_9"><text:s/></text:span><text:span text:style-name="T234_10">зависимости</text:span><text:span text:style-name="T234_11">)<text:s/></text:span></text:p>
      <text:p text:style-name="P235"><text:span text:style-name="T235_1">└──<text:s/></text:span><text:span text:style-name="T235_2">src</text:span><text:span text:style-name="T235_3"><text:s/>(</text:span><text:span text:style-name="T235_4">Значки</text:span><text:span text:style-name="T235_5">)</text:span></text:p>
      <text:p text:style-name="P236"><text:span text:style-name="T236_1"><text:tab/>├──<text:s/></text:span><text:span text:style-name="T236_2">card</text:span><text:span text:style-name="T236_3"><text:s/>(</text:span><text:span text:style-name="T236_4">Иконки</text:span><text:span text:style-name="T236_5"><text:s/></text:span><text:span text:style-name="T236_6">типов</text:span><text:span text:style-name="T236_7"><text:s/></text:span><text:span text:style-name="T236_8">погоды</text:span><text:span text:style-name="T236_9">)</text:span></text:p>
      <text:p text:style-name="P237"><text:span text:style-name="T237_1"><text:tab/>├──<text:s/></text:span><text:span text:style-name="T237_2">menu</text:span><text:span text:style-name="T237_3"><text:s/>(</text:span><text:span text:style-name="T237_4">логи</text:span><text:span text:style-name="T237_5"><text:s/></text:span><text:span text:style-name="T237_6">провайдеров</text:span><text:span text:style-name="T237_7"><text:s/></text:span><text:span text:style-name="T237_8">погоды</text:span><text:span text:style-name="T237_9">)</text:span></text:p>
      <text:p text:style-name="P238"><text:span text:style-name="T238_1"><text:tab/>└──<text:s/></text:span><text:span text:style-name="T238_2">favicon</text:span><text:span text:style-name="T238_3">.</text:span><text:span text:style-name="T238_4">ico</text:span></text:p>
      <text:p text:style-name="P239"><text:span text:style-name="T239_1">QA</text:span><text:span text:style-name="T239_2">:</text:span></text:p>
      <text:p text:style-name="P240"><text:span text:style-name="T240_1"><text:tab/></text:span><text:span text:style-name="T240_2">На</text:span><text:span text:style-name="T240_3"><text:s/></text:span><text:span text:style-name="T240_4">начальном</text:span><text:span text:style-name="T240_5"><text:s/></text:span><text:span text:style-name="T240_6">этапе</text:span><text:span text:style-name="T240_7"><text:s/></text:span><text:span text:style-name="T240_8">работы</text:span><text:span text:style-name="T240_9"><text:s/></text:span><text:span text:style-name="T240_10">над</text:span><text:span text:style-name="T240_11"><text:s/></text:span><text:span text:style-name="T240_12">проектом</text:span><text:span text:style-name="T240_13"><text:s/></text:span><text:span text:style-name="T240_14">проведен</text:span><text:span text:style-name="T240_15"><text:s/></text:span><text:span text:style-name="T240_16">анализ</text:span><text:span text:style-name="T240_17"><text:s/></text:span><text:span text:style-name="T240_18">и</text:span><text:span text:style-name="T240_19"><text:s/></text:span><text:span text:style-name="T240_20">конкретизация</text:span><text:span text:style-name="T240_21"><text:s/></text:span><text:span text:style-name="T240_22">требований</text:span><text:span text:style-name="T240_23"><text:s/></text:span><text:span text:style-name="T240_24">к</text:span><text:span text:style-name="T240_25"><text:s/></text:span><text:span text:style-name="T240_26">будущей</text:span><text:span text:style-name="T240_27"><text:s/></text:span><text:span text:style-name="T240_28">системе</text:span><text:span text:style-name="T240_29">,<text:s/></text:span><text:span text:style-name="T240_30">функциональные</text:span><text:span text:style-name="T240_31"><text:s/></text:span><text:span text:style-name="T240_32">требования</text:span><text:span text:style-name="T240_33"><text:s/></text:span><text:span text:style-name="T240_34">задокументированы</text:span><text:span text:style-name="T240_35"><text:s/></text:span><text:span text:style-name="T240_36">в</text:span><text:span text:style-name="T240_37"><text:s/></text:span><text:span text:style-name="T240_38">данном</text:span><text:span text:style-name="T240_39"><text:s/></text:span><text:span text:style-name="T240_40">и</text:span><text:span text:style-name="T240_41"><text:s/></text:span><text:span text:style-name="T240_42">служат</text:span><text:span text:style-name="T240_43"><text:s/></text:span><text:span text:style-name="T240_44">основой</text:span><text:span text:style-name="T240_45"><text:s/></text:span><text:span text:style-name="T240_46">для</text:span><text:span text:style-name="T240_47"><text:s/></text:span><text:span text:style-name="T240_48">дальнейшего</text:span><text:span text:style-name="T240_49"><text:s/></text:span><text:span text:style-name="T240_50">тестирования</text:span><text:span text:style-name="T240_51"><text:s/></text:span><text:span text:style-name="T240_52">системы</text:span><text:span text:style-name="T240_53"><text:s/>(</text:span><text:span text:style-name="T240_54">см</text:span><text:span text:style-name="T240_55">.<text:s/></text:span><text:span text:style-name="T240_56">п</text:span><text:span text:style-name="T240_57">.<text:s/></text:span><text:span text:style-name="T240_58"><text:a xlink:type="simple" xlink:href="#h.rejwcslyljsj"><text:span text:style-name="T240_59">Функции</text:span></text:a></text:span><text:span text:style-name="T240_60"><text:a xlink:type="simple" xlink:href="#h.rejwcslyljsj"><text:span text:style-name="T240_61"><text:s/></text:span></text:a></text:span><text:span text:style-name="T240_62"><text:a xlink:type="simple" xlink:href="#h.rejwcslyljsj"><text:span text:style-name="T240_63">системы</text:span></text:a></text:span><text:span text:style-name="T240_64">).</text:span></text:p>
      <text:p text:style-name="P241"><text:span text:style-name="T241_1"><text:tab/></text:span><text:span text:style-name="T241_2">Необходимое</text:span><text:span text:style-name="T241_3"><text:s/></text:span><text:span text:style-name="T241_4">программное</text:span><text:span text:style-name="T241_5"><text:s/></text:span><text:span text:style-name="T241_6">обеспечение</text:span><text:span text:style-name="T241_7"><text:s/>(</text:span><text:span text:style-name="T241_8">ПО</text:span><text:span text:style-name="T241_9">)<text:s/></text:span><text:span text:style-name="T241_10">установлено</text:span><text:span text:style-name="T241_11">,<text:s/></text:span><text:span text:style-name="T241_12">поднято</text:span><text:span text:style-name="T241_13"><text:s/></text:span><text:span text:style-name="T241_14">окружение</text:span><text:span text:style-name="T241_15"><text:s/></text:span><text:span text:style-name="T241_16">для</text:span><text:span text:style-name="T241_17"><text:s/></text:span><text:span text:style-name="T241_18">разработки</text:span><text:span text:style-name="T241_19"><text:s/></text:span><text:span text:style-name="T241_20">и</text:span><text:span text:style-name="T241_21"><text:s/></text:span><text:span text:style-name="T241_22">проведения</text:span><text:span text:style-name="T241_23"><text:s/></text:span><text:span text:style-name="T241_24">тестирования</text:span><text:span text:style-name="T241_25"><text:s/></text:span><text:span text:style-name="T241_26">приложения</text:span><text:span text:style-name="T241_27"><text:s/></text:span><text:span text:style-name="T241_28">на</text:span><text:span text:style-name="T241_29"><text:s/></text:span><text:span text:style-name="T241_30">специально</text:span><text:span text:style-name="T241_31"><text:s/></text:span><text:span text:style-name="T241_32">отведенной</text:span><text:span text:style-name="T241_33"><text:s/></text:span><text:span text:style-name="T241_34">тестовой</text:span><text:span text:style-name="T241_35"><text:s/></text:span><text:span text:style-name="T241_36">машине</text:span><text:span text:style-name="T241_37"><text:s/>(</text:span><text:span text:style-name="T241_38">виртуальная</text:span><text:span text:style-name="T241_39"><text:s/></text:span><text:span text:style-name="T241_40">машина</text:span><text:span text:style-name="T241_41"><text:s/></text:span><text:span text:style-name="T241_42">с</text:span><text:span text:style-name="T241_43"><text:s/></text:span><text:span text:style-name="T241_44">операционной</text:span><text:span text:style-name="T241_45"><text:s/></text:span><text:span text:style-name="T241_46">системой</text:span><text:span text:style-name="T241_47"><text:s/></text:span><text:span text:style-name="T241_48">Ubuntu</text:span><text:span text:style-name="T241_49">).<text:s/></text:span><text:span text:style-name="T241_50">Перечень</text:span><text:span text:style-name="T241_51"><text:s/></text:span><text:span text:style-name="T241_52">необходимого</text:span><text:span text:style-name="T241_53"><text:s/></text:span><text:span text:style-name="T241_54">ПО</text:span><text:span text:style-name="T241_55"><text:s/></text:span><text:span text:style-name="T241_56">указан</text:span><text:span text:style-name="T241_57"><text:s/></text:span><text:span text:style-name="T241_58">в</text:span><text:span text:style-name="T241_59"><text:s/></text:span><text:span text:style-name="T241_60">п</text:span><text:span text:style-name="T241_61">.<text:s/></text:span><text:span text:style-name="T241_62"><text:a xlink:type="simple" xlink:href="#h.oql2pr6wlnzw"><text:span text:style-name="T241_63">Требования</text:span></text:a></text:span><text:span text:style-name="T241_64"><text:a xlink:type="simple" xlink:href="#h.oql2pr6wlnzw"><text:span text:style-name="T241_65"><text:s/></text:span></text:a></text:span><text:span text:style-name="T241_66"><text:a xlink:type="simple" xlink:href="#h.oql2pr6wlnzw"><text:span text:style-name="T241_67">к</text:span></text:a></text:span><text:span text:style-name="T241_68"><text:a xlink:type="simple" xlink:href="#h.oql2pr6wlnzw"><text:span text:style-name="T241_69"><text:s/></text:span></text:a></text:span><text:span text:style-name="T241_70"><text:a xlink:type="simple" xlink:href="#h.oql2pr6wlnzw"><text:span text:style-name="T241_71">ПО</text:span></text:a></text:span><text:span text:style-name="T241_72">.</text:span></text:p>
      <text:p text:style-name="P242"><text:span text:style-name="T242_1"><text:tab/></text:span><text:span text:style-name="T242_2">В</text:span><text:span text:style-name="T242_3"><text:s/></text:span><text:span text:style-name="T242_4">системе</text:span><text:span text:style-name="T242_5"><text:s/></text:span><text:span text:style-name="T242_6">TestRail</text:span><text:span text:style-name="T242_7"><text:s/></text:span><text:span text:style-name="T242_8">в</text:span><text:span text:style-name="T242_9"><text:s/></text:span><text:span text:style-name="T242_10">папке</text:span><text:span text:style-name="T242_11"><text:s/></text:span><text:span text:style-name="T242_12">проекта</text:span><text:span text:style-name="T242_13"><text:s/></text:span><text:span text:style-name="T242_14">Weather</text:span><text:span text:style-name="T242_15"><text:s/></text:span><text:span text:style-name="T242_16">содержатся</text:span><text:span text:style-name="T242_17"><text:s/></text:span><text:span text:style-name="T242_18">тест</text:span><text:span text:style-name="T242_19">-</text:span><text:span text:style-name="T242_20">кейсы</text:span><text:span text:style-name="T242_21">,<text:s/></text:span><text:span text:style-name="T242_22">объединенные</text:span><text:span text:style-name="T242_23"><text:s/></text:span><text:span text:style-name="T242_24">в</text:span><text:span text:style-name="T242_25"><text:s/></text:span><text:span text:style-name="T242_26">тест</text:span><text:span text:style-name="T242_27">-</text:span><text:span text:style-name="T242_28">сьюты</text:span><text:span text:style-name="T242_29"><text:s/></text:span><text:span text:style-name="T242_30">по</text:span><text:span text:style-name="T242_31"><text:s/></text:span><text:span text:style-name="T242_32">основным</text:span><text:span text:style-name="T242_33"><text:s/></text:span><text:span text:style-name="T242_34">функциональным</text:span><text:span text:style-name="T242_35"><text:s/></text:span><text:span text:style-name="T242_36">частям</text:span><text:span text:style-name="T242_37"><text:s/></text:span><text:span text:style-name="T242_38">приложения</text:span><text:span text:style-name="T242_39">.<text:s/></text:span><text:span text:style-name="T242_40">Часть</text:span><text:span text:style-name="T242_41"><text:s/></text:span><text:span text:style-name="T242_42">тестов</text:span><text:span text:style-name="T242_43"><text:s/></text:span><text:span text:style-name="T242_44">автоматизирована</text:span><text:span text:style-name="T242_45"><text:s/></text:span><text:span text:style-name="T242_46">с</text:span><text:span text:style-name="T242_47"><text:s/></text:span><text:span text:style-name="T242_48">использованием</text:span><text:span text:style-name="T242_49"><text:s/></text:span><text:span text:style-name="T242_50">Selenium</text:span><text:span text:style-name="T242_51">.</text:span></text:p>
      <text:p text:style-name="P243"><text:span text:style-name="T243_1"><text:tab/></text:span><text:span text:style-name="T243_2">Тестовая</text:span><text:span text:style-name="T243_3"><text:s/></text:span><text:span text:style-name="T243_4">сборка</text:span><text:span text:style-name="T243_5"><text:s/></text:span><text:span text:style-name="T243_6">приложения</text:span><text:span text:style-name="T243_7"><text:s/></text:span><text:span text:style-name="T243_8">и</text:span><text:span text:style-name="T243_9"><text:s/></text:span><text:span text:style-name="T243_10">запуск</text:span><text:span text:style-name="T243_11"><text:s/></text:span><text:span text:style-name="T243_12">автотестов</text:span><text:span text:style-name="T243_13"><text:s/></text:span><text:span text:style-name="T243_14">настроены</text:span><text:span text:style-name="T243_15"><text:s/></text:span><text:span text:style-name="T243_16">в</text:span><text:span text:style-name="T243_17"><text:s/></text:span><text:span text:style-name="T243_18">Jenkins</text:span><text:span text:style-name="T243_19"><text:s/></text:span><text:span text:style-name="T243_20">и</text:span><text:span text:style-name="T243_21"><text:s/></text:span><text:span text:style-name="T243_22">используют</text:span><text:span text:style-name="T243_23"><text:s/></text:span><text:span text:style-name="T243_24">тетсовую</text:span><text:span text:style-name="T243_25"><text:s/></text:span><text:span text:style-name="T243_26">виртуальную</text:span><text:span text:style-name="T243_27"><text:s/></text:span><text:span text:style-name="T243_28">машину</text:span><text:span text:style-name="T243_29">.<text:s/></text:span><text:span text:style-name="T243_30">Виртуальная</text:span><text:span text:style-name="T243_31"><text:s/></text:span><text:span text:style-name="T243_32">машина</text:span><text:span text:style-name="T243_33"><text:s/></text:span><text:span text:style-name="T243_34">подключена</text:span><text:span text:style-name="T243_35"><text:s/></text:span><text:span text:style-name="T243_36">к</text:span><text:span text:style-name="T243_37"><text:s/></text:span><text:span text:style-name="T243_38">Jenkins</text:span><text:span text:style-name="T243_39"><text:s/></text:span><text:span text:style-name="T243_40">как</text:span><text:span text:style-name="T243_41"><text:s/></text:span><text:span text:style-name="T243_42">дополнительный</text:span><text:span text:style-name="T243_43"><text:s/></text:span><text:span text:style-name="T243_44">узел</text:span><text:span text:style-name="T243_45"><text:s/></text:span><text:span text:style-name="T243_46">для</text:span><text:span text:style-name="T243_47"><text:s/></text:span><text:span text:style-name="T243_48">осуществления</text:span><text:span text:style-name="T243_49"><text:s/></text:span><text:span text:style-name="T243_50">сборки</text:span><text:span text:style-name="T243_51"><text:s/>(</text:span><text:span text:style-name="T243_52">помимо</text:span><text:span text:style-name="T243_53"><text:s/></text:span><text:span text:style-name="T243_54">гдавной</text:span><text:span text:style-name="T243_55"><text:s/></text:span><text:span text:style-name="T243_56">машины</text:span><text:span text:style-name="T243_57"><text:s/></text:span><text:span text:style-name="T243_58">Jenkins</text:span><text:span text:style-name="T243_59">).<text:s/></text:span><text:span text:style-name="T243_60">Эта</text:span><text:span text:style-name="T243_61"><text:s/></text:span><text:span text:style-name="T243_62">операция</text:span><text:span text:style-name="T243_63"><text:s/></text:span><text:span text:style-name="T243_64">осуществляется</text:span><text:span text:style-name="T243_65"><text:s/></text:span><text:span text:style-name="T243_66">в</text:span><text:span text:style-name="T243_67"><text:s/></text:span><text:span text:style-name="T243_68">настройках</text:span><text:span text:style-name="T243_69"><text:s/></text:span><text:span text:style-name="T243_70">Jenkins</text:span><text:span text:style-name="T243_71"><text:s/></text:span><text:span text:style-name="T243_72">в</text:span><text:span text:style-name="T243_73"><text:s/></text:span><text:span text:style-name="T243_74">разделе</text:span><text:span text:style-name="T243_75"><text:s/></text:span><text:span text:style-name="T243_76">управления</text:span><text:span text:style-name="T243_77"><text:s/></text:span><text:span text:style-name="T243_78">средами</text:span><text:span text:style-name="T243_79"><text:s/></text:span><text:span text:style-name="T243_80">сборки</text:span><text:span text:style-name="T243_81">.<text:s/></text:span><text:span text:style-name="T243_82">Там</text:span><text:span text:style-name="T243_83"><text:s/></text:span><text:span text:style-name="T243_84">необходимо</text:span><text:span text:style-name="T243_85"><text:s/></text:span><text:span text:style-name="T243_86">создать</text:span><text:span text:style-name="T243_87"><text:s/></text:span><text:span text:style-name="T243_88">новый</text:span><text:span text:style-name="T243_89"><text:s/></text:span><text:span text:style-name="T243_90">узел</text:span><text:span text:style-name="T243_91"><text:s/></text:span><text:span text:style-name="T243_92">для</text:span><text:span text:style-name="T243_93"><text:s/></text:span><text:span text:style-name="T243_94">сборки</text:span><text:span text:style-name="T243_95">,<text:s/></text:span><text:span text:style-name="T243_96">указать</text:span><text:span text:style-name="T243_97"><text:s/></text:span><text:span text:style-name="T243_98">IP</text:span><text:span text:style-name="T243_99">-</text:span><text:span text:style-name="T243_100">адрес</text:span><text:span text:style-name="T243_101"><text:s/></text:span><text:span text:style-name="T243_102">хоста</text:span><text:span text:style-name="T243_103"><text:s/>(</text:span><text:span text:style-name="T243_104">виртуальной</text:span><text:span text:style-name="T243_105"><text:s/></text:span><text:span text:style-name="T243_106">машины</text:span><text:span text:style-name="T243_107">)<text:s/></text:span><text:span text:style-name="T243_108">и</text:span><text:span text:style-name="T243_109"><text:s/></text:span><text:span text:style-name="T243_110">папку</text:span><text:span text:style-name="T243_111"><text:s/></text:span><text:span text:style-name="T243_112">для</text:span><text:span text:style-name="T243_113"><text:s/></text:span><text:span text:style-name="T243_114">загрузки</text:span><text:span text:style-name="T243_115"><text:s/></text:span><text:span text:style-name="T243_116">файлов</text:span><text:span text:style-name="T243_117">,<text:s/></text:span><text:span text:style-name="T243_118">в</text:span><text:span text:style-name="T243_119"><text:s/></text:span><text:span text:style-name="T243_120">которой</text:span><text:span text:style-name="T243_121"><text:s/></text:span><text:span text:style-name="T243_122">будет</text:span><text:span text:style-name="T243_123"><text:s/></text:span><text:span text:style-name="T243_124">осущестляться</text:span><text:span text:style-name="T243_125"><text:s/></text:span><text:span text:style-name="T243_126">сборка</text:span><text:span text:style-name="T243_127">.</text:span></text:p>
      <text:p text:style-name="P244"><text:span text:style-name="T244_1">Структура</text:span><text:span text:style-name="T244_2"><text:s/></text:span><text:span text:style-name="T244_3">сборки</text:span><text:span text:style-name="T244_4">:</text:span></text:p>
      <text:p text:style-name="P245"><text:span text:style-name="T245_1">-<text:s/></text:span><text:span text:style-name="T245_2">получение</text:span><text:span text:style-name="T245_3"><text:s/></text:span><text:span text:style-name="T245_4">файлов</text:span><text:span text:style-name="T245_5"><text:s/></text:span><text:span text:style-name="T245_6">тестовой</text:span><text:span text:style-name="T245_7"><text:s/></text:span><text:span text:style-name="T245_8">сборки</text:span><text:span text:style-name="T245_9"><text:s/></text:span><text:span text:style-name="T245_10">backend</text:span><text:span text:style-name="T245_11">-</text:span><text:span text:style-name="T245_12">да</text:span><text:span text:style-name="T245_13"><text:s/></text:span><text:span text:style-name="T245_14">с</text:span><text:span text:style-name="T245_15"><text:s/></text:span><text:span text:style-name="T245_16">репозитория</text:span><text:span text:style-name="T245_17"><text:s/></text:span><text:span text:style-name="T245_18">GitHub</text:span><text:span text:style-name="T245_19">,</text:span></text:p>
      <text:p text:style-name="P246"><text:span text:style-name="T246_1">-<text:s/></text:span><text:span text:style-name="T246_2">получение</text:span><text:span text:style-name="T246_3"><text:s/></text:span><text:span text:style-name="T246_4">файлов</text:span><text:span text:style-name="T246_5"><text:s/></text:span><text:span text:style-name="T246_6">тестовой</text:span><text:span text:style-name="T246_7"><text:s/></text:span><text:span text:style-name="T246_8">сборки</text:span><text:span text:style-name="T246_9"><text:s/></text:span><text:span text:style-name="T246_10">frontend</text:span><text:span text:style-name="T246_11">-</text:span><text:span text:style-name="T246_12">да</text:span><text:span text:style-name="T246_13"><text:s/></text:span><text:span text:style-name="T246_14">с</text:span><text:span text:style-name="T246_15"><text:s/></text:span><text:span text:style-name="T246_16">репозитория</text:span><text:span text:style-name="T246_17"><text:s/></text:span><text:span text:style-name="T246_18">GitHub</text:span><text:span text:style-name="T246_19">,</text:span></text:p>
      <text:p text:style-name="P247"><text:span text:style-name="T247_1">-<text:s/></text:span><text:span text:style-name="T247_2">загрузка</text:span><text:span text:style-name="T247_3"><text:s/></text:span><text:span text:style-name="T247_4">тестовой</text:span><text:span text:style-name="T247_5"><text:s/></text:span><text:span text:style-name="T247_6">базы</text:span><text:span text:style-name="T247_7"><text:s/></text:span><text:span text:style-name="T247_8">данных</text:span><text:span text:style-name="T247_9">.</text:span></text:p>
      <text:p text:style-name="P248"><text:span text:style-name="T248_1">-<text:s/></text:span><text:span text:style-name="T248_2">загузка</text:span><text:span text:style-name="T248_3"><text:s/></text:span><text:span text:style-name="T248_4">автотестов</text:span><text:span text:style-name="T248_5"><text:s/></text:span><text:span text:style-name="T248_6">с</text:span><text:span text:style-name="T248_7"><text:s/></text:span><text:span text:style-name="T248_8">репозитория</text:span><text:span text:style-name="T248_9"><text:s/></text:span><text:span text:style-name="T248_10">GitHub</text:span><text:span text:style-name="T248_11">,</text:span></text:p>
      <text:p text:style-name="P249"><text:span text:style-name="T249_1">-<text:s/></text:span><text:span text:style-name="T249_2">запуск</text:span><text:span text:style-name="T249_3"><text:s/></text:span><text:span text:style-name="T249_4">автотестов</text:span><text:span text:style-name="T249_5"><text:s/></text:span><text:span text:style-name="T249_6">API</text:span><text:span text:style-name="T249_7"><text:s/></text:span><text:span text:style-name="T249_8">с</text:span><text:span text:style-name="T249_9"><text:s/></text:span><text:span text:style-name="T249_10">использованием</text:span><text:span text:style-name="T249_11"><text:s/></text:span><text:span text:style-name="T249_12">codception</text:span><text:span text:style-name="T249_13"><text:s/>2.0,</text:span></text:p>
      <text:p text:style-name="P250"><text:span text:style-name="T250_1">-<text:s/></text:span><text:span text:style-name="T250_2">запуск</text:span><text:span text:style-name="T250_3"><text:s text:c="2"/></text:span><text:span text:style-name="T250_4">UI</text:span><text:span text:style-name="T250_5">-<text:s/></text:span><text:span text:style-name="T250_6">и</text:span><text:span text:style-name="T250_7"><text:s/></text:span><text:span text:style-name="T250_8">функциональных</text:span><text:span text:style-name="T250_9"><text:s/></text:span><text:span text:style-name="T250_10">тестов</text:span><text:span text:style-name="T250_11"><text:s/></text:span><text:span text:style-name="T250_12">с</text:span><text:span text:style-name="T250_13"><text:s/></text:span><text:span text:style-name="T250_14">использованием</text:span><text:span text:style-name="T250_15"><text:s/></text:span><text:span text:style-name="T250_16">codception</text:span><text:span text:style-name="T250_17"><text:s/>1.8.7.</text:span></text:p>
      <text:p text:style-name="P251"><text:span text:style-name="T251_1">-<text:s/></text:span><text:span text:style-name="T251_2">формирование</text:span><text:span text:style-name="T251_3"><text:s/></text:span><text:span text:style-name="T251_4">отчетов</text:span><text:span text:style-name="T251_5"><text:s/></text:span><text:span text:style-name="T251_6">о</text:span><text:span text:style-name="T251_7"><text:s/></text:span><text:span text:style-name="T251_8">результах</text:span><text:span text:style-name="T251_9"><text:s/></text:span><text:span text:style-name="T251_10">тестирования</text:span><text:span text:style-name="T251_11">.</text:span></text:p>
      <text:p text:style-name="P252"><text:span text:style-name="T252_1">С</text:span><text:span text:style-name="T252_2"><text:s/></text:span><text:span text:style-name="T252_3">использованием</text:span><text:span text:style-name="T252_4"><text:s/></text:span><text:span text:style-name="T252_5">PhpStorm</text:span><text:span text:style-name="T252_6"><text:s/></text:span><text:span text:style-name="T252_7">и</text:span><text:span text:style-name="T252_8"><text:s/></text:span><text:span text:style-name="T252_9">codception</text:span><text:span text:style-name="T252_10"><text:s/></text:span><text:span text:style-name="T252_11">реализована</text:span><text:span text:style-name="T252_12"><text:s/></text:span><text:span text:style-name="T252_13">часть</text:span><text:span text:style-name="T252_14"><text:s/></text:span><text:span text:style-name="T252_15">тестов</text:span><text:span text:style-name="T252_16">,<text:s/></text:span><text:span text:style-name="T252_17">описанных</text:span><text:span text:style-name="T252_18"><text:s/></text:span><text:span text:style-name="T252_19">в</text:span><text:span text:style-name="T252_20"><text:s/></text:span><text:span text:style-name="T252_21">TestRail</text:span><text:span text:style-name="T252_22">.<text:s/></text:span><text:span text:style-name="T252_23">Они</text:span><text:span text:style-name="T252_24"><text:s/></text:span><text:span text:style-name="T252_25">загружаются</text:span><text:span text:style-name="T252_26"><text:s/></text:span><text:span text:style-name="T252_27">в</text:span><text:span text:style-name="T252_28"><text:s/></text:span><text:span text:style-name="T252_29">Jenkins</text:span><text:span text:style-name="T252_30"><text:s/></text:span><text:span text:style-name="T252_31">вместе</text:span><text:span text:style-name="T252_32"><text:s/></text:span><text:span text:style-name="T252_33">с</text:span><text:span text:style-name="T252_34"><text:s/></text:span><text:span text:style-name="T252_35">файлами</text:span><text:span text:style-name="T252_36"><text:s/></text:span><text:span text:style-name="T252_37">проекта</text:span><text:span text:style-name="T252_38"><text:s/></text:span><text:span text:style-name="T252_39">в</text:span><text:span text:style-name="T252_40"><text:s/></text:span><text:span text:style-name="T252_41">отдельную</text:span><text:span text:style-name="T252_42"><text:s/></text:span><text:span text:style-name="T252_43">папку</text:span><text:span text:style-name="T252_44"><text:s/></text:span><text:span text:style-name="T252_45">и</text:span><text:span text:style-name="T252_46"><text:s/></text:span><text:span text:style-name="T252_47">запускаются</text:span><text:span text:style-name="T252_48">.<text:s/></text:span><text:span text:style-name="T252_49">Чтобы</text:span><text:span text:style-name="T252_50"><text:s/></text:span><text:span text:style-name="T252_51">получить</text:span><text:span text:style-name="T252_52"><text:s/></text:span><text:span text:style-name="T252_53">возможность</text:span><text:span text:style-name="T252_54"><text:s/></text:span><text:span text:style-name="T252_55">копирования</text:span><text:span text:style-name="T252_56"><text:s/></text:span><text:span text:style-name="T252_57">файлов</text:span><text:span text:style-name="T252_58"><text:s/></text:span><text:span text:style-name="T252_59">из</text:span><text:span text:style-name="T252_60"><text:s/></text:span><text:span text:style-name="T252_61">разных</text:span><text:span text:style-name="T252_62"><text:s/></text:span><text:span text:style-name="T252_63">репозиториев</text:span><text:span text:style-name="T252_64"><text:s/></text:span><text:span text:style-name="T252_65">в</text:span><text:span text:style-name="T252_66"><text:s/></text:span><text:span text:style-name="T252_67">разные</text:span><text:span text:style-name="T252_68"><text:s/></text:span><text:span text:style-name="T252_69">папки</text:span><text:span text:style-name="T252_70"><text:s/></text:span><text:span text:style-name="T252_71">в</text:span><text:span text:style-name="T252_72"><text:s/></text:span><text:span text:style-name="T252_73">Jenkins</text:span><text:span text:style-name="T252_74"><text:s/></text:span><text:span text:style-name="T252_75">установлен</text:span><text:span text:style-name="T252_76"><text:s/></text:span><text:span text:style-name="T252_77">специальный</text:span><text:span text:style-name="T252_78"><text:s/></text:span><text:span text:style-name="T252_79">плагин</text:span><text:span text:style-name="T252_80"><text:s/></text:span><text:span text:style-name="T252_81">Multiple</text:span><text:span text:style-name="T252_82"><text:s/></text:span><text:span text:style-name="T252_83">SCMs</text:span><text:span text:style-name="T252_84">.</text:span></text:p>
      <text:p text:style-name="P253"><text:span text:style-name="T253_1">Для</text:span><text:span text:style-name="T253_2"><text:s/></text:span><text:span text:style-name="T253_3">осуществления</text:span><text:span text:style-name="T253_4"><text:s/></text:span><text:span text:style-name="T253_5">баг</text:span><text:span text:style-name="T253_6">-</text:span><text:span text:style-name="T253_7">трекинга</text:span><text:span text:style-name="T253_8"><text:s/></text:span><text:span text:style-name="T253_9">в</text:span><text:span text:style-name="T253_10"><text:s/></text:span><text:span text:style-name="T253_11">проекте</text:span><text:span text:style-name="T253_12"><text:s/></text:span><text:span text:style-name="T253_13">используются</text:span><text:span text:style-name="T253_14"><text:s/></text:span><text:span text:style-name="T253_15">GitHub</text:span><text:span text:style-name="T253_16"><text:s/></text:span><text:span text:style-name="T253_17">Ussues</text:span><text:span text:style-name="T253_18">,<text:s/></text:span><text:span text:style-name="T253_19">которые</text:span><text:span text:style-name="T253_20"><text:s/></text:span><text:span text:style-name="T253_21">синхронизируются</text:span><text:span text:style-name="T253_22"><text:s/></text:span><text:span text:style-name="T253_23">с</text:span><text:span text:style-name="T253_24"><text:s/></text:span><text:span text:style-name="T253_25">сервисом</text:span><text:span text:style-name="T253_26"><text:s/></text:span><text:span text:style-name="T253_27">Slack</text:span><text:span text:style-name="T253_28">,<text:s/></text:span><text:span text:style-name="T253_29">в</text:span><text:span text:style-name="T253_30"><text:s/></text:span><text:span text:style-name="T253_31">него</text:span><text:span text:style-name="T253_32"><text:s/></text:span><text:span text:style-name="T253_33">автоматически</text:span><text:span text:style-name="T253_34"><text:s/></text:span><text:span text:style-name="T253_35">отправляются</text:span><text:span text:style-name="T253_36"><text:s/></text:span><text:span text:style-name="T253_37">сообщения</text:span><text:span text:style-name="T253_38"><text:s/></text:span><text:span text:style-name="T253_39">о</text:span><text:span text:style-name="T253_40"><text:s/></text:span><text:span text:style-name="T253_41">новых</text:span><text:span text:style-name="T253_42">,<text:s/></text:span><text:span text:style-name="T253_43">измененных</text:span><text:span text:style-name="T253_44"><text:s/></text:span><text:span text:style-name="T253_45">или</text:span><text:span text:style-name="T253_46"><text:s/></text:span><text:span text:style-name="T253_47">закрытых</text:span><text:span text:style-name="T253_48"><text:s/></text:span><text:span text:style-name="T253_49">Ussues</text:span><text:span text:style-name="T253_5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fo:color="#000000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color="#000000" style:text-underline-style="none"/>
      </text:list-level-style-number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